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58000002583FFE2F32.gif"/>
  <manifest:file-entry manifest:media-type="image/gif" manifest:full-path="Pictures/10000000000000C80000006463966355.gif"/>
  <manifest:file-entry manifest:media-type="image/gif" manifest:full-path="Pictures/10000000000000C800000064ED9580D0.gif"/>
  <manifest:file-entry manifest:media-type="image/gif" manifest:full-path="Pictures/10000000000000C800000064303A39A0.gif"/>
  <manifest:file-entry manifest:media-type="image/gif" manifest:full-path="Pictures/10000000000000C800000064446A1423.gif"/>
  <manifest:file-entry manifest:media-type="image/gif" manifest:full-path="Pictures/10000000000000C800000064738F9C3C.gif"/>
  <manifest:file-entry manifest:media-type="image/gif" manifest:full-path="Pictures/10000000000000C80000006457534B3E.gif"/>
  <manifest:file-entry manifest:media-type="image/gif" manifest:full-path="Pictures/10000000000000C8000000647B3298B2.gif"/>
  <manifest:file-entry manifest:media-type="image/gif" manifest:full-path="Pictures/10000000000000C800000064B8493DBF.gif"/>
  <manifest:file-entry manifest:media-type="image/gif" manifest:full-path="Pictures/10000000000000C800000064F27DA241.gif"/>
  <manifest:file-entry manifest:media-type="image/gif" manifest:full-path="Pictures/10000000000000C80000006425960536.gif"/>
  <manifest:file-entry manifest:media-type="image/gif" manifest:full-path="Pictures/100000000000025800000258CA176BF7.gif"/>
  <manifest:file-entry manifest:media-type="image/gif" manifest:full-path="Pictures/10000000000000C8000000647BDF9228.gif"/>
  <manifest:file-entry manifest:media-type="image/gif" manifest:full-path="Pictures/10000000000002580000025826EE1B99.gif"/>
  <manifest:file-entry manifest:media-type="image/gif" manifest:full-path="Pictures/10000000000000C8000000640604192A.gif"/>
  <manifest:file-entry manifest:media-type="image/gif" manifest:full-path="Pictures/10000000000000C800000064344DAE45.gif"/>
  <manifest:file-entry manifest:media-type="image/gif" manifest:full-path="Pictures/10000000000002580000025884CA0E3E.gif"/>
  <manifest:file-entry manifest:media-type="image/gif" manifest:full-path="Pictures/10000000000000C8000000644994A6F6.gif"/>
  <manifest:file-entry manifest:media-type="image/gif" manifest:full-path="Pictures/1000000000000258000002580747208D.gif"/>
  <manifest:file-entry manifest:media-type="image/gif" manifest:full-path="Pictures/10000000000000C800000064FC912841.gif"/>
  <manifest:file-entry manifest:media-type="image/gif" manifest:full-path="Pictures/10000000000000C8000000649E4367D5.gif"/>
  <manifest:file-entry manifest:media-type="image/gif" manifest:full-path="Pictures/10000000000000C8000000649CDA7E96.gif"/>
  <manifest:file-entry manifest:media-type="image/gif" manifest:full-path="Pictures/10000000000000C8000000640BF67C6F.gif"/>
  <manifest:file-entry manifest:media-type="image/gif" manifest:full-path="Pictures/10000000000000C8000000641D17E347.gif"/>
  <manifest:file-entry manifest:media-type="image/gif" manifest:full-path="Pictures/10000000000000C80000006480C6AC5F.gif"/>
  <manifest:file-entry manifest:media-type="image/gif" manifest:full-path="Pictures/10000000000000C8000000644C092C7E.gif"/>
  <manifest:file-entry manifest:media-type="image/gif" manifest:full-path="Pictures/10000000000000C8000000648567C34E.gif"/>
  <manifest:file-entry manifest:media-type="image/gif" manifest:full-path="Pictures/10000000000000C80000006493BB3506.gif"/>
  <manifest:file-entry manifest:media-type="image/gif" manifest:full-path="Pictures/10000000000000C80000006445B2AD39.gif"/>
  <manifest:file-entry manifest:media-type="image/gif" manifest:full-path="Pictures/10000000000000C800000064712E2BAB.gif"/>
  <manifest:file-entry manifest:media-type="image/gif" manifest:full-path="Pictures/10000000000000C8000000642952A6F0.gif"/>
  <manifest:file-entry manifest:media-type="image/gif" manifest:full-path="Pictures/10000000000000C800000064F26E20DF.gif"/>
  <manifest:file-entry manifest:media-type="image/gif" manifest:full-path="Pictures/10000000000000C80000006427120434.gif"/>
  <manifest:file-entry manifest:media-type="image/gif" manifest:full-path="Pictures/10000000000000C8000000645F77B8DA.gif"/>
  <manifest:file-entry manifest:media-type="image/gif" manifest:full-path="Pictures/1000000000000258000002586E9AD42C.gif"/>
  <manifest:file-entry manifest:media-type="image/gif" manifest:full-path="Pictures/10000000000000C800000064CD7B3E13.gif"/>
  <manifest:file-entry manifest:media-type="image/gif" manifest:full-path="Pictures/10000000000000C8000000641F61CF8F.gif"/>
  <manifest:file-entry manifest:media-type="image/gif" manifest:full-path="Pictures/10000000000000C8000000646AEE3CAB.gif"/>
  <manifest:file-entry manifest:media-type="image/gif" manifest:full-path="Pictures/10000000000000C80000006485BCF17B.gif"/>
  <manifest:file-entry manifest:media-type="image/gif" manifest:full-path="Pictures/10000000000000C800000064A013FC3A.gif"/>
  <manifest:file-entry manifest:media-type="image/gif" manifest:full-path="Pictures/10000000000000C800000064EB4330BC.gif"/>
  <manifest:file-entry manifest:media-type="image/gif" manifest:full-path="Pictures/10000000000000C8000000644997500F.gif"/>
  <manifest:file-entry manifest:media-type="image/gif" manifest:full-path="Pictures/10000000000000C800000064EAD36059.gif"/>
  <manifest:file-entry manifest:media-type="image/gif" manifest:full-path="Pictures/10000000000000C800000064BF641308.gif"/>
  <manifest:file-entry manifest:media-type="image/gif" manifest:full-path="Pictures/10000000000000C8000000647392AAF9.gif"/>
  <manifest:file-entry manifest:media-type="image/gif" manifest:full-path="Pictures/10000000000000C80000006487E92107.gif"/>
  <manifest:file-entry manifest:media-type="image/gif" manifest:full-path="Pictures/10000000000000C8000000640BB0A4D4.gif"/>
  <manifest:file-entry manifest:media-type="image/gif" manifest:full-path="Pictures/10000000000000C800000064A3DC3056.gif"/>
  <manifest:file-entry manifest:media-type="image/gif" manifest:full-path="Pictures/10000000000002580000025839420047.gif"/>
  <manifest:file-entry manifest:media-type="image/gif" manifest:full-path="Pictures/10000000000000C800000064FE24DEBD.gif"/>
  <manifest:file-entry manifest:media-type="image/gif" manifest:full-path="Pictures/10000000000000C800000064151FBA26.gif"/>
  <manifest:file-entry manifest:media-type="image/gif" manifest:full-path="Pictures/10000000000000C800000064EEB8985D.gif"/>
  <manifest:file-entry manifest:media-type="image/gif" manifest:full-path="Pictures/10000000000000C8000000642BEC6C83.gif"/>
  <manifest:file-entry manifest:media-type="image/gif" manifest:full-path="Pictures/10000000000000C8000000642D060021.gif"/>
  <manifest:file-entry manifest:media-type="image/gif" manifest:full-path="Pictures/10000000000000C800000064C185AAED.gif"/>
  <manifest:file-entry manifest:media-type="image/gif" manifest:full-path="Pictures/10000000000000C800000064FF382E9A.gif"/>
  <manifest:file-entry manifest:media-type="image/gif" manifest:full-path="Pictures/10000000000000C800000064A052376E.gif"/>
  <manifest:file-entry manifest:media-type="image/gif" manifest:full-path="Pictures/100000000000025800000258F0C30BCD.gif"/>
  <manifest:file-entry manifest:media-type="image/gif" manifest:full-path="Pictures/10000000000002580000025809F5511D.gif"/>
  <manifest:file-entry manifest:media-type="image/gif" manifest:full-path="Pictures/10000000000000C800000064CFF28F1F.gif"/>
  <manifest:file-entry manifest:media-type="image/gif" manifest:full-path="Pictures/10000000000000C80000006466CFF570.gif"/>
  <manifest:file-entry manifest:media-type="image/gif" manifest:full-path="Pictures/10000000000000C800000064C8B55BD4.gif"/>
  <manifest:file-entry manifest:media-type="image/gif" manifest:full-path="Pictures/10000000000000C800000064D742685B.gif"/>
  <manifest:file-entry manifest:media-type="image/gif" manifest:full-path="Pictures/10000000000000C80000006472278178.gif"/>
  <manifest:file-entry manifest:media-type="image/gif" manifest:full-path="Pictures/10000000000000C8000000642D5F851D.gif"/>
  <manifest:file-entry manifest:media-type="image/gif" manifest:full-path="Pictures/10000000000000C800000064347FC61E.gif"/>
  <manifest:file-entry manifest:media-type="image/gif" manifest:full-path="Pictures/10000000000000C800000064D795BA9F.gif"/>
  <manifest:file-entry manifest:media-type="image/gif" manifest:full-path="Pictures/10000000000000C8000000643286663E.gif"/>
  <manifest:file-entry manifest:media-type="image/gif" manifest:full-path="Pictures/10000000000000C8000000643F7D4FB7.gif"/>
  <manifest:file-entry manifest:media-type="image/gif" manifest:full-path="Pictures/10000000000000C80000006410E9B196.gif"/>
  <manifest:file-entry manifest:media-type="image/gif" manifest:full-path="Pictures/10000000000000C8000000640983D849.gif"/>
  <manifest:file-entry manifest:media-type="image/gif" manifest:full-path="Pictures/10000000000000C800000064BD4C87EA.gif"/>
  <manifest:file-entry manifest:media-type="image/gif" manifest:full-path="Pictures/10000000000000C800000064D6F1435E.gif"/>
  <manifest:file-entry manifest:media-type="image/gif" manifest:full-path="Pictures/10000000000000C8000000649B1FA775.gif"/>
  <manifest:file-entry manifest:media-type="image/gif" manifest:full-path="Pictures/10000000000000C8000000646FE5314A.gif"/>
  <manifest:file-entry manifest:media-type="image/gif" manifest:full-path="Pictures/10000000000000C8000000641FAC4269.gif"/>
  <manifest:file-entry manifest:media-type="image/gif" manifest:full-path="Pictures/1000000000000258000002587D6220B8.gif"/>
  <manifest:file-entry manifest:media-type="image/gif" manifest:full-path="Pictures/10000000000000C800000064CF51E292.gif"/>
  <manifest:file-entry manifest:media-type="image/gif" manifest:full-path="Pictures/10000000000000C800000064A816BAA2.gif"/>
  <manifest:file-entry manifest:media-type="image/gif" manifest:full-path="Pictures/10000000000002580000025804A39D44.gif"/>
  <manifest:file-entry manifest:media-type="image/gif" manifest:full-path="Pictures/10000000000000C800000064EC3EE5A8.gif"/>
  <manifest:file-entry manifest:media-type="image/gif" manifest:full-path="Pictures/10000000000000C8000000641D089F69.gif"/>
  <manifest:file-entry manifest:media-type="image/gif" manifest:full-path="Pictures/10000000000000C800000064164E6E98.gif"/>
  <manifest:file-entry manifest:media-type="image/gif" manifest:full-path="Pictures/10000000000000C8000000648D300ECF.gif"/>
  <manifest:file-entry manifest:media-type="image/gif" manifest:full-path="Pictures/10000000000000C800000064D16680A0.gif"/>
  <manifest:file-entry manifest:media-type="image/gif" manifest:full-path="Pictures/10000000000000C8000000641ECE1EAA.gif"/>
  <manifest:file-entry manifest:media-type="image/gif" manifest:full-path="Pictures/10000000000000C800000064FBFC9714.gif"/>
  <manifest:file-entry manifest:media-type="image/gif" manifest:full-path="Pictures/10000000000000C800000064E5774DE6.gif"/>
  <manifest:file-entry manifest:media-type="image/gif" manifest:full-path="Pictures/10000000000000C800000064681AAEB1.gif"/>
  <manifest:file-entry manifest:media-type="image/gif" manifest:full-path="Pictures/10000000000000C800000064E0135F94.gif"/>
  <manifest:file-entry manifest:media-type="image/gif" manifest:full-path="Pictures/10000000000000C800000064D157186C.gif"/>
  <manifest:file-entry manifest:media-type="image/gif" manifest:full-path="Pictures/10000000000000C8000000644DB66CCC.gif"/>
  <manifest:file-entry manifest:media-type="image/gif" manifest:full-path="Pictures/10000000000000C800000064575081E1.gif"/>
  <manifest:file-entry manifest:media-type="image/gif" manifest:full-path="Pictures/10000000000000C8000000641A54E503.gif"/>
  <manifest:file-entry manifest:media-type="image/gif" manifest:full-path="Pictures/10000000000000C80000006444D3AA5F.gif"/>
  <manifest:file-entry manifest:media-type="image/gif" manifest:full-path="Pictures/10000000000000C8000000640638BA7B.gif"/>
  <manifest:file-entry manifest:media-type="image/gif" manifest:full-path="Pictures/10000000000000C800000064D02070B3.gif"/>
  <manifest:file-entry manifest:media-type="image/gif" manifest:full-path="Pictures/10000000000000C800000064CC60B363.gif"/>
  <manifest:file-entry manifest:media-type="image/gif" manifest:full-path="Pictures/10000000000000C8000000642C43284D.gif"/>
  <manifest:file-entry manifest:media-type="image/gif" manifest:full-path="Pictures/10000000000000C8000000644AD4BD0F.gif"/>
  <manifest:file-entry manifest:media-type="image/gif" manifest:full-path="Pictures/10000000000000C800000064E4902C3C.gif"/>
  <manifest:file-entry manifest:media-type="image/gif" manifest:full-path="Pictures/10000000000000C800000064762B3470.gif"/>
  <manifest:file-entry manifest:media-type="image/gif" manifest:full-path="Pictures/100000000000025800000258A1A96D1D.gif"/>
  <manifest:file-entry manifest:media-type="image/gif" manifest:full-path="Pictures/10000000000000C8000000641F6A90EC.gif"/>
  <manifest:file-entry manifest:media-type="image/gif" manifest:full-path="Pictures/10000000000000C80000006446F3D7AA.gif"/>
  <manifest:file-entry manifest:media-type="image/gif" manifest:full-path="Pictures/10000000000000C800000064F28233A4.gif"/>
  <manifest:file-entry manifest:media-type="image/gif" manifest:full-path="Pictures/10000000000000C8000000641768AB37.gif"/>
  <manifest:file-entry manifest:media-type="image/gif" manifest:full-path="Pictures/10000000000000C8000000648EF3AD7A.gif"/>
  <manifest:file-entry manifest:media-type="image/gif" manifest:full-path="Pictures/10000000000000C800000064B12D848F.gif"/>
  <manifest:file-entry manifest:media-type="image/gif" manifest:full-path="Pictures/10000000000000C8000000643E29534E.gif"/>
  <manifest:file-entry manifest:media-type="image/gif" manifest:full-path="Pictures/100000000000025800000258FDA68BD4.gif"/>
  <manifest:file-entry manifest:media-type="image/gif" manifest:full-path="Pictures/10000000000000C80000006438DD627C.gif"/>
  <manifest:file-entry manifest:media-type="image/gif" manifest:full-path="Pictures/10000000000000C800000064F94A885B.gif"/>
  <manifest:file-entry manifest:media-type="image/gif" manifest:full-path="Pictures/100000000000025800000258E04BE39B.gif"/>
  <manifest:file-entry manifest:media-type="image/gif" manifest:full-path="Pictures/10000000000000C80000006488E6DEBF.gif"/>
  <manifest:file-entry manifest:media-type="image/gif" manifest:full-path="Pictures/10000000000000C80000006421F37A14.gif"/>
  <manifest:file-entry manifest:media-type="image/gif" manifest:full-path="Pictures/10000000000000C80000006414E01641.gif"/>
  <manifest:file-entry manifest:media-type="image/gif" manifest:full-path="Pictures/10000000000000C800000064669ADCCB.gif"/>
  <manifest:file-entry manifest:media-type="image/gif" manifest:full-path="Pictures/100000000000025800000258C15BC1BC.gif"/>
  <manifest:file-entry manifest:media-type="image/gif" manifest:full-path="Pictures/10000000000000C80000006484E41733.gif"/>
  <manifest:file-entry manifest:media-type="image/gif" manifest:full-path="Pictures/10000000000000C800000064C20E6591.gif"/>
  <manifest:file-entry manifest:media-type="image/gif" manifest:full-path="Pictures/10000000000000C80000006400C26DD3.gif"/>
  <manifest:file-entry manifest:media-type="image/gif" manifest:full-path="Pictures/10000000000000C8000000643F9C20F5.gif"/>
  <manifest:file-entry manifest:media-type="image/gif" manifest:full-path="Pictures/10000000000000C800000064E0A1F935.gif"/>
  <manifest:file-entry manifest:media-type="image/gif" manifest:full-path="Pictures/10000000000000C80000006425438D58.gif"/>
  <manifest:file-entry manifest:media-type="image/gif" manifest:full-path="Pictures/10000000000000C800000064273AF57F.gif"/>
  <manifest:file-entry manifest:media-type="image/gif" manifest:full-path="Pictures/10000000000000C800000064CCE448B9.gif"/>
  <manifest:file-entry manifest:media-type="image/gif" manifest:full-path="Pictures/10000000000000C8000000642DACF89E.gif"/>
  <manifest:file-entry manifest:media-type="image/gif" manifest:full-path="Pictures/10000000000000C80000006421E1BF69.gif"/>
  <manifest:file-entry manifest:media-type="image/gif" manifest:full-path="Pictures/10000000000000C8000000648E274B45.gif"/>
  <manifest:file-entry manifest:media-type="image/gif" manifest:full-path="Pictures/10000000000000C800000064FD6A9A07.gif"/>
  <manifest:file-entry manifest:media-type="image/gif" manifest:full-path="Pictures/10000000000000C80000006486F76FC1.gif"/>
  <manifest:file-entry manifest:media-type="image/gif" manifest:full-path="Pictures/10000000000000C80000006474280738.gif"/>
  <manifest:file-entry manifest:media-type="image/gif" manifest:full-path="Pictures/10000000000000C8000000642774FADC.gif"/>
  <manifest:file-entry manifest:media-type="image/gif" manifest:full-path="Pictures/10000000000000C800000064CB23FFD1.gif"/>
  <manifest:file-entry manifest:media-type="image/gif" manifest:full-path="Pictures/100000000000025800000258976991A4.gif"/>
  <manifest:file-entry manifest:media-type="image/gif" manifest:full-path="Pictures/10000000000000C800000064C6E9C157.gif"/>
  <manifest:file-entry manifest:media-type="image/gif" manifest:full-path="Pictures/1000000000000258000002588E09995F.gif"/>
  <manifest:file-entry manifest:media-type="image/gif" manifest:full-path="Pictures/10000000000000C80000006489781C06.gif"/>
  <manifest:file-entry manifest:media-type="image/gif" manifest:full-path="Pictures/10000000000000C80000006453815D78.gif"/>
  <manifest:file-entry manifest:media-type="image/gif" manifest:full-path="Pictures/10000000000000C8000000642F8A4969.gif"/>
  <manifest:file-entry manifest:media-type="image/gif" manifest:full-path="Pictures/10000000000000C800000064C8D155B9.gif"/>
  <manifest:file-entry manifest:media-type="image/gif" manifest:full-path="Pictures/10000000000000C80000006429522F0A.gif"/>
  <manifest:file-entry manifest:media-type="image/gif" manifest:full-path="Pictures/10000000000000C8000000641F418BDB.gif"/>
  <manifest:file-entry manifest:media-type="image/gif" manifest:full-path="Pictures/10000000000000C8000000648191E7B0.gif"/>
  <manifest:file-entry manifest:media-type="image/gif" manifest:full-path="Pictures/10000000000000C800000064639AA08A.gif"/>
  <manifest:file-entry manifest:media-type="image/gif" manifest:full-path="Pictures/10000000000000C80000006489A7ABE2.gif"/>
  <manifest:file-entry manifest:media-type="image/gif" manifest:full-path="Pictures/10000000000000C800000064C31E9A4B.gif"/>
  <manifest:file-entry manifest:media-type="image/gif" manifest:full-path="Pictures/10000000000000C80000006412E566F1.gif"/>
  <manifest:file-entry manifest:media-type="image/gif" manifest:full-path="Pictures/10000000000000C800000064E7C13100.gif"/>
  <manifest:file-entry manifest:media-type="image/gif" manifest:full-path="Pictures/10000000000000C8000000643C99ECA7.gif"/>
  <manifest:file-entry manifest:media-type="image/gif" manifest:full-path="Pictures/10000000000000C800000064F6388C7B.gif"/>
  <manifest:file-entry manifest:media-type="image/gif" manifest:full-path="Pictures/100000000000025800000258AFB21FD1.gif"/>
  <manifest:file-entry manifest:media-type="image/gif" manifest:full-path="Pictures/10000000000000C80000006478A51BE1.gif"/>
  <manifest:file-entry manifest:media-type="image/gif" manifest:full-path="Pictures/10000000000002580000025840C98ED5.gif"/>
  <manifest:file-entry manifest:media-type="image/gif" manifest:full-path="Pictures/10000000000000C800000064656AB3EB.gif"/>
  <manifest:file-entry manifest:media-type="image/gif" manifest:full-path="Pictures/10000000000002580000025835B4D27C.gif"/>
  <manifest:file-entry manifest:media-type="image/gif" manifest:full-path="Pictures/10000000000000C800000064324B0220.gif"/>
  <manifest:file-entry manifest:media-type="image/gif" manifest:full-path="Pictures/10000000000000C8000000643CEE35B1.gif"/>
  <manifest:file-entry manifest:media-type="image/gif" manifest:full-path="Pictures/10000000000000C800000064C117BF65.gif"/>
  <manifest:file-entry manifest:media-type="image/gif" manifest:full-path="Pictures/10000000000000C800000064A90CAC11.gif"/>
  <manifest:file-entry manifest:media-type="image/gif" manifest:full-path="Pictures/10000000000000C800000064DF4A5AAC.gif"/>
  <manifest:file-entry manifest:media-type="image/gif" manifest:full-path="Pictures/10000000000000C8000000649A69B0B9.gif"/>
  <manifest:file-entry manifest:media-type="image/gif" manifest:full-path="Pictures/1000000000000258000002586EDB5DBE.gif"/>
  <manifest:file-entry manifest:media-type="image/gif" manifest:full-path="Pictures/1000000000000258000002581CB5B4CB.gif"/>
  <manifest:file-entry manifest:media-type="image/gif" manifest:full-path="Pictures/10000000000000C800000064C701E9D7.gif"/>
  <manifest:file-entry manifest:media-type="image/gif" manifest:full-path="Pictures/10000000000000C800000064DA882F4C.gif"/>
  <manifest:file-entry manifest:media-type="image/gif" manifest:full-path="Pictures/10000000000000C800000064DB5E0DBD.gif"/>
  <manifest:file-entry manifest:media-type="image/gif" manifest:full-path="Pictures/10000000000000C80000006423E66A78.gif"/>
  <manifest:file-entry manifest:media-type="image/gif" manifest:full-path="Pictures/10000000000000C8000000640A05F2E0.gif"/>
  <manifest:file-entry manifest:media-type="image/gif" manifest:full-path="Pictures/10000000000000C800000064A827AF88.gif"/>
  <manifest:file-entry manifest:media-type="image/gif" manifest:full-path="Pictures/10000000000000C800000064FCDF2283.gif"/>
  <manifest:file-entry manifest:media-type="image/gif" manifest:full-path="Pictures/10000000000000C80000006406FBE1B1.gif"/>
  <manifest:file-entry manifest:media-type="image/gif" manifest:full-path="Pictures/10000000000000C800000064042990E7.gif"/>
  <manifest:file-entry manifest:media-type="image/gif" manifest:full-path="Pictures/10000000000000C8000000646FD226FE.gif"/>
  <manifest:file-entry manifest:media-type="image/gif" manifest:full-path="Pictures/100000000000025800000258FE05E6B0.gif"/>
  <manifest:file-entry manifest:media-type="image/gif" manifest:full-path="Pictures/10000000000000C8000000648D796F0C.gif"/>
  <manifest:file-entry manifest:media-type="image/gif" manifest:full-path="Pictures/10000000000000C80000006480C7C83F.gif"/>
  <manifest:file-entry manifest:media-type="image/gif" manifest:full-path="Pictures/10000000000000C800000064E79B7BA5.gif"/>
  <manifest:file-entry manifest:media-type="image/gif" manifest:full-path="Pictures/100000000000025800000258B5200907.gif"/>
  <manifest:file-entry manifest:media-type="image/gif" manifest:full-path="Pictures/10000000000000C80000006444ABFB13.gif"/>
  <manifest:file-entry manifest:media-type="image/gif" manifest:full-path="Pictures/10000000000000C800000064780B0B98.gif"/>
  <manifest:file-entry manifest:media-type="image/gif" manifest:full-path="Pictures/10000000000000C80000006472EF3D4C.gif"/>
  <manifest:file-entry manifest:media-type="image/gif" manifest:full-path="Pictures/10000000000000C800000064F7E85BF0.gif"/>
  <manifest:file-entry manifest:media-type="image/gif" manifest:full-path="Pictures/10000000000000C800000064C57BDE1A.gif"/>
  <manifest:file-entry manifest:media-type="image/gif" manifest:full-path="Pictures/10000000000000C8000000649ED9185D.gif"/>
  <manifest:file-entry manifest:media-type="image/gif" manifest:full-path="Pictures/10000000000000C800000064751D2AFD.gif"/>
  <manifest:file-entry manifest:media-type="image/gif" manifest:full-path="Pictures/100000000000025800000258EA92095F.gif"/>
  <manifest:file-entry manifest:media-type="image/gif" manifest:full-path="Pictures/10000000000000C800000064F715E422.gif"/>
  <manifest:file-entry manifest:media-type="image/gif" manifest:full-path="Pictures/10000000000000C80000006445A32904.gif"/>
  <manifest:file-entry manifest:media-type="image/gif" manifest:full-path="Pictures/10000000000000C8000000646EBF49EB.gif"/>
  <manifest:file-entry manifest:media-type="image/gif" manifest:full-path="Pictures/10000000000000C8000000647C243F21.gif"/>
  <manifest:file-entry manifest:media-type="image/gif" manifest:full-path="Pictures/10000000000000C800000064C682C0B4.gif"/>
  <manifest:file-entry manifest:media-type="image/gif" manifest:full-path="Pictures/10000000000000C800000064DB9A524B.gif"/>
  <manifest:file-entry manifest:media-type="image/gif" manifest:full-path="Pictures/10000000000000C80000006456DABA25.gif"/>
  <manifest:file-entry manifest:media-type="image/gif" manifest:full-path="Pictures/10000000000000C8000000642F968A77.gif"/>
  <manifest:file-entry manifest:media-type="image/gif" manifest:full-path="Pictures/10000000000000C8000000644A61E504.gif"/>
  <manifest:file-entry manifest:media-type="image/gif" manifest:full-path="Pictures/10000000000000C800000064F8C46DA1.gif"/>
  <manifest:file-entry manifest:media-type="image/gif" manifest:full-path="Pictures/10000000000000C8000000649843B90C.gif"/>
  <manifest:file-entry manifest:media-type="image/gif" manifest:full-path="Pictures/10000000000000C800000064A2EBC621.gif"/>
  <manifest:file-entry manifest:media-type="image/gif" manifest:full-path="Pictures/10000000000000C800000064089128A6.gif"/>
  <manifest:file-entry manifest:media-type="image/gif" manifest:full-path="Pictures/10000000000000C800000064FFC65F7C.gif"/>
  <manifest:file-entry manifest:media-type="image/gif" manifest:full-path="Pictures/10000000000000C800000064BBC84FAF.gif"/>
  <manifest:file-entry manifest:media-type="image/gif" manifest:full-path="Pictures/10000000000000C800000064479376DA.gif"/>
  <manifest:file-entry manifest:media-type="image/gif" manifest:full-path="Pictures/10000000000000C80000006436A6956A.gif"/>
  <manifest:file-entry manifest:media-type="image/gif" manifest:full-path="Pictures/10000000000000C8000000645579A3DD.gif"/>
  <manifest:file-entry manifest:media-type="image/gif" manifest:full-path="Pictures/10000000000000C8000000645B22AEFC.gif"/>
  <manifest:file-entry manifest:media-type="image/gif" manifest:full-path="Pictures/10000000000000C8000000640E3D63F4.gif"/>
  <manifest:file-entry manifest:media-type="image/gif" manifest:full-path="Pictures/10000000000000C8000000643D3772BE.gif"/>
  <manifest:file-entry manifest:media-type="image/gif" manifest:full-path="Pictures/10000000000000C800000064B3F16641.gif"/>
  <manifest:file-entry manifest:media-type="image/gif" manifest:full-path="Pictures/10000000000000C800000064D5439FD7.gif"/>
  <manifest:file-entry manifest:media-type="image/gif" manifest:full-path="Pictures/10000000000000C800000064B18B037C.gif"/>
  <manifest:file-entry manifest:media-type="image/gif" manifest:full-path="Pictures/10000000000000C800000064B18A72A2.gif"/>
  <manifest:file-entry manifest:media-type="image/gif" manifest:full-path="Pictures/10000000000000C800000064694FDF3B.gif"/>
  <manifest:file-entry manifest:media-type="image/gif" manifest:full-path="Pictures/1000000000000258000002582DAB26F7.gif"/>
  <manifest:file-entry manifest:media-type="image/gif" manifest:full-path="Pictures/10000000000000C8000000649ED8713F.gif"/>
  <manifest:file-entry manifest:media-type="image/gif" manifest:full-path="Pictures/10000000000000C800000064EEF55C5E.gif"/>
  <manifest:file-entry manifest:media-type="image/gif" manifest:full-path="Pictures/1000000000000258000002589D97E4A8.gif"/>
  <manifest:file-entry manifest:media-type="image/gif" manifest:full-path="Pictures/10000000000000C800000064B132B279.gif"/>
  <manifest:file-entry manifest:media-type="image/gif" manifest:full-path="Pictures/10000000000000C800000064AA1A7769.gif"/>
  <manifest:file-entry manifest:media-type="image/gif" manifest:full-path="Pictures/10000000000000C80000006478DF49D8.gif"/>
  <manifest:file-entry manifest:media-type="image/gif" manifest:full-path="Pictures/10000000000000C8000000643929BD4A.gif"/>
  <manifest:file-entry manifest:media-type="image/gif" manifest:full-path="Pictures/10000000000000C80000006456A3AF8D.gif"/>
  <manifest:file-entry manifest:media-type="image/gif" manifest:full-path="Pictures/10000000000000C8000000643D4CF7F4.gif"/>
  <manifest:file-entry manifest:media-type="image/gif" manifest:full-path="Pictures/10000000000000C80000006473F326EB.gif"/>
  <manifest:file-entry manifest:media-type="image/gif" manifest:full-path="Pictures/10000000000000C8000000648FED18FF.gif"/>
  <manifest:file-entry manifest:media-type="image/gif" manifest:full-path="Pictures/1000000000000258000002589A528974.gif"/>
  <manifest:file-entry manifest:media-type="image/gif" manifest:full-path="Pictures/10000000000000C800000064495874B7.gif"/>
  <manifest:file-entry manifest:media-type="image/gif" manifest:full-path="Pictures/10000000000000C80000006431C3F774.gif"/>
  <manifest:file-entry manifest:media-type="image/gif" manifest:full-path="Pictures/10000000000000C8000000641E9B606B.gif"/>
  <manifest:file-entry manifest:media-type="image/gif" manifest:full-path="Pictures/10000000000000C800000064149DF4FF.gif"/>
  <manifest:file-entry manifest:media-type="image/gif" manifest:full-path="Pictures/10000000000000C800000064A01A3730.gif"/>
  <manifest:file-entry manifest:media-type="image/gif" manifest:full-path="Pictures/10000000000000C800000064E528845E.gif"/>
  <manifest:file-entry manifest:media-type="image/gif" manifest:full-path="Pictures/10000000000000C800000064B85F4508.gif"/>
  <manifest:file-entry manifest:media-type="image/gif" manifest:full-path="Pictures/10000000000000C8000000640FF026D2.gif"/>
  <manifest:file-entry manifest:media-type="image/gif" manifest:full-path="Pictures/10000000000000C80000006474010B51.gif"/>
  <manifest:file-entry manifest:media-type="image/gif" manifest:full-path="Pictures/10000000000000C8000000647A2FFB14.gif"/>
  <manifest:file-entry manifest:media-type="image/gif" manifest:full-path="Pictures/10000000000000C8000000647E27D535.gif"/>
  <manifest:file-entry manifest:media-type="image/gif" manifest:full-path="Pictures/100000000000025800000258646E109B.gif"/>
  <manifest:file-entry manifest:media-type="image/gif" manifest:full-path="Pictures/10000000000000C800000064617CC474.gif"/>
  <manifest:file-entry manifest:media-type="image/gif" manifest:full-path="Pictures/10000000000000C800000064265659B5.gif"/>
  <manifest:file-entry manifest:media-type="image/gif" manifest:full-path="Pictures/10000000000000C800000064012167BE.gif"/>
  <manifest:file-entry manifest:media-type="image/gif" manifest:full-path="Pictures/10000000000000C800000064C714C6F7.gif"/>
  <manifest:file-entry manifest:media-type="image/gif" manifest:full-path="Pictures/10000000000000C800000064844EF9EF.gif"/>
  <manifest:file-entry manifest:media-type="image/gif" manifest:full-path="Pictures/10000000000000C800000064704A8B76.gif"/>
  <manifest:file-entry manifest:media-type="image/gif" manifest:full-path="Pictures/10000000000000C80000006457AC303E.gif"/>
  <manifest:file-entry manifest:media-type="image/gif" manifest:full-path="Pictures/10000000000000C8000000648C0C8069.gif"/>
  <manifest:file-entry manifest:media-type="image/gif" manifest:full-path="Pictures/10000000000000C800000064DDF09B76.gif"/>
  <manifest:file-entry manifest:media-type="image/gif" manifest:full-path="Pictures/10000000000000C8000000642489AD12.gif"/>
  <manifest:file-entry manifest:media-type="image/gif" manifest:full-path="Pictures/10000000000000C80000006465E6CE15.gif"/>
  <manifest:file-entry manifest:media-type="image/gif" manifest:full-path="Pictures/10000000000000C800000064F8396AC4.gif"/>
  <manifest:file-entry manifest:media-type="image/gif" manifest:full-path="Pictures/10000000000000C800000064AADAF3AB.gif"/>
  <manifest:file-entry manifest:media-type="image/gif" manifest:full-path="Pictures/10000000000000C8000000648A0882AC.gif"/>
  <manifest:file-entry manifest:media-type="image/gif" manifest:full-path="Pictures/10000000000000C80000006434C0EF47.gif"/>
  <manifest:file-entry manifest:media-type="image/gif" manifest:full-path="Pictures/10000000000000C800000064A6C77E90.gif"/>
  <manifest:file-entry manifest:media-type="image/gif" manifest:full-path="Pictures/10000000000000C800000064484B4EEB.gif"/>
  <manifest:file-entry manifest:media-type="image/gif" manifest:full-path="Pictures/10000000000000C8000000644D1344F8.gif"/>
  <manifest:file-entry manifest:media-type="image/gif" manifest:full-path="Pictures/10000000000000C800000064875A516F.gif"/>
  <manifest:file-entry manifest:media-type="image/gif" manifest:full-path="Pictures/10000000000000C800000064C353E9FC.gif"/>
  <manifest:file-entry manifest:media-type="image/gif" manifest:full-path="Pictures/10000000000000C800000064CD1D6986.gif"/>
  <manifest:file-entry manifest:media-type="image/gif" manifest:full-path="Pictures/10000000000000C800000064EE400455.gif"/>
  <manifest:file-entry manifest:media-type="image/gif" manifest:full-path="Pictures/10000000000000C800000064FC0DFA9E.gif"/>
  <manifest:file-entry manifest:media-type="image/gif" manifest:full-path="Pictures/10000000000000C80000006446C25CB5.gif"/>
  <manifest:file-entry manifest:media-type="image/gif" manifest:full-path="Pictures/10000000000000C80000006445603120.gif"/>
  <manifest:file-entry manifest:media-type="image/gif" manifest:full-path="Pictures/10000000000000C8000000649F91E45D.gif"/>
  <manifest:file-entry manifest:media-type="image/gif" manifest:full-path="Pictures/10000000000000C800000064FF85A533.gif"/>
  <manifest:file-entry manifest:media-type="image/gif" manifest:full-path="Pictures/10000000000000C800000064DBEE5D05.gif"/>
  <manifest:file-entry manifest:media-type="image/gif" manifest:full-path="Pictures/10000000000000C80000006492C89561.gif"/>
  <manifest:file-entry manifest:media-type="image/gif" manifest:full-path="Pictures/10000000000000C800000064A8164790.gif"/>
  <manifest:file-entry manifest:media-type="image/gif" manifest:full-path="Pictures/10000000000000C80000006499DDBEE3.gif"/>
  <manifest:file-entry manifest:media-type="image/gif" manifest:full-path="Pictures/10000000000000C800000064125C3646.gif"/>
  <manifest:file-entry manifest:media-type="image/gif" manifest:full-path="Pictures/10000000000000C800000064A00F60F3.gif"/>
  <manifest:file-entry manifest:media-type="image/gif" manifest:full-path="Pictures/10000000000000C800000064ACCF3C41.gif"/>
  <manifest:file-entry manifest:media-type="image/gif" manifest:full-path="Pictures/10000000000000C800000064B428937B.gif"/>
  <manifest:file-entry manifest:media-type="image/gif" manifest:full-path="Pictures/10000000000000C8000000640AA8CEA7.gif"/>
  <manifest:file-entry manifest:media-type="image/gif" manifest:full-path="Pictures/10000000000000C8000000646B556208.gif"/>
  <manifest:file-entry manifest:media-type="image/gif" manifest:full-path="Pictures/10000000000000C8000000642BF2D2D1.gif"/>
  <manifest:file-entry manifest:media-type="image/gif" manifest:full-path="Pictures/10000000000000C800000064C2941066.gif"/>
  <manifest:file-entry manifest:media-type="image/gif" manifest:full-path="Pictures/10000000000000C800000064597DDBED.gif"/>
  <manifest:file-entry manifest:media-type="image/gif" manifest:full-path="Pictures/100000000000025800000258454E2C01.gif"/>
  <manifest:file-entry manifest:media-type="image/gif" manifest:full-path="Pictures/10000000000000C8000000642BE23CDA.gif"/>
  <manifest:file-entry manifest:media-type="image/gif" manifest:full-path="Pictures/100000000000025800000258F7497530.gif"/>
  <manifest:file-entry manifest:media-type="image/gif" manifest:full-path="Pictures/10000000000000C800000064C36209BE.gif"/>
  <manifest:file-entry manifest:media-type="image/gif" manifest:full-path="Pictures/10000000000002580000025851DAD815.gif"/>
  <manifest:file-entry manifest:media-type="image/gif" manifest:full-path="Pictures/10000000000000C800000064F2526A95.gif"/>
  <manifest:file-entry manifest:media-type="image/gif" manifest:full-path="Pictures/10000000000000C8000000646C11E4D0.gif"/>
  <manifest:file-entry manifest:media-type="image/gif" manifest:full-path="Pictures/10000000000000C800000064CE461D1E.gif"/>
  <manifest:file-entry manifest:media-type="image/gif" manifest:full-path="Pictures/10000000000000C800000064E4257437.gif"/>
  <manifest:file-entry manifest:media-type="image/gif" manifest:full-path="Pictures/10000000000000C8000000649C5C5954.gif"/>
  <manifest:file-entry manifest:media-type="image/gif" manifest:full-path="Pictures/10000000000002580000025855410FA1.gif"/>
  <manifest:file-entry manifest:media-type="image/gif" manifest:full-path="Pictures/10000000000000C8000000643D2966C0.gif"/>
  <manifest:file-entry manifest:media-type="image/gif" manifest:full-path="Pictures/10000000000000C800000064EA5D4BD0.gif"/>
  <manifest:file-entry manifest:media-type="image/gif" manifest:full-path="Pictures/10000000000000C800000064A9DC949F.gif"/>
  <manifest:file-entry manifest:media-type="image/gif" manifest:full-path="Pictures/10000000000000C80000006466375F01.gif"/>
  <manifest:file-entry manifest:media-type="image/gif" manifest:full-path="Pictures/10000000000000C80000006424D1A4FA.gif"/>
  <manifest:file-entry manifest:media-type="image/gif" manifest:full-path="Pictures/10000000000000C80000006406B24F4F.gif"/>
  <manifest:file-entry manifest:media-type="image/gif" manifest:full-path="Pictures/10000000000000C80000006476D3D791.gif"/>
  <manifest:file-entry manifest:media-type="image/gif" manifest:full-path="Pictures/10000000000000C800000064BBEE731E.gif"/>
  <manifest:file-entry manifest:media-type="image/gif" manifest:full-path="Pictures/10000000000000C800000064CF8879E9.gif"/>
  <manifest:file-entry manifest:media-type="image/gif" manifest:full-path="Pictures/10000000000000C800000064CAF21E0B.gif"/>
  <manifest:file-entry manifest:media-type="image/gif" manifest:full-path="Pictures/10000000000000C8000000648234F18A.gif"/>
  <manifest:file-entry manifest:media-type="image/gif" manifest:full-path="Pictures/10000000000000C80000006404EF7112.gif"/>
  <manifest:file-entry manifest:media-type="image/gif" manifest:full-path="Pictures/10000000000000C800000064374A9D22.gif"/>
  <manifest:file-entry manifest:media-type="image/gif" manifest:full-path="Pictures/100000000000025800000258A9F5DE9D.gif"/>
  <manifest:file-entry manifest:media-type="image/gif" manifest:full-path="Pictures/100000000000025800000258A12A554B.gif"/>
  <manifest:file-entry manifest:media-type="image/gif" manifest:full-path="Pictures/10000000000000C8000000640FBE5CF3.gif"/>
  <manifest:file-entry manifest:media-type="image/gif" manifest:full-path="Pictures/10000000000000C8000000646D835401.gif"/>
  <manifest:file-entry manifest:media-type="image/gif" manifest:full-path="Pictures/10000000000000C800000064D54B9D97.gif"/>
  <manifest:file-entry manifest:media-type="image/gif" manifest:full-path="Pictures/10000000000000C800000064BFFBA385.gif"/>
  <manifest:file-entry manifest:media-type="image/gif" manifest:full-path="Pictures/10000000000000C80000006411502BA7.gif"/>
  <manifest:file-entry manifest:media-type="image/gif" manifest:full-path="Pictures/10000000000000C800000064637489FA.gif"/>
  <manifest:file-entry manifest:media-type="image/gif" manifest:full-path="Pictures/10000000000000C8000000648FEFFA68.gif"/>
  <manifest:file-entry manifest:media-type="image/gif" manifest:full-path="Pictures/10000000000000C800000064F5E6C6F8.gif"/>
  <manifest:file-entry manifest:media-type="image/gif" manifest:full-path="Pictures/10000000000000C800000064667B3EFC.gif"/>
  <manifest:file-entry manifest:media-type="image/gif" manifest:full-path="Pictures/10000000000000C8000000642B3D2A60.gif"/>
  <manifest:file-entry manifest:media-type="image/gif" manifest:full-path="Pictures/10000000000000C800000064AD553D12.gif"/>
  <manifest:file-entry manifest:media-type="image/gif" manifest:full-path="Pictures/10000000000000C8000000644B949B3D.gif"/>
  <manifest:file-entry manifest:media-type="image/gif" manifest:full-path="Pictures/10000000000000C80000006405A3F8A1.gif"/>
  <manifest:file-entry manifest:media-type="image/gif" manifest:full-path="Pictures/10000000000000C80000006441827E36.gif"/>
  <manifest:file-entry manifest:media-type="image/gif" manifest:full-path="Pictures/10000000000000C8000000649F5BBCA6.gif"/>
  <manifest:file-entry manifest:media-type="image/gif" manifest:full-path="Pictures/10000000000000C800000064F455CB55.gif"/>
  <manifest:file-entry manifest:media-type="image/gif" manifest:full-path="Pictures/10000000000000C8000000646FBED001.gif"/>
  <manifest:file-entry manifest:media-type="image/gif" manifest:full-path="Pictures/10000000000000C80000006474785476.gif"/>
  <manifest:file-entry manifest:media-type="image/gif" manifest:full-path="Pictures/10000000000000C8000000644C9DBFEA.gif"/>
  <manifest:file-entry manifest:media-type="image/gif" manifest:full-path="Pictures/10000000000000C8000000648CF0F9DF.gif"/>
  <manifest:file-entry manifest:media-type="image/gif" manifest:full-path="Pictures/10000000000000C80000006432976875.gif"/>
  <manifest:file-entry manifest:media-type="image/gif" manifest:full-path="Pictures/10000000000000C8000000641363C3F3.gif"/>
  <manifest:file-entry manifest:media-type="image/gif" manifest:full-path="Pictures/10000000000000C8000000642214E0A1.gif"/>
  <manifest:file-entry manifest:media-type="image/gif" manifest:full-path="Pictures/10000000000000C800000064D621632E.gif"/>
  <manifest:file-entry manifest:media-type="image/gif" manifest:full-path="Pictures/10000000000000C800000064A1299344.gif"/>
  <manifest:file-entry manifest:media-type="image/gif" manifest:full-path="Pictures/10000000000000C8000000641F7BBB9A.gif"/>
  <manifest:file-entry manifest:media-type="image/gif" manifest:full-path="Pictures/10000000000000C800000064E86E0BDA.gif"/>
  <manifest:file-entry manifest:media-type="image/gif" manifest:full-path="Pictures/10000000000000C800000064F8543AB8.gif"/>
  <manifest:file-entry manifest:media-type="image/gif" manifest:full-path="Pictures/10000000000002580000025823AA5A40.gif"/>
  <manifest:file-entry manifest:media-type="image/gif" manifest:full-path="Pictures/10000000000000C8000000646F1ACF89.gif"/>
  <manifest:file-entry manifest:media-type="image/gif" manifest:full-path="Pictures/10000000000000C8000000644F2EE787.gif"/>
  <manifest:file-entry manifest:media-type="image/gif" manifest:full-path="Pictures/10000000000000C8000000648A2ACC1E.gif"/>
  <manifest:file-entry manifest:media-type="image/gif" manifest:full-path="Pictures/10000000000000C80000006485F40C4B.gif"/>
  <manifest:file-entry manifest:media-type="image/gif" manifest:full-path="Pictures/10000000000000C800000064A5097B7E.gif"/>
  <manifest:file-entry manifest:media-type="image/gif" manifest:full-path="Pictures/10000000000000C800000064EECB7173.gif"/>
  <manifest:file-entry manifest:media-type="image/gif" manifest:full-path="Pictures/10000000000000C800000064F218D32C.gif"/>
  <manifest:file-entry manifest:media-type="image/gif" manifest:full-path="Pictures/10000000000000C800000064A53003A1.gif"/>
  <manifest:file-entry manifest:media-type="image/gif" manifest:full-path="Pictures/10000000000000C800000064BC0EFC4D.gif"/>
  <manifest:file-entry manifest:media-type="image/gif" manifest:full-path="Pictures/100000000000025800000258CE48913D.gif"/>
  <manifest:file-entry manifest:media-type="image/gif" manifest:full-path="Pictures/10000000000000C800000064D8C7AD52.gif"/>
  <manifest:file-entry manifest:media-type="image/gif" manifest:full-path="Pictures/10000000000000C800000064A3099DC7.gif"/>
  <manifest:file-entry manifest:media-type="image/gif" manifest:full-path="Pictures/10000000000000C80000006425055EEA.gif"/>
  <manifest:file-entry manifest:media-type="image/gif" manifest:full-path="Pictures/10000000000000C8000000642410DA99.gif"/>
  <manifest:file-entry manifest:media-type="image/gif" manifest:full-path="Pictures/10000000000000C80000006442C66BD7.gif"/>
  <manifest:file-entry manifest:media-type="image/gif" manifest:full-path="Pictures/10000000000000C800000064B4892501.gif"/>
  <manifest:file-entry manifest:media-type="image/gif" manifest:full-path="Pictures/10000000000000C8000000646598DB63.gif"/>
  <manifest:file-entry manifest:media-type="image/gif" manifest:full-path="Pictures/10000000000000C800000064C3EFCA69.gif"/>
  <manifest:file-entry manifest:media-type="image/gif" manifest:full-path="Pictures/1000000000000258000002588378770D.gif"/>
  <manifest:file-entry manifest:media-type="image/gif" manifest:full-path="Pictures/10000000000000C8000000640D3C157F.gif"/>
  <manifest:file-entry manifest:media-type="image/gif" manifest:full-path="Pictures/10000000000000C80000006437D7E35D.gif"/>
  <manifest:file-entry manifest:media-type="image/gif" manifest:full-path="Pictures/10000000000000C80000006482C2E0EF.gif"/>
  <manifest:file-entry manifest:media-type="image/gif" manifest:full-path="Pictures/10000000000000C800000064F321CCCF.gif"/>
  <manifest:file-entry manifest:media-type="image/gif" manifest:full-path="Pictures/10000000000000C8000000649FE76CA4.gif"/>
  <manifest:file-entry manifest:media-type="image/gif" manifest:full-path="Pictures/10000000000000C8000000647EBE5C6B.gif"/>
  <manifest:file-entry manifest:media-type="image/gif" manifest:full-path="Pictures/10000000000000C80000006459E42D1A.gif"/>
  <manifest:file-entry manifest:media-type="image/gif" manifest:full-path="Pictures/10000000000000C800000064151ECBF8.gif"/>
  <manifest:file-entry manifest:media-type="image/gif" manifest:full-path="Pictures/10000000000000C800000064CDB82637.gif"/>
  <manifest:file-entry manifest:media-type="image/gif" manifest:full-path="Pictures/10000000000002580000025809E3EA00.gif"/>
  <manifest:file-entry manifest:media-type="image/gif" manifest:full-path="Pictures/10000000000000C800000064637086EB.gif"/>
  <manifest:file-entry manifest:media-type="image/gif" manifest:full-path="Pictures/10000000000000C8000000645E4A778C.gif"/>
  <manifest:file-entry manifest:media-type="image/gif" manifest:full-path="Pictures/10000000000000C80000006472C600A2.gif"/>
  <manifest:file-entry manifest:media-type="image/gif" manifest:full-path="Pictures/10000000000000C800000064238089C5.gif"/>
  <manifest:file-entry manifest:media-type="image/gif" manifest:full-path="Pictures/10000000000000C8000000642A79FCB9.gif"/>
  <manifest:file-entry manifest:media-type="image/gif" manifest:full-path="Pictures/10000000000000C800000064C5804B5A.gif"/>
  <manifest:file-entry manifest:media-type="image/gif" manifest:full-path="Pictures/10000000000000C800000064DA0DAF45.gif"/>
  <manifest:file-entry manifest:media-type="image/gif" manifest:full-path="Pictures/10000000000000C8000000646FF6663E.gif"/>
  <manifest:file-entry manifest:media-type="image/gif" manifest:full-path="Pictures/10000000000000C800000064C0E8EBDA.gif"/>
  <manifest:file-entry manifest:media-type="image/gif" manifest:full-path="Pictures/10000000000000C8000000648BF497D2.gif"/>
  <manifest:file-entry manifest:media-type="image/gif" manifest:full-path="Pictures/10000000000000C8000000641F5F3ED0.gif"/>
  <manifest:file-entry manifest:media-type="image/gif" manifest:full-path="Pictures/10000000000000C800000064065A8312.gif"/>
  <manifest:file-entry manifest:media-type="image/gif" manifest:full-path="Pictures/10000000000000C800000064007BDA75.gif"/>
  <manifest:file-entry manifest:media-type="image/gif" manifest:full-path="Pictures/10000000000000C800000064C86B15F3.gif"/>
  <manifest:file-entry manifest:media-type="image/gif" manifest:full-path="Pictures/10000000000000C80000006483AE4C25.gif"/>
  <manifest:file-entry manifest:media-type="image/gif" manifest:full-path="Pictures/10000000000000C800000064DE518E1F.gif"/>
  <manifest:file-entry manifest:media-type="image/gif" manifest:full-path="Pictures/10000000000000C800000064D2A49D06.gif"/>
  <manifest:file-entry manifest:media-type="image/gif" manifest:full-path="Pictures/10000000000000C8000000641C2EED66.gif"/>
  <manifest:file-entry manifest:media-type="image/gif" manifest:full-path="Pictures/10000000000000C800000064D804B576.gif"/>
  <manifest:file-entry manifest:media-type="image/gif" manifest:full-path="Pictures/10000000000000C8000000645A81DD06.gif"/>
  <manifest:file-entry manifest:media-type="image/gif" manifest:full-path="Pictures/10000000000000C800000064427E3414.gif"/>
  <manifest:file-entry manifest:media-type="image/gif" manifest:full-path="Pictures/10000000000000C80000006469EF8749.gif"/>
  <manifest:file-entry manifest:media-type="image/gif" manifest:full-path="Pictures/10000000000000C80000006465EAA535.gif"/>
  <manifest:file-entry manifest:media-type="image/gif" manifest:full-path="Pictures/10000000000000C800000064942D74F1.gif"/>
  <manifest:file-entry manifest:media-type="image/gif" manifest:full-path="Pictures/10000000000000C800000064F8A0170A.gif"/>
  <manifest:file-entry manifest:media-type="image/gif" manifest:full-path="Pictures/10000000000000C8000000641453C767.gif"/>
  <manifest:file-entry manifest:media-type="image/gif" manifest:full-path="Pictures/10000000000000C800000064D7288327.gif"/>
  <manifest:file-entry manifest:media-type="image/gif" manifest:full-path="Pictures/100000000000025800000258F93E6916.gif"/>
  <manifest:file-entry manifest:media-type="image/gif" manifest:full-path="Pictures/10000000000000C80000006497E18E38.gif"/>
  <manifest:file-entry manifest:media-type="image/gif" manifest:full-path="Pictures/10000000000002580000025843585FE2.gif"/>
  <manifest:file-entry manifest:media-type="image/gif" manifest:full-path="Pictures/100000000000025800000258C0555D8A.gif"/>
  <manifest:file-entry manifest:media-type="image/gif" manifest:full-path="Pictures/10000000000000C800000064B7EA6C68.gif"/>
  <manifest:file-entry manifest:media-type="image/gif" manifest:full-path="Pictures/10000000000000C800000064022C3BBA.gif"/>
  <manifest:file-entry manifest:media-type="image/gif" manifest:full-path="Pictures/10000000000000C8000000640CC31CBE.gif"/>
  <manifest:file-entry manifest:media-type="image/gif" manifest:full-path="Pictures/10000000000000C80000006401F53FBA.gif"/>
  <manifest:file-entry manifest:media-type="image/gif" manifest:full-path="Pictures/10000000000000C800000064F46BF4F3.gif"/>
  <manifest:file-entry manifest:media-type="image/gif" manifest:full-path="Pictures/10000000000000C80000006442DCE46E.gif"/>
  <manifest:file-entry manifest:media-type="image/gif" manifest:full-path="Pictures/10000000000000C800000064C38F4200.gif"/>
  <manifest:file-entry manifest:media-type="image/gif" manifest:full-path="Pictures/10000000000000C8000000644C5C1061.gif"/>
  <manifest:file-entry manifest:media-type="image/gif" manifest:full-path="Pictures/10000000000000C8000000646C0DA4D7.gif"/>
  <manifest:file-entry manifest:media-type="image/gif" manifest:full-path="Pictures/10000000000000C8000000649E190213.gif"/>
  <manifest:file-entry manifest:media-type="image/gif" manifest:full-path="Pictures/10000000000000C800000064AD8EF533.gif"/>
  <manifest:file-entry manifest:media-type="image/gif" manifest:full-path="Pictures/10000000000000C80000006415F16798.gif"/>
  <manifest:file-entry manifest:media-type="image/gif" manifest:full-path="Pictures/10000000000000C800000064DEBB424E.gif"/>
  <manifest:file-entry manifest:media-type="image/gif" manifest:full-path="Pictures/10000000000000C80000006435BE2645.gif"/>
  <manifest:file-entry manifest:media-type="image/gif" manifest:full-path="Pictures/10000000000000C80000006416C7A0AC.gif"/>
  <manifest:file-entry manifest:media-type="image/gif" manifest:full-path="Pictures/10000000000000C800000064B7736454.gif"/>
  <manifest:file-entry manifest:media-type="image/gif" manifest:full-path="Pictures/10000000000000C800000064A96CEDA5.gif"/>
  <manifest:file-entry manifest:media-type="image/gif" manifest:full-path="Pictures/10000000000000C8000000646DF22E1A.gif"/>
  <manifest:file-entry manifest:media-type="image/gif" manifest:full-path="Pictures/10000000000000C80000006402F458C4.gif"/>
  <manifest:file-entry manifest:media-type="image/gif" manifest:full-path="Pictures/10000000000000C800000064620F37DA.gif"/>
  <manifest:file-entry manifest:media-type="image/gif" manifest:full-path="Pictures/10000000000000C8000000640EF36DCB.gif"/>
  <manifest:file-entry manifest:media-type="image/gif" manifest:full-path="Pictures/10000000000000C8000000641A2BBDF5.gif"/>
  <manifest:file-entry manifest:media-type="image/gif" manifest:full-path="Pictures/10000000000000C800000064DFB0DF42.gif"/>
  <manifest:file-entry manifest:media-type="image/gif" manifest:full-path="Pictures/10000000000000C800000064DA487CD1.gif"/>
  <manifest:file-entry manifest:media-type="image/gif" manifest:full-path="Pictures/10000000000000C800000064E04624BB.gif"/>
  <manifest:file-entry manifest:media-type="image/gif" manifest:full-path="Pictures/10000000000000C800000064C71E4E71.gif"/>
  <manifest:file-entry manifest:media-type="image/gif" manifest:full-path="Pictures/1000000000000258000002589EAF5D4B.gif"/>
  <manifest:file-entry manifest:media-type="image/gif" manifest:full-path="Pictures/10000000000000C800000064CB1D8F3F.gif"/>
  <manifest:file-entry manifest:media-type="image/gif" manifest:full-path="Pictures/10000000000000C800000064FC46E0C3.gif"/>
  <manifest:file-entry manifest:media-type="image/gif" manifest:full-path="Pictures/10000000000000C800000064C6EB6789.gif"/>
  <manifest:file-entry manifest:media-type="image/gif" manifest:full-path="Pictures/10000000000000C800000064C1E67451.gif"/>
  <manifest:file-entry manifest:media-type="image/gif" manifest:full-path="Pictures/10000000000000C800000064AF97FEAA.gif"/>
  <manifest:file-entry manifest:media-type="image/gif" manifest:full-path="Pictures/10000000000000C800000064790A9C22.gif"/>
  <manifest:file-entry manifest:media-type="image/gif" manifest:full-path="Pictures/10000000000000C800000064B14A2C53.gif"/>
  <manifest:file-entry manifest:media-type="image/gif" manifest:full-path="Pictures/10000000000000C800000064EF343747.gif"/>
  <manifest:file-entry manifest:media-type="image/gif" manifest:full-path="Pictures/10000000000000C800000064CB00AE8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84CA0E3E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3D3772BE.gif" xlink:type="simple" xlink:show="embed" xlink:actuate="onLoad"/></draw:frame><draw:frame draw:style-name="fr3" draw:name="graphics3" text:anchor-type="paragraph" svg:width="2.0835in" svg:height="1.0417in" draw:z-index="2"><draw:image xlink:href="Pictures/10000000000000C800000064D7288327.gif" xlink:type="simple" xlink:show="embed" xlink:actuate="onLoad"/></draw:frame><draw:frame draw:style-name="fr4" draw:name="graphics4" text:anchor-type="paragraph" svg:width="2.0835in" svg:height="1.0417in" draw:z-index="3"><draw:image xlink:href="Pictures/10000000000000C800000064C2941066.gif" xlink:type="simple" xlink:show="embed" xlink:actuate="onLoad"/></draw:frame></text:p>
      <text:p text:style-name="Standard"><draw:frame draw:style-name="fr2" draw:name="graphics5" text:anchor-type="paragraph" svg:width="2.0835in" svg:height="1.0417in" draw:z-index="4"><draw:image xlink:href="Pictures/10000000000000C8000000640A05F2E0.gif" xlink:type="simple" xlink:show="embed" xlink:actuate="onLoad"/></draw:frame><draw:frame draw:style-name="fr3" draw:name="graphics6" text:anchor-type="paragraph" svg:width="2.0835in" svg:height="1.0417in" draw:z-index="5"><draw:image xlink:href="Pictures/10000000000000C80000006499DDBEE3.gif" xlink:type="simple" xlink:show="embed" xlink:actuate="onLoad"/></draw:frame><draw:frame draw:style-name="fr4" draw:name="graphics7" text:anchor-type="paragraph" svg:width="2.0835in" svg:height="1.0417in" draw:z-index="6"><draw:image xlink:href="Pictures/10000000000000C800000064FC0DFA9E.gif" xlink:type="simple" xlink:show="embed" xlink:actuate="onLoad"/></draw:frame></text:p>
      <text:p text:style-name="Standard"><draw:frame draw:style-name="fr4" draw:name="graphics10" text:anchor-type="paragraph" svg:width="2.0835in" svg:height="1.0417in" draw:z-index="9"><draw:image xlink:href="Pictures/10000000000000C80000006431C3F774.gif" xlink:type="simple" xlink:show="embed" xlink:actuate="onLoad"/></draw:frame><draw:frame draw:style-name="fr3" draw:name="graphics9" text:anchor-type="paragraph" svg:width="2.0835in" svg:height="1.0417in" draw:z-index="8"><draw:image xlink:href="Pictures/10000000000000C800000064E0135F94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F7E85BF0.gif" xlink:type="simple" xlink:show="embed" xlink:actuate="onLoad"/></draw:frame></text:p>
      <text:p text:style-name="P1"><draw:frame draw:style-name="fr3" draw:name="graphics11" text:anchor-type="paragraph" svg:width="6.25in" svg:height="6.25in" draw:z-index="10"><draw:image xlink:href="Pictures/100000000000025800000258F93E6916.gif" xlink:type="simple" xlink:show="embed" xlink:actuate="onLoad"/></draw:frame></text:p>
      <text:p text:style-name="Standard"><draw:frame draw:style-name="fr2" draw:name="graphics12" text:anchor-type="paragraph" svg:width="2.0835in" svg:height="1.0417in" draw:z-index="11"><draw:image xlink:href="Pictures/10000000000000C800000064F8396AC4.gif" xlink:type="simple" xlink:show="embed" xlink:actuate="onLoad"/></draw:frame><draw:frame draw:style-name="fr3" draw:name="graphics13" text:anchor-type="paragraph" svg:width="2.0835in" svg:height="1.0417in" draw:z-index="12"><draw:image xlink:href="Pictures/10000000000000C800000064942D74F1.gif" xlink:type="simple" xlink:show="embed" xlink:actuate="onLoad"/></draw:frame><draw:frame draw:style-name="fr4" draw:name="graphics14" text:anchor-type="paragraph" svg:width="2.0835in" svg:height="1.0417in" draw:z-index="13"><draw:image xlink:href="Pictures/10000000000000C8000000648191E7B0.gif" xlink:type="simple" xlink:show="embed" xlink:actuate="onLoad"/></draw:frame></text:p>
      <text:p text:style-name="Standard"><draw:frame draw:style-name="fr2" draw:name="graphics15" text:anchor-type="paragraph" svg:width="2.0835in" svg:height="1.0417in" draw:z-index="14"><draw:image xlink:href="Pictures/10000000000000C800000064A90CAC11.gif" xlink:type="simple" xlink:show="embed" xlink:actuate="onLoad"/></draw:frame><draw:frame draw:style-name="fr3" draw:name="graphics16" text:anchor-type="paragraph" svg:width="2.0835in" svg:height="1.0417in" draw:z-index="15"><draw:image xlink:href="Pictures/10000000000000C800000064B85F4508.gif" xlink:type="simple" xlink:show="embed" xlink:actuate="onLoad"/></draw:frame><draw:frame draw:style-name="fr4" draw:name="graphics17" text:anchor-type="paragraph" svg:width="2.0835in" svg:height="1.0417in" draw:z-index="16"><draw:image xlink:href="Pictures/10000000000000C8000000648BF497D2.gif" xlink:type="simple" xlink:show="embed" xlink:actuate="onLoad"/></draw:frame></text:p>
      <text:p text:style-name="Standard"><draw:frame draw:style-name="fr4" draw:name="graphics20" text:anchor-type="paragraph" svg:width="2.0835in" svg:height="1.0417in" draw:z-index="19"><draw:image xlink:href="Pictures/10000000000000C80000006472C600A2.gif" xlink:type="simple" xlink:show="embed" xlink:actuate="onLoad"/></draw:frame><draw:frame draw:style-name="fr3" draw:name="graphics19" text:anchor-type="paragraph" svg:width="2.0835in" svg:height="1.0417in" draw:z-index="18"><draw:image xlink:href="Pictures/10000000000000C8000000646DF22E1A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25055EEA.gif" xlink:type="simple" xlink:show="embed" xlink:actuate="onLoad"/></draw:frame></text:p>
      <text:p text:style-name="P1"><draw:frame draw:style-name="fr3" draw:name="graphics21" text:anchor-type="paragraph" svg:width="6.25in" svg:height="6.25in" draw:z-index="20"><draw:image xlink:href="Pictures/100000000000025800000258976991A4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A9DC949F.gif" xlink:type="simple" xlink:show="embed" xlink:actuate="onLoad"/></draw:frame><draw:frame draw:style-name="fr3" draw:name="graphics23" text:anchor-type="paragraph" svg:width="2.0835in" svg:height="1.0417in" draw:z-index="22"><draw:image xlink:href="Pictures/10000000000000C8000000646D835401.gif" xlink:type="simple" xlink:show="embed" xlink:actuate="onLoad"/></draw:frame><draw:frame draw:style-name="fr4" draw:name="graphics24" text:anchor-type="paragraph" svg:width="2.0835in" svg:height="1.0417in" draw:z-index="23"><draw:image xlink:href="Pictures/10000000000000C800000064B132B279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5B22AEFC.gif" xlink:type="simple" xlink:show="embed" xlink:actuate="onLoad"/></draw:frame><draw:frame draw:style-name="fr3" draw:name="graphics26" text:anchor-type="paragraph" svg:width="2.0835in" svg:height="1.0417in" draw:z-index="25"><draw:image xlink:href="Pictures/10000000000000C8000000644DB66CCC.gif" xlink:type="simple" xlink:show="embed" xlink:actuate="onLoad"/></draw:frame><draw:frame draw:style-name="fr4" draw:name="graphics27" text:anchor-type="paragraph" svg:width="2.0835in" svg:height="1.0417in" draw:z-index="26"><draw:image xlink:href="Pictures/10000000000000C8000000641A54E503.gif" xlink:type="simple" xlink:show="embed" xlink:actuate="onLoad"/></draw:frame></text:p>
      <text:p text:style-name="Standard"><draw:frame draw:style-name="fr4" draw:name="graphics30" text:anchor-type="paragraph" svg:width="2.0835in" svg:height="1.0417in" draw:z-index="29"><draw:image xlink:href="Pictures/10000000000000C8000000643929BD4A.gif" xlink:type="simple" xlink:show="embed" xlink:actuate="onLoad"/></draw:frame><draw:frame draw:style-name="fr3" draw:name="graphics29" text:anchor-type="paragraph" svg:width="2.0835in" svg:height="1.0417in" draw:z-index="28"><draw:image xlink:href="Pictures/10000000000000C800000064164E6E98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844EF9EF.gif" xlink:type="simple" xlink:show="embed" xlink:actuate="onLoad"/></draw:frame></text:p>
      <text:p text:style-name="P1"><draw:frame draw:style-name="fr3" draw:name="graphics31" text:anchor-type="paragraph" svg:width="6.25in" svg:height="6.25in" draw:z-index="30"><draw:image xlink:href="Pictures/100000000000025800000258FE05E6B0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D6F1435E.gif" xlink:type="simple" xlink:show="embed" xlink:actuate="onLoad"/></draw:frame><draw:frame draw:style-name="fr3" draw:name="graphics33" text:anchor-type="paragraph" svg:width="2.0835in" svg:height="1.0417in" draw:z-index="32"><draw:image xlink:href="Pictures/10000000000000C800000064A013FC3A.gif" xlink:type="simple" xlink:show="embed" xlink:actuate="onLoad"/></draw:frame><draw:frame draw:style-name="fr4" draw:name="graphics34" text:anchor-type="paragraph" svg:width="2.0835in" svg:height="1.0417in" draw:z-index="33"><draw:image xlink:href="Pictures/10000000000000C8000000645E4A778C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C714C6F7.gif" xlink:type="simple" xlink:show="embed" xlink:actuate="onLoad"/></draw:frame><draw:frame draw:style-name="fr3" draw:name="graphics36" text:anchor-type="paragraph" svg:width="2.0835in" svg:height="1.0417in" draw:z-index="35"><draw:image xlink:href="Pictures/10000000000000C8000000640BF67C6F.gif" xlink:type="simple" xlink:show="embed" xlink:actuate="onLoad"/></draw:frame><draw:frame draw:style-name="fr4" draw:name="graphics37" text:anchor-type="paragraph" svg:width="2.0835in" svg:height="1.0417in" draw:z-index="36"><draw:image xlink:href="Pictures/10000000000000C80000006437D7E35D.gif" xlink:type="simple" xlink:show="embed" xlink:actuate="onLoad"/></draw:frame></text:p>
      <text:p text:style-name="Standard"><draw:frame draw:style-name="fr4" draw:name="graphics40" text:anchor-type="paragraph" svg:width="2.0835in" svg:height="1.0417in" draw:z-index="39"><draw:image xlink:href="Pictures/10000000000000C80000006427120434.gif" xlink:type="simple" xlink:show="embed" xlink:actuate="onLoad"/></draw:frame><draw:frame draw:style-name="fr3" draw:name="graphics39" text:anchor-type="paragraph" svg:width="2.0835in" svg:height="1.0417in" draw:z-index="38"><draw:image xlink:href="Pictures/10000000000000C80000006480C7C83F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B12D848F.gif" xlink:type="simple" xlink:show="embed" xlink:actuate="onLoad"/></draw:frame></text:p>
      <text:p text:style-name="P1"><draw:frame draw:style-name="fr3" draw:name="graphics41" text:anchor-type="paragraph" svg:width="6.25in" svg:height="6.25in" draw:z-index="40"><draw:image xlink:href="Pictures/10000000000002580000025823AA5A40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2F8A4969.gif" xlink:type="simple" xlink:show="embed" xlink:actuate="onLoad"/></draw:frame><draw:frame draw:style-name="fr3" draw:name="graphics43" text:anchor-type="paragraph" svg:width="2.0835in" svg:height="1.0417in" draw:z-index="42"><draw:image xlink:href="Pictures/10000000000000C800000064F6388C7B.gif" xlink:type="simple" xlink:show="embed" xlink:actuate="onLoad"/></draw:frame><draw:frame draw:style-name="fr4" draw:name="graphics44" text:anchor-type="paragraph" svg:width="2.0835in" svg:height="1.0417in" draw:z-index="43"><draw:image xlink:href="Pictures/10000000000000C8000000647A2FFB14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0AA8CEA7.gif" xlink:type="simple" xlink:show="embed" xlink:actuate="onLoad"/></draw:frame><draw:frame draw:style-name="fr3" draw:name="graphics46" text:anchor-type="paragraph" svg:width="2.0835in" svg:height="1.0417in" draw:z-index="45"><draw:image xlink:href="Pictures/10000000000000C800000064C5804B5A.gif" xlink:type="simple" xlink:show="embed" xlink:actuate="onLoad"/></draw:frame><draw:frame draw:style-name="fr4" draw:name="graphics47" text:anchor-type="paragraph" svg:width="2.0835in" svg:height="1.0417in" draw:z-index="46"><draw:image xlink:href="Pictures/10000000000000C800000064704A8B76.gif" xlink:type="simple" xlink:show="embed" xlink:actuate="onLoad"/></draw:frame></text:p>
      <text:p text:style-name="Standard"><draw:frame draw:style-name="fr4" draw:name="graphics50" text:anchor-type="paragraph" svg:width="2.0835in" svg:height="1.0417in" draw:z-index="49"><draw:image xlink:href="Pictures/10000000000000C80000006489781C06.gif" xlink:type="simple" xlink:show="embed" xlink:actuate="onLoad"/></draw:frame><draw:frame draw:style-name="fr3" draw:name="graphics49" text:anchor-type="paragraph" svg:width="2.0835in" svg:height="1.0417in" draw:z-index="48"><draw:image xlink:href="Pictures/10000000000000C80000006457534B3E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DEBB424E.gif" xlink:type="simple" xlink:show="embed" xlink:actuate="onLoad"/></draw:frame></text:p>
      <text:p text:style-name="P1"><draw:frame draw:style-name="fr3" draw:name="graphics51" text:anchor-type="paragraph" svg:width="6.25in" svg:height="6.25in" draw:z-index="50"><draw:image xlink:href="Pictures/100000000000025800000258B5200907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C57BDE1A.gif" xlink:type="simple" xlink:show="embed" xlink:actuate="onLoad"/></draw:frame><draw:frame draw:style-name="fr3" draw:name="graphics53" text:anchor-type="paragraph" svg:width="2.0835in" svg:height="1.0417in" draw:z-index="52"><draw:image xlink:href="Pictures/10000000000000C800000064AF97FEAA.gif" xlink:type="simple" xlink:show="embed" xlink:actuate="onLoad"/></draw:frame><draw:frame draw:style-name="fr4" draw:name="graphics54" text:anchor-type="paragraph" svg:width="2.0835in" svg:height="1.0417in" draw:z-index="53"><draw:image xlink:href="Pictures/10000000000000C800000064238089C5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EECB7173.gif" xlink:type="simple" xlink:show="embed" xlink:actuate="onLoad"/></draw:frame><draw:frame draw:style-name="fr3" draw:name="graphics56" text:anchor-type="paragraph" svg:width="2.0835in" svg:height="1.0417in" draw:z-index="55"><draw:image xlink:href="Pictures/10000000000000C80000006404EF7112.gif" xlink:type="simple" xlink:show="embed" xlink:actuate="onLoad"/></draw:frame><draw:frame draw:style-name="fr4" draw:name="graphics57" text:anchor-type="paragraph" svg:width="2.0835in" svg:height="1.0417in" draw:z-index="56"><draw:image xlink:href="Pictures/10000000000000C80000006488E6DEBF.gif" xlink:type="simple" xlink:show="embed" xlink:actuate="onLoad"/></draw:frame></text:p>
      <text:p text:style-name="Standard"><draw:frame draw:style-name="fr4" draw:name="graphics60" text:anchor-type="paragraph" svg:width="2.0835in" svg:height="1.0417in" draw:z-index="59"><draw:image xlink:href="Pictures/10000000000000C8000000644B949B3D.gif" xlink:type="simple" xlink:show="embed" xlink:actuate="onLoad"/></draw:frame><draw:frame draw:style-name="fr3" draw:name="graphics59" text:anchor-type="paragraph" svg:width="2.0835in" svg:height="1.0417in" draw:z-index="58"><draw:image xlink:href="Pictures/10000000000000C800000064F8543AB8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6FE5314A.gif" xlink:type="simple" xlink:show="embed" xlink:actuate="onLoad"/></draw:frame></text:p>
      <text:p text:style-name="P1"><draw:frame draw:style-name="fr3" draw:name="graphics61" text:anchor-type="paragraph" svg:width="6.25in" svg:height="6.25in" draw:z-index="60"><draw:image xlink:href="Pictures/1000000000000258000002582DAB26F7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9ED9185D.gif" xlink:type="simple" xlink:show="embed" xlink:actuate="onLoad"/></draw:frame><draw:frame draw:style-name="fr3" draw:name="graphics63" text:anchor-type="paragraph" svg:width="2.0835in" svg:height="1.0417in" draw:z-index="62"><draw:image xlink:href="Pictures/10000000000000C8000000647BDF9228.gif" xlink:type="simple" xlink:show="embed" xlink:actuate="onLoad"/></draw:frame><draw:frame draw:style-name="fr4" draw:name="graphics64" text:anchor-type="paragraph" svg:width="2.0835in" svg:height="1.0417in" draw:z-index="63"><draw:image xlink:href="Pictures/10000000000000C800000064151ECBF8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022C3BBA.gif" xlink:type="simple" xlink:show="embed" xlink:actuate="onLoad"/></draw:frame><draw:frame draw:style-name="fr3" draw:name="graphics66" text:anchor-type="paragraph" svg:width="2.0835in" svg:height="1.0417in" draw:z-index="65"><draw:image xlink:href="Pictures/10000000000000C800000064F218D32C.gif" xlink:type="simple" xlink:show="embed" xlink:actuate="onLoad"/></draw:frame><draw:frame draw:style-name="fr4" draw:name="graphics67" text:anchor-type="paragraph" svg:width="2.0835in" svg:height="1.0417in" draw:z-index="66"><draw:image xlink:href="Pictures/10000000000000C8000000641F7BBB9A.gif" xlink:type="simple" xlink:show="embed" xlink:actuate="onLoad"/></draw:frame></text:p>
      <text:p text:style-name="Standard"><draw:frame draw:style-name="fr4" draw:name="graphics70" text:anchor-type="paragraph" svg:width="2.0835in" svg:height="1.0417in" draw:z-index="69"><draw:image xlink:href="Pictures/10000000000000C8000000640FBE5CF3.gif" xlink:type="simple" xlink:show="embed" xlink:actuate="onLoad"/></draw:frame><draw:frame draw:style-name="fr3" draw:name="graphics69" text:anchor-type="paragraph" svg:width="2.0835in" svg:height="1.0417in" draw:z-index="68"><draw:image xlink:href="Pictures/10000000000000C8000000641F418BDB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B18A72A2.gif" xlink:type="simple" xlink:show="embed" xlink:actuate="onLoad"/></draw:frame></text:p>
      <text:p text:style-name="P1"><draw:frame draw:style-name="fr3" draw:name="graphics71" text:anchor-type="paragraph" svg:width="6.25in" svg:height="6.25in" draw:z-index="70"><draw:image xlink:href="Pictures/100000000000025800000258C0555D8A.gif" xlink:type="simple" xlink:show="embed" xlink:actuate="onLoad"/></draw:frame></text:p>
      <text:p text:style-name="Standard"><draw:frame draw:style-name="fr2" draw:name="graphics72" text:anchor-type="paragraph" svg:width="2.0835in" svg:height="1.0417in" draw:z-index="71"><draw:image xlink:href="Pictures/10000000000000C800000064427E3414.gif" xlink:type="simple" xlink:show="embed" xlink:actuate="onLoad"/></draw:frame><draw:frame draw:style-name="fr3" draw:name="graphics73" text:anchor-type="paragraph" svg:width="2.0835in" svg:height="1.0417in" draw:z-index="72"><draw:image xlink:href="Pictures/10000000000000C8000000648E274B45.gif" xlink:type="simple" xlink:show="embed" xlink:actuate="onLoad"/></draw:frame><draw:frame draw:style-name="fr4" draw:name="graphics74" text:anchor-type="paragraph" svg:width="2.0835in" svg:height="1.0417in" draw:z-index="73"><draw:image xlink:href="Pictures/10000000000000C8000000649B1FA775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B7736454.gif" xlink:type="simple" xlink:show="embed" xlink:actuate="onLoad"/></draw:frame><draw:frame draw:style-name="fr3" draw:name="graphics76" text:anchor-type="paragraph" svg:width="2.0835in" svg:height="1.0417in" draw:z-index="75"><draw:image xlink:href="Pictures/10000000000000C80000006484E41733.gif" xlink:type="simple" xlink:show="embed" xlink:actuate="onLoad"/></draw:frame><draw:frame draw:style-name="fr4" draw:name="graphics77" text:anchor-type="paragraph" svg:width="2.0835in" svg:height="1.0417in" draw:z-index="76"><draw:image xlink:href="Pictures/10000000000000C800000064F28233A4.gif" xlink:type="simple" xlink:show="embed" xlink:actuate="onLoad"/></draw:frame></text:p>
      <text:p text:style-name="Standard"><draw:frame draw:style-name="fr4" draw:name="graphics80" text:anchor-type="paragraph" svg:width="2.0835in" svg:height="1.0417in" draw:z-index="79"><draw:image xlink:href="Pictures/10000000000000C8000000640BB0A4D4.gif" xlink:type="simple" xlink:show="embed" xlink:actuate="onLoad"/></draw:frame><draw:frame draw:style-name="fr3" draw:name="graphics79" text:anchor-type="paragraph" svg:width="2.0835in" svg:height="1.0417in" draw:z-index="78"><draw:image xlink:href="Pictures/10000000000000C800000064A827AF88.gif" xlink:type="simple" xlink:show="embed" xlink:actuate="onLoad"/></draw:frame><draw:frame draw:style-name="fr2" draw:name="graphics78" text:anchor-type="paragraph" svg:width="2.0835in" svg:height="1.0417in" draw:z-index="77"><draw:image xlink:href="Pictures/10000000000000C80000006474785476.gif" xlink:type="simple" xlink:show="embed" xlink:actuate="onLoad"/></draw:frame></text:p>
      <text:p text:style-name="P1"><draw:frame draw:style-name="fr3" draw:name="graphics81" text:anchor-type="paragraph" svg:width="6.25in" svg:height="6.25in" draw:z-index="80"><draw:image xlink:href="Pictures/10000000000002580000025826EE1B99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9843B90C.gif" xlink:type="simple" xlink:show="embed" xlink:actuate="onLoad"/></draw:frame><draw:frame draw:style-name="fr3" draw:name="graphics83" text:anchor-type="paragraph" svg:width="2.0835in" svg:height="1.0417in" draw:z-index="82"><draw:image xlink:href="Pictures/10000000000000C80000006492C89561.gif" xlink:type="simple" xlink:show="embed" xlink:actuate="onLoad"/></draw:frame><draw:frame draw:style-name="fr4" draw:name="graphics84" text:anchor-type="paragraph" svg:width="2.0835in" svg:height="1.0417in" draw:z-index="83"><draw:image xlink:href="Pictures/10000000000000C8000000641768AB37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0983D849.gif" xlink:type="simple" xlink:show="embed" xlink:actuate="onLoad"/></draw:frame><draw:frame draw:style-name="fr3" draw:name="graphics86" text:anchor-type="paragraph" svg:width="2.0835in" svg:height="1.0417in" draw:z-index="85"><draw:image xlink:href="Pictures/10000000000000C8000000641E9B606B.gif" xlink:type="simple" xlink:show="embed" xlink:actuate="onLoad"/></draw:frame><draw:frame draw:style-name="fr4" draw:name="graphics87" text:anchor-type="paragraph" svg:width="2.0835in" svg:height="1.0417in" draw:z-index="86"><draw:image xlink:href="Pictures/10000000000000C800000064BC0EFC4D.gif" xlink:type="simple" xlink:show="embed" xlink:actuate="onLoad"/></draw:frame></text:p>
      <text:p text:style-name="Standard"><draw:frame draw:style-name="fr4" draw:name="graphics90" text:anchor-type="paragraph" svg:width="2.0835in" svg:height="1.0417in" draw:z-index="89"><draw:image xlink:href="Pictures/10000000000000C80000006485F40C4B.gif" xlink:type="simple" xlink:show="embed" xlink:actuate="onLoad"/></draw:frame><draw:frame draw:style-name="fr3" draw:name="graphics89" text:anchor-type="paragraph" svg:width="2.0835in" svg:height="1.0417in" draw:z-index="88"><draw:image xlink:href="Pictures/10000000000000C800000064B3F16641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2214E0A1.gif" xlink:type="simple" xlink:show="embed" xlink:actuate="onLoad"/></draw:frame></text:p>
      <text:p text:style-name="P1"><draw:frame draw:style-name="fr3" draw:name="graphics91" text:anchor-type="paragraph" svg:width="6.25in" svg:height="6.25in" draw:z-index="90"><draw:image xlink:href="Pictures/10000000000002580000025839420047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2DACF89E.gif" xlink:type="simple" xlink:show="embed" xlink:actuate="onLoad"/></draw:frame><draw:frame draw:style-name="fr3" draw:name="graphics93" text:anchor-type="paragraph" svg:width="2.0835in" svg:height="1.0417in" draw:z-index="92"><draw:image xlink:href="Pictures/10000000000000C800000064A3DC3056.gif" xlink:type="simple" xlink:show="embed" xlink:actuate="onLoad"/></draw:frame><draw:frame draw:style-name="fr4" draw:name="graphics94" text:anchor-type="paragraph" svg:width="2.0835in" svg:height="1.0417in" draw:z-index="93"><draw:image xlink:href="Pictures/10000000000000C800000064CD1D6986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0CC31CBE.gif" xlink:type="simple" xlink:show="embed" xlink:actuate="onLoad"/></draw:frame><draw:frame draw:style-name="fr3" draw:name="graphics96" text:anchor-type="paragraph" svg:width="2.0835in" svg:height="1.0417in" draw:z-index="95"><draw:image xlink:href="Pictures/10000000000000C8000000649E190213.gif" xlink:type="simple" xlink:show="embed" xlink:actuate="onLoad"/></draw:frame><draw:frame draw:style-name="fr4" draw:name="graphics97" text:anchor-type="paragraph" svg:width="2.0835in" svg:height="1.0417in" draw:z-index="96"><draw:image xlink:href="Pictures/10000000000000C800000064667B3EFC.gif" xlink:type="simple" xlink:show="embed" xlink:actuate="onLoad"/></draw:frame></text:p>
      <text:p text:style-name="Standard"><draw:frame draw:style-name="fr4" draw:name="graphics100" text:anchor-type="paragraph" svg:width="2.0835in" svg:height="1.0417in" draw:z-index="99"><draw:image xlink:href="Pictures/10000000000000C800000064A5097B7E.gif" xlink:type="simple" xlink:show="embed" xlink:actuate="onLoad"/></draw:frame><draw:frame draw:style-name="fr3" draw:name="graphics99" text:anchor-type="paragraph" svg:width="2.0835in" svg:height="1.0417in" draw:z-index="98"><draw:image xlink:href="Pictures/10000000000000C800000064FC912841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41827E36.gif" xlink:type="simple" xlink:show="embed" xlink:actuate="onLoad"/></draw:frame></text:p>
      <text:p text:style-name="P1"><draw:frame draw:style-name="fr3" draw:name="graphics101" text:anchor-type="paragraph" svg:width="6.25in" svg:height="6.25in" draw:z-index="100"><draw:image xlink:href="Pictures/10000000000002580000025843585FE2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86F76FC1.gif" xlink:type="simple" xlink:show="embed" xlink:actuate="onLoad"/></draw:frame><draw:frame draw:style-name="fr3" draw:name="graphics103" text:anchor-type="paragraph" svg:width="2.0835in" svg:height="1.0417in" draw:z-index="102"><draw:image xlink:href="Pictures/10000000000000C80000006425438D58.gif" xlink:type="simple" xlink:show="embed" xlink:actuate="onLoad"/></draw:frame><draw:frame draw:style-name="fr4" draw:name="graphics104" text:anchor-type="paragraph" svg:width="2.0835in" svg:height="1.0417in" draw:z-index="103"><draw:image xlink:href="Pictures/10000000000000C80000006444D3AA5F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B7EA6C68.gif" xlink:type="simple" xlink:show="embed" xlink:actuate="onLoad"/></draw:frame><draw:frame draw:style-name="fr3" draw:name="graphics106" text:anchor-type="paragraph" svg:width="2.0835in" svg:height="1.0417in" draw:z-index="105"><draw:image xlink:href="Pictures/10000000000000C8000000643E29534E.gif" xlink:type="simple" xlink:show="embed" xlink:actuate="onLoad"/></draw:frame><draw:frame draw:style-name="fr4" draw:name="graphics107" text:anchor-type="paragraph" svg:width="2.0835in" svg:height="1.0417in" draw:z-index="106"><draw:image xlink:href="Pictures/10000000000000C800000064FD6A9A07.gif" xlink:type="simple" xlink:show="embed" xlink:actuate="onLoad"/></draw:frame></text:p>
      <text:p text:style-name="Standard"><draw:frame draw:style-name="fr4" draw:name="graphics110" text:anchor-type="paragraph" svg:width="2.0835in" svg:height="1.0417in" draw:z-index="109"><draw:image xlink:href="Pictures/10000000000000C8000000640638BA7B.gif" xlink:type="simple" xlink:show="embed" xlink:actuate="onLoad"/></draw:frame><draw:frame draw:style-name="fr3" draw:name="graphics109" text:anchor-type="paragraph" svg:width="2.0835in" svg:height="1.0417in" draw:z-index="108"><draw:image xlink:href="Pictures/10000000000000C800000064BF641308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637086EB.gif" xlink:type="simple" xlink:show="embed" xlink:actuate="onLoad"/></draw:frame></text:p>
      <text:p text:style-name="P1"><draw:frame draw:style-name="fr3" draw:name="graphics111" text:anchor-type="paragraph" svg:width="6.25in" svg:height="6.25in" draw:z-index="110"><draw:image xlink:href="Pictures/1000000000000258000002583FFE2F32.gif" xlink:type="simple" xlink:show="embed" xlink:actuate="onLoad"/></draw:frame></text:p>
      <text:p text:style-name="Standard"><draw:frame draw:style-name="fr2" draw:name="graphics112" text:anchor-type="paragraph" svg:width="2.0835in" svg:height="1.0417in" draw:z-index="111"><draw:image xlink:href="Pictures/10000000000000C8000000642D060021.gif" xlink:type="simple" xlink:show="embed" xlink:actuate="onLoad"/></draw:frame><draw:frame draw:style-name="fr3" draw:name="graphics113" text:anchor-type="paragraph" svg:width="2.0835in" svg:height="1.0417in" draw:z-index="112"><draw:image xlink:href="Pictures/10000000000000C800000064D8C7AD52.gif" xlink:type="simple" xlink:show="embed" xlink:actuate="onLoad"/></draw:frame><draw:frame draw:style-name="fr4" draw:name="graphics114" text:anchor-type="paragraph" svg:width="2.0835in" svg:height="1.0417in" draw:z-index="113"><draw:image xlink:href="Pictures/10000000000000C800000064CD7B3E13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0D3C157F.gif" xlink:type="simple" xlink:show="embed" xlink:actuate="onLoad"/></draw:frame><draw:frame draw:style-name="fr3" draw:name="graphics116" text:anchor-type="paragraph" svg:width="2.0835in" svg:height="1.0417in" draw:z-index="115"><draw:image xlink:href="Pictures/10000000000000C8000000647392AAF9.gif" xlink:type="simple" xlink:show="embed" xlink:actuate="onLoad"/></draw:frame><draw:frame draw:style-name="fr4" draw:name="graphics117" text:anchor-type="paragraph" svg:width="2.0835in" svg:height="1.0417in" draw:z-index="116"><draw:image xlink:href="Pictures/10000000000000C800000064C71E4E71.gif" xlink:type="simple" xlink:show="embed" xlink:actuate="onLoad"/></draw:frame></text:p>
      <text:p text:style-name="Standard"><draw:frame draw:style-name="fr4" draw:name="graphics120" text:anchor-type="paragraph" svg:width="2.0835in" svg:height="1.0417in" draw:z-index="119"><draw:image xlink:href="Pictures/10000000000000C80000006445603120.gif" xlink:type="simple" xlink:show="embed" xlink:actuate="onLoad"/></draw:frame><draw:frame draw:style-name="fr3" draw:name="graphics119" text:anchor-type="paragraph" svg:width="2.0835in" svg:height="1.0417in" draw:z-index="118"><draw:image xlink:href="Pictures/10000000000000C800000064007BDA75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69EF8749.gif" xlink:type="simple" xlink:show="embed" xlink:actuate="onLoad"/></draw:frame></text:p>
      <text:p text:style-name="P1"><draw:frame draw:style-name="fr3" draw:name="graphics121" text:anchor-type="paragraph" svg:width="6.25in" svg:height="6.25in" draw:z-index="120"><draw:image xlink:href="Pictures/100000000000025800000258CA176BF7.gif" xlink:type="simple" xlink:show="embed" xlink:actuate="onLoad"/></draw:frame></text:p>
      <text:p text:style-name="Standard"><draw:frame draw:style-name="fr2" draw:name="graphics122" text:anchor-type="paragraph" svg:width="2.0835in" svg:height="1.0417in" draw:z-index="121"><draw:image xlink:href="Pictures/10000000000000C800000064CC60B363.gif" xlink:type="simple" xlink:show="embed" xlink:actuate="onLoad"/></draw:frame><draw:frame draw:style-name="fr3" draw:name="graphics123" text:anchor-type="paragraph" svg:width="2.0835in" svg:height="1.0417in" draw:z-index="122"><draw:image xlink:href="Pictures/10000000000000C800000064A1299344.gif" xlink:type="simple" xlink:show="embed" xlink:actuate="onLoad"/></draw:frame><draw:frame draw:style-name="fr4" draw:name="graphics124" text:anchor-type="paragraph" svg:width="2.0835in" svg:height="1.0417in" draw:z-index="123"><draw:image xlink:href="Pictures/10000000000000C8000000642489AD12.gif" xlink:type="simple" xlink:show="embed" xlink:actuate="onLoad"/></draw:frame></text:p>
      <text:p text:style-name="Standard"><draw:frame draw:style-name="fr2" draw:name="graphics125" text:anchor-type="paragraph" svg:width="2.0835in" svg:height="1.0417in" draw:z-index="124"><draw:image xlink:href="Pictures/10000000000000C800000064F5E6C6F8.gif" xlink:type="simple" xlink:show="embed" xlink:actuate="onLoad"/></draw:frame><draw:frame draw:style-name="fr3" draw:name="graphics126" text:anchor-type="paragraph" svg:width="2.0835in" svg:height="1.0417in" draw:z-index="125"><draw:image xlink:href="Pictures/10000000000000C800000064EAD36059.gif" xlink:type="simple" xlink:show="embed" xlink:actuate="onLoad"/></draw:frame><draw:frame draw:style-name="fr4" draw:name="graphics127" text:anchor-type="paragraph" svg:width="2.0835in" svg:height="1.0417in" draw:z-index="126"><draw:image xlink:href="Pictures/10000000000000C8000000648FEFFA68.gif" xlink:type="simple" xlink:show="embed" xlink:actuate="onLoad"/></draw:frame></text:p>
      <text:p text:style-name="Standard"><draw:frame draw:style-name="fr4" draw:name="graphics130" text:anchor-type="paragraph" svg:width="2.0835in" svg:height="1.0417in" draw:z-index="129"><draw:image xlink:href="Pictures/10000000000000C8000000644C9DBFEA.gif" xlink:type="simple" xlink:show="embed" xlink:actuate="onLoad"/></draw:frame><draw:frame draw:style-name="fr3" draw:name="graphics129" text:anchor-type="paragraph" svg:width="2.0835in" svg:height="1.0417in" draw:z-index="128"><draw:image xlink:href="Pictures/10000000000000C8000000646EBF49EB.gif" xlink:type="simple" xlink:show="embed" xlink:actuate="onLoad"/></draw:frame><draw:frame draw:style-name="fr2" draw:name="graphics128" text:anchor-type="paragraph" svg:width="2.0835in" svg:height="1.0417in" draw:z-index="127"><draw:image xlink:href="Pictures/10000000000000C800000064A816BAA2.gif" xlink:type="simple" xlink:show="embed" xlink:actuate="onLoad"/></draw:frame></text:p>
      <text:p text:style-name="P1"><draw:frame draw:style-name="fr3" draw:name="graphics131" text:anchor-type="paragraph" svg:width="6.25in" svg:height="6.25in" draw:z-index="130"><draw:image xlink:href="Pictures/100000000000025800000258F7497530.gif" xlink:type="simple" xlink:show="embed" xlink:actuate="onLoad"/></draw:frame></text:p>
      <text:p text:style-name="Standard"><draw:frame draw:style-name="fr2" draw:name="graphics132" text:anchor-type="paragraph" svg:width="2.0835in" svg:height="1.0417in" draw:z-index="131"><draw:image xlink:href="Pictures/10000000000000C8000000649C5C5954.gif" xlink:type="simple" xlink:show="embed" xlink:actuate="onLoad"/></draw:frame><draw:frame draw:style-name="fr3" draw:name="graphics133" text:anchor-type="paragraph" svg:width="2.0835in" svg:height="1.0417in" draw:z-index="132"><draw:image xlink:href="Pictures/10000000000000C800000064012167BE.gif" xlink:type="simple" xlink:show="embed" xlink:actuate="onLoad"/></draw:frame><draw:frame draw:style-name="fr4" draw:name="graphics134" text:anchor-type="paragraph" svg:width="2.0835in" svg:height="1.0417in" draw:z-index="133"><draw:image xlink:href="Pictures/10000000000000C800000064149DF4FF.gif" xlink:type="simple" xlink:show="embed" xlink:actuate="onLoad"/></draw:frame></text:p>
      <text:p text:style-name="Standard"><draw:frame draw:style-name="fr5" draw:name="graphics135" text:anchor-type="paragraph" svg:width="2.0835in" svg:height="1.0417in" draw:z-index="134"><draw:image xlink:href="Pictures/10000000000000C80000006405A3F8A1.gif" xlink:type="simple" xlink:show="embed" xlink:actuate="onLoad"/></draw:frame><draw:frame draw:style-name="fr3" draw:name="graphics136" text:anchor-type="paragraph" svg:width="2.0835in" svg:height="1.0417in" draw:z-index="135"><draw:image xlink:href="Pictures/10000000000000C8000000641F61CF8F.gif" xlink:type="simple" xlink:show="embed" xlink:actuate="onLoad"/></draw:frame><draw:frame draw:style-name="fr4" draw:name="graphics137" text:anchor-type="paragraph" svg:width="2.0835in" svg:height="1.0417in" draw:z-index="136"><draw:image xlink:href="Pictures/10000000000000C800000064BFFBA385.gif" xlink:type="simple" xlink:show="embed" xlink:actuate="onLoad"/></draw:frame></text:p>
      <text:p text:style-name="Standard"><draw:frame draw:style-name="fr4" draw:name="graphics140" text:anchor-type="paragraph" svg:width="2.0835in" svg:height="1.0417in" draw:z-index="139"><draw:image xlink:href="Pictures/10000000000000C8000000640E3D63F4.gif" xlink:type="simple" xlink:show="embed" xlink:actuate="onLoad"/></draw:frame><draw:frame draw:style-name="fr3" draw:name="graphics139" text:anchor-type="paragraph" svg:width="2.0835in" svg:height="1.0417in" draw:z-index="138"><draw:image xlink:href="Pictures/10000000000000C800000064446A1423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21E1BF69.gif" xlink:type="simple" xlink:show="embed" xlink:actuate="onLoad"/></draw:frame></text:p>
      <text:p text:style-name="P1"><draw:frame draw:style-name="fr3" draw:name="graphics141" text:anchor-type="paragraph" svg:width="6.25in" svg:height="6.25in" draw:z-index="140"><draw:image xlink:href="Pictures/10000000000002580000025809E3EA00.gif" xlink:type="simple" xlink:show="embed" xlink:actuate="onLoad"/></draw:frame></text:p>
      <text:p text:style-name="Standard"><draw:frame draw:style-name="fr2" draw:name="graphics142" text:anchor-type="paragraph" svg:width="2.0835in" svg:height="1.0417in" draw:z-index="141"><draw:image xlink:href="Pictures/10000000000000C800000064B428937B.gif" xlink:type="simple" xlink:show="embed" xlink:actuate="onLoad"/></draw:frame><draw:frame draw:style-name="fr3" draw:name="graphics143" text:anchor-type="paragraph" svg:width="2.0835in" svg:height="1.0417in" draw:z-index="142"><draw:image xlink:href="Pictures/10000000000000C80000006472278178.gif" xlink:type="simple" xlink:show="embed" xlink:actuate="onLoad"/></draw:frame><draw:frame draw:style-name="fr4" draw:name="graphics144" text:anchor-type="paragraph" svg:width="2.0835in" svg:height="1.0417in" draw:z-index="143"><draw:image xlink:href="Pictures/10000000000000C800000064FE24DEBD.gif" xlink:type="simple" xlink:show="embed" xlink:actuate="onLoad"/></draw:frame></text:p>
      <text:p text:style-name="Standard"><draw:frame draw:style-name="fr2" draw:name="graphics145" text:anchor-type="paragraph" svg:width="2.0835in" svg:height="1.0417in" draw:z-index="144"><draw:image xlink:href="Pictures/10000000000000C800000064324B0220.gif" xlink:type="simple" xlink:show="embed" xlink:actuate="onLoad"/></draw:frame><draw:frame draw:style-name="fr3" draw:name="graphics146" text:anchor-type="paragraph" svg:width="2.0835in" svg:height="1.0417in" draw:z-index="145"><draw:image xlink:href="Pictures/10000000000000C8000000649E4367D5.gif" xlink:type="simple" xlink:show="embed" xlink:actuate="onLoad"/></draw:frame><draw:frame draw:style-name="fr4" draw:name="graphics147" text:anchor-type="paragraph" svg:width="2.0835in" svg:height="1.0417in" draw:z-index="146"><draw:image xlink:href="Pictures/10000000000000C80000006466CFF570.gif" xlink:type="simple" xlink:show="embed" xlink:actuate="onLoad"/></draw:frame></text:p>
      <text:p text:style-name="Standard"><draw:frame draw:style-name="fr4" draw:name="graphics150" text:anchor-type="paragraph" svg:width="2.0835in" svg:height="1.0417in" draw:z-index="149"><draw:image xlink:href="Pictures/10000000000000C80000006445B2AD39.gif" xlink:type="simple" xlink:show="embed" xlink:actuate="onLoad"/></draw:frame><draw:frame draw:style-name="fr3" draw:name="graphics149" text:anchor-type="paragraph" svg:width="2.0835in" svg:height="1.0417in" draw:z-index="148"><draw:image xlink:href="Pictures/10000000000000C80000006456A3AF8D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C36209BE.gif" xlink:type="simple" xlink:show="embed" xlink:actuate="onLoad"/></draw:frame></text:p>
      <text:p text:style-name="P1"><draw:frame draw:style-name="fr3" draw:name="graphics151" text:anchor-type="paragraph" svg:width="6.25in" svg:height="6.25in" draw:z-index="150"><draw:image xlink:href="Pictures/10000000000002580000025804A39D44.gif" xlink:type="simple" xlink:show="embed" xlink:actuate="onLoad"/></draw:frame></text:p>
      <text:p text:style-name="Standard"><draw:frame draw:style-name="fr2" draw:name="graphics152" text:anchor-type="paragraph" svg:width="2.0835in" svg:height="1.0417in" draw:z-index="151"><draw:image xlink:href="Pictures/10000000000000C800000064484B4EEB.gif" xlink:type="simple" xlink:show="embed" xlink:actuate="onLoad"/></draw:frame><draw:frame draw:style-name="fr3" draw:name="graphics153" text:anchor-type="paragraph" svg:width="2.0835in" svg:height="1.0417in" draw:z-index="152"><draw:image xlink:href="Pictures/10000000000000C800000064FBFC9714.gif" xlink:type="simple" xlink:show="embed" xlink:actuate="onLoad"/></draw:frame><draw:frame draw:style-name="fr4" draw:name="graphics154" text:anchor-type="paragraph" svg:width="2.0835in" svg:height="1.0417in" draw:z-index="153"><draw:image xlink:href="Pictures/10000000000000C800000064EE400455.gif" xlink:type="simple" xlink:show="embed" xlink:actuate="onLoad"/></draw:frame></text:p>
      <text:p text:style-name="Standard"><draw:frame draw:style-name="fr2" draw:name="graphics155" text:anchor-type="paragraph" svg:width="2.0835in" svg:height="1.0417in" draw:z-index="154"><draw:image xlink:href="Pictures/10000000000000C800000064A2EBC621.gif" xlink:type="simple" xlink:show="embed" xlink:actuate="onLoad"/></draw:frame><draw:frame draw:style-name="fr3" draw:name="graphics156" text:anchor-type="paragraph" svg:width="2.0835in" svg:height="1.0417in" draw:z-index="155"><draw:image xlink:href="Pictures/10000000000000C800000064620F37DA.gif" xlink:type="simple" xlink:show="embed" xlink:actuate="onLoad"/></draw:frame><draw:frame draw:style-name="fr4" draw:name="graphics157" text:anchor-type="paragraph" svg:width="2.0835in" svg:height="1.0417in" draw:z-index="156"><draw:image xlink:href="Pictures/10000000000000C800000064E4257437.gif" xlink:type="simple" xlink:show="embed" xlink:actuate="onLoad"/></draw:frame></text:p>
      <text:p text:style-name="Standard"><draw:frame draw:style-name="fr4" draw:name="graphics160" text:anchor-type="paragraph" svg:width="2.0835in" svg:height="1.0417in" draw:z-index="159"><draw:image xlink:href="Pictures/10000000000000C8000000641D17E347.gif" xlink:type="simple" xlink:show="embed" xlink:actuate="onLoad"/></draw:frame><draw:frame draw:style-name="fr3" draw:name="graphics159" text:anchor-type="paragraph" svg:width="2.0835in" svg:height="1.0417in" draw:z-index="158"><draw:image xlink:href="Pictures/10000000000000C8000000648CF0F9DF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4AD4BD0F.gif" xlink:type="simple" xlink:show="embed" xlink:actuate="onLoad"/></draw:frame></text:p>
      <text:p text:style-name="P1"><draw:frame draw:style-name="fr3" draw:name="graphics161" text:anchor-type="paragraph" svg:width="6.25in" svg:height="6.25in" draw:z-index="160"><draw:image xlink:href="Pictures/10000000000002580000025851DAD815.gif" xlink:type="simple" xlink:show="embed" xlink:actuate="onLoad"/></draw:frame></text:p>
      <text:p text:style-name="Standard"><draw:frame draw:style-name="fr2" draw:name="graphics162" text:anchor-type="paragraph" svg:width="2.0835in" svg:height="1.0417in" draw:z-index="161"><draw:image xlink:href="Pictures/10000000000000C800000064A8164790.gif" xlink:type="simple" xlink:show="embed" xlink:actuate="onLoad"/></draw:frame><draw:frame draw:style-name="fr3" draw:name="graphics163" text:anchor-type="paragraph" svg:width="2.0835in" svg:height="1.0417in" draw:z-index="162"><draw:image xlink:href="Pictures/10000000000000C800000064DF4A5AAC.gif" xlink:type="simple" xlink:show="embed" xlink:actuate="onLoad"/></draw:frame><draw:frame draw:style-name="fr4" draw:name="graphics164" text:anchor-type="paragraph" svg:width="2.0835in" svg:height="1.0417in" draw:z-index="163"><draw:image xlink:href="Pictures/10000000000000C800000064B18B037C.gif" xlink:type="simple" xlink:show="embed" xlink:actuate="onLoad"/></draw:frame></text:p>
      <text:p text:style-name="Standard"><draw:frame draw:style-name="fr2" draw:name="graphics165" text:anchor-type="paragraph" svg:width="2.0835in" svg:height="1.0417in" draw:z-index="164"><draw:image xlink:href="Pictures/10000000000000C800000064597DDBED.gif" xlink:type="simple" xlink:show="embed" xlink:actuate="onLoad"/></draw:frame><draw:frame draw:style-name="fr3" draw:name="graphics166" text:anchor-type="paragraph" svg:width="2.0835in" svg:height="1.0417in" draw:z-index="165"><draw:image xlink:href="Pictures/10000000000000C800000064A052376E.gif" xlink:type="simple" xlink:show="embed" xlink:actuate="onLoad"/></draw:frame><draw:frame draw:style-name="fr4" draw:name="graphics167" text:anchor-type="paragraph" svg:width="2.0835in" svg:height="1.0417in" draw:z-index="166"><draw:image xlink:href="Pictures/10000000000000C800000064BBEE731E.gif" xlink:type="simple" xlink:show="embed" xlink:actuate="onLoad"/></draw:frame></text:p>
      <text:p text:style-name="Standard"><draw:frame draw:style-name="fr4" draw:name="graphics170" text:anchor-type="paragraph" svg:width="2.0835in" svg:height="1.0417in" draw:z-index="169"><draw:image xlink:href="Pictures/10000000000000C80000006442DCE46E.gif" xlink:type="simple" xlink:show="embed" xlink:actuate="onLoad"/></draw:frame><draw:frame draw:style-name="fr3" draw:name="graphics169" text:anchor-type="paragraph" svg:width="2.0835in" svg:height="1.0417in" draw:z-index="168"><draw:image xlink:href="Pictures/10000000000000C800000064EB4330BC.gif" xlink:type="simple" xlink:show="embed" xlink:actuate="onLoad"/></draw:frame><draw:frame draw:style-name="fr2" draw:name="graphics168" text:anchor-type="paragraph" svg:width="2.0835in" svg:height="1.0417in" draw:z-index="167"><draw:image xlink:href="Pictures/10000000000000C800000064151FBA26.gif" xlink:type="simple" xlink:show="embed" xlink:actuate="onLoad"/></draw:frame></text:p>
      <text:p text:style-name="P1"><draw:frame draw:style-name="fr3" draw:name="graphics171" text:anchor-type="paragraph" svg:width="6.25in" svg:height="6.25in" draw:z-index="170"><draw:image xlink:href="Pictures/1000000000000258000002589EAF5D4B.gif" xlink:type="simple" xlink:show="embed" xlink:actuate="onLoad"/></draw:frame></text:p>
      <text:p text:style-name="Standard"><draw:frame draw:style-name="fr2" draw:name="graphics172" text:anchor-type="paragraph" svg:width="2.0835in" svg:height="1.0417in" draw:z-index="171"><draw:image xlink:href="Pictures/10000000000000C8000000649F91E45D.gif" xlink:type="simple" xlink:show="embed" xlink:actuate="onLoad"/></draw:frame><draw:frame draw:style-name="fr3" draw:name="graphics173" text:anchor-type="paragraph" svg:width="2.0835in" svg:height="1.0417in" draw:z-index="172"><draw:image xlink:href="Pictures/10000000000000C800000064A53003A1.gif" xlink:type="simple" xlink:show="embed" xlink:actuate="onLoad"/></draw:frame><draw:frame draw:style-name="fr4" draw:name="graphics174" text:anchor-type="paragraph" svg:width="2.0835in" svg:height="1.0417in" draw:z-index="173"><draw:image xlink:href="Pictures/10000000000000C800000064A3099DC7.gif" xlink:type="simple" xlink:show="embed" xlink:actuate="onLoad"/></draw:frame></text:p>
      <text:p text:style-name="Standard"><draw:frame draw:style-name="fr2" draw:name="graphics175" text:anchor-type="paragraph" svg:width="2.0835in" svg:height="1.0417in" draw:z-index="174"><draw:image xlink:href="Pictures/10000000000000C80000006401F53FBA.gif" xlink:type="simple" xlink:show="embed" xlink:actuate="onLoad"/></draw:frame><draw:frame draw:style-name="fr3" draw:name="graphics176" text:anchor-type="paragraph" svg:width="2.0835in" svg:height="1.0417in" draw:z-index="175"><draw:image xlink:href="Pictures/10000000000000C80000006444ABFB13.gif" xlink:type="simple" xlink:show="embed" xlink:actuate="onLoad"/></draw:frame><draw:frame draw:style-name="fr4" draw:name="graphics177" text:anchor-type="paragraph" svg:width="2.0835in" svg:height="1.0417in" draw:z-index="176"><draw:image xlink:href="Pictures/10000000000000C800000064A96CEDA5.gif" xlink:type="simple" xlink:show="embed" xlink:actuate="onLoad"/></draw:frame></text:p>
      <text:p text:style-name="Standard"><draw:frame draw:style-name="fr4" draw:name="graphics180" text:anchor-type="paragraph" svg:width="2.0835in" svg:height="1.0417in" draw:z-index="179"><draw:image xlink:href="Pictures/10000000000000C800000064CB1D8F3F.gif" xlink:type="simple" xlink:show="embed" xlink:actuate="onLoad"/></draw:frame><draw:frame draw:style-name="fr3" draw:name="graphics179" text:anchor-type="paragraph" svg:width="2.0835in" svg:height="1.0417in" draw:z-index="178"><draw:image xlink:href="Pictures/10000000000000C8000000648A0882AC.gif" xlink:type="simple" xlink:show="embed" xlink:actuate="onLoad"/></draw:frame><draw:frame draw:style-name="fr2" draw:name="graphics178" text:anchor-type="paragraph" svg:width="2.0835in" svg:height="1.0417in" draw:z-index="177"><draw:image xlink:href="Pictures/10000000000000C8000000642F968A77.gif" xlink:type="simple" xlink:show="embed" xlink:actuate="onLoad"/></draw:frame></text:p>
      <text:p text:style-name="P1"><draw:frame draw:style-name="fr3" draw:name="graphics181" text:anchor-type="paragraph" svg:width="6.25in" svg:height="6.25in" draw:z-index="180"><draw:image xlink:href="Pictures/100000000000025800000258FDA68BD4.gif" xlink:type="simple" xlink:show="embed" xlink:actuate="onLoad"/></draw:frame></text:p>
      <text:p text:style-name="Standard"><draw:frame draw:style-name="fr2" draw:name="graphics182" text:anchor-type="paragraph" svg:width="2.0835in" svg:height="1.0417in" draw:z-index="181"><draw:image xlink:href="Pictures/10000000000000C800000064FF382E9A.gif" xlink:type="simple" xlink:show="embed" xlink:actuate="onLoad"/></draw:frame><draw:frame draw:style-name="fr3" draw:name="graphics183" text:anchor-type="paragraph" svg:width="2.0835in" svg:height="1.0417in" draw:z-index="182"><draw:image xlink:href="Pictures/10000000000000C800000064639AA08A.gif" xlink:type="simple" xlink:show="embed" xlink:actuate="onLoad"/></draw:frame><draw:frame draw:style-name="fr4" draw:name="graphics184" text:anchor-type="paragraph" svg:width="2.0835in" svg:height="1.0417in" draw:z-index="183"><draw:image xlink:href="Pictures/10000000000000C80000006435BE2645.gif" xlink:type="simple" xlink:show="embed" xlink:actuate="onLoad"/></draw:frame></text:p>
      <text:p text:style-name="Standard"><draw:frame draw:style-name="fr2" draw:name="graphics185" text:anchor-type="paragraph" svg:width="2.0835in" svg:height="1.0417in" draw:z-index="184"><draw:image xlink:href="Pictures/10000000000000C800000064A00F60F3.gif" xlink:type="simple" xlink:show="embed" xlink:actuate="onLoad"/></draw:frame><draw:frame draw:style-name="fr3" draw:name="graphics186" text:anchor-type="paragraph" svg:width="2.0835in" svg:height="1.0417in" draw:z-index="185"><draw:image xlink:href="Pictures/10000000000000C8000000640FF026D2.gif" xlink:type="simple" xlink:show="embed" xlink:actuate="onLoad"/></draw:frame><draw:frame draw:style-name="fr4" draw:name="graphics187" text:anchor-type="paragraph" svg:width="2.0835in" svg:height="1.0417in" draw:z-index="186"><draw:image xlink:href="Pictures/10000000000000C8000000649ED8713F.gif" xlink:type="simple" xlink:show="embed" xlink:actuate="onLoad"/></draw:frame></text:p>
      <text:p text:style-name="Standard"><draw:frame draw:style-name="fr4" draw:name="graphics190" text:anchor-type="paragraph" svg:width="2.0835in" svg:height="1.0417in" draw:z-index="189"><draw:image xlink:href="Pictures/10000000000000C800000064C6E9C157.gif" xlink:type="simple" xlink:show="embed" xlink:actuate="onLoad"/></draw:frame><draw:frame draw:style-name="fr3" draw:name="graphics189" text:anchor-type="paragraph" svg:width="2.0835in" svg:height="1.0417in" draw:z-index="188"><draw:image xlink:href="Pictures/10000000000000C800000064C8D155B9.gif" xlink:type="simple" xlink:show="embed" xlink:actuate="onLoad"/></draw:frame><draw:frame draw:style-name="fr2" draw:name="graphics188" text:anchor-type="paragraph" svg:width="2.0835in" svg:height="1.0417in" draw:z-index="187"><draw:image xlink:href="Pictures/10000000000000C80000006400C26DD3.gif" xlink:type="simple" xlink:show="embed" xlink:actuate="onLoad"/></draw:frame></text:p>
      <text:p text:style-name="P1"><draw:frame draw:style-name="fr3" draw:name="graphics191" text:anchor-type="paragraph" svg:width="6.25in" svg:height="6.25in" draw:z-index="190"><draw:image xlink:href="Pictures/1000000000000258000002586E9AD42C.gif" xlink:type="simple" xlink:show="embed" xlink:actuate="onLoad"/></draw:frame></text:p>
      <text:p text:style-name="Standard"><draw:frame draw:style-name="fr2" draw:name="graphics192" text:anchor-type="paragraph" svg:width="2.0835in" svg:height="1.0417in" draw:z-index="191"><draw:image xlink:href="Pictures/10000000000000C8000000642C43284D.gif" xlink:type="simple" xlink:show="embed" xlink:actuate="onLoad"/></draw:frame><draw:frame draw:style-name="fr3" draw:name="graphics193" text:anchor-type="paragraph" svg:width="2.0835in" svg:height="1.0417in" draw:z-index="192"><draw:image xlink:href="Pictures/10000000000000C800000064D804B576.gif" xlink:type="simple" xlink:show="embed" xlink:actuate="onLoad"/></draw:frame><draw:frame draw:style-name="fr4" draw:name="graphics194" text:anchor-type="paragraph" svg:width="2.0835in" svg:height="1.0417in" draw:z-index="193"><draw:image xlink:href="Pictures/10000000000000C800000064CDB82637.gif" xlink:type="simple" xlink:show="embed" xlink:actuate="onLoad"/></draw:frame></text:p>
      <text:p text:style-name="Standard"><draw:frame draw:style-name="fr2" draw:name="graphics195" text:anchor-type="paragraph" svg:width="2.0835in" svg:height="1.0417in" draw:z-index="194"><draw:image xlink:href="Pictures/10000000000000C8000000640EF36DCB.gif" xlink:type="simple" xlink:show="embed" xlink:actuate="onLoad"/></draw:frame><draw:frame draw:style-name="fr3" draw:name="graphics196" text:anchor-type="paragraph" svg:width="2.0835in" svg:height="1.0417in" draw:z-index="195"><draw:image xlink:href="Pictures/10000000000000C80000006473F326EB.gif" xlink:type="simple" xlink:show="embed" xlink:actuate="onLoad"/></draw:frame><draw:frame draw:style-name="fr4" draw:name="graphics197" text:anchor-type="paragraph" svg:width="2.0835in" svg:height="1.0417in" draw:z-index="196"><draw:image xlink:href="Pictures/10000000000000C800000064F321CCCF.gif" xlink:type="simple" xlink:show="embed" xlink:actuate="onLoad"/></draw:frame></text:p>
      <text:p text:style-name="Standard"><draw:frame draw:style-name="fr4" draw:name="graphics200" text:anchor-type="paragraph" svg:width="2.0835in" svg:height="1.0417in" draw:z-index="199"><draw:image xlink:href="Pictures/10000000000000C80000006445A32904.gif" xlink:type="simple" xlink:show="embed" xlink:actuate="onLoad"/></draw:frame><draw:frame draw:style-name="fr3" draw:name="graphics199" text:anchor-type="paragraph" svg:width="2.0835in" svg:height="1.0417in" draw:z-index="198"><draw:image xlink:href="Pictures/10000000000000C8000000642BF2D2D1.gif" xlink:type="simple" xlink:show="embed" xlink:actuate="onLoad"/></draw:frame><draw:frame draw:style-name="fr2" draw:name="graphics198" text:anchor-type="paragraph" svg:width="2.0835in" svg:height="1.0417in" draw:z-index="197"><draw:image xlink:href="Pictures/10000000000000C800000064F8C46DA1.gif" xlink:type="simple" xlink:show="embed" xlink:actuate="onLoad"/></draw:frame></text:p>
      <text:p text:style-name="P1"><draw:frame draw:style-name="fr3" draw:name="graphics201" text:anchor-type="paragraph" svg:width="6.25in" svg:height="6.25in" draw:z-index="200"><draw:image xlink:href="Pictures/100000000000025800000258454E2C01.gif" xlink:type="simple" xlink:show="embed" xlink:actuate="onLoad"/></draw:frame></text:p>
      <text:p text:style-name="Standard"><draw:frame draw:style-name="fr2" draw:name="graphics202" text:anchor-type="paragraph" svg:width="2.0835in" svg:height="1.0417in" draw:z-index="201"><draw:image xlink:href="Pictures/10000000000000C8000000643C99ECA7.gif" xlink:type="simple" xlink:show="embed" xlink:actuate="onLoad"/></draw:frame><draw:frame draw:style-name="fr3" draw:name="graphics203" text:anchor-type="paragraph" svg:width="2.0835in" svg:height="1.0417in" draw:z-index="202"><draw:image xlink:href="Pictures/10000000000000C800000064ACCF3C41.gif" xlink:type="simple" xlink:show="embed" xlink:actuate="onLoad"/></draw:frame><draw:frame draw:style-name="fr4" draw:name="graphics204" text:anchor-type="paragraph" svg:width="2.0835in" svg:height="1.0417in" draw:z-index="203"><draw:image xlink:href="Pictures/10000000000000C800000064C20E6591.gif" xlink:type="simple" xlink:show="embed" xlink:actuate="onLoad"/></draw:frame></text:p>
      <text:p text:style-name="Standard"><draw:frame draw:style-name="fr2" draw:name="graphics205" text:anchor-type="paragraph" svg:width="2.0835in" svg:height="1.0417in" draw:z-index="204"><draw:image xlink:href="Pictures/10000000000000C8000000643F9C20F5.gif" xlink:type="simple" xlink:show="embed" xlink:actuate="onLoad"/></draw:frame><draw:frame draw:style-name="fr3" draw:name="graphics206" text:anchor-type="paragraph" svg:width="2.0835in" svg:height="1.0417in" draw:z-index="205"><draw:image xlink:href="Pictures/10000000000000C80000006474280738.gif" xlink:type="simple" xlink:show="embed" xlink:actuate="onLoad"/></draw:frame><draw:frame draw:style-name="fr4" draw:name="graphics207" text:anchor-type="paragraph" svg:width="2.0835in" svg:height="1.0417in" draw:z-index="206"><draw:image xlink:href="Pictures/10000000000000C800000064C86B15F3.gif" xlink:type="simple" xlink:show="embed" xlink:actuate="onLoad"/></draw:frame></text:p>
      <text:p text:style-name="Standard"><draw:frame draw:style-name="fr4" draw:name="graphics210" text:anchor-type="paragraph" svg:width="2.0835in" svg:height="1.0417in" draw:z-index="209"><draw:image xlink:href="Pictures/10000000000000C800000064AA1A7769.gif" xlink:type="simple" xlink:show="embed" xlink:actuate="onLoad"/></draw:frame><draw:frame draw:style-name="fr3" draw:name="graphics209" text:anchor-type="paragraph" svg:width="2.0835in" svg:height="1.0417in" draw:z-index="208"><draw:image xlink:href="Pictures/10000000000000C800000064617CC474.gif" xlink:type="simple" xlink:show="embed" xlink:actuate="onLoad"/></draw:frame><draw:frame draw:style-name="fr2" draw:name="graphics208" text:anchor-type="paragraph" svg:width="2.0835in" svg:height="1.0417in" draw:z-index="207"><draw:image xlink:href="Pictures/10000000000000C800000064669ADCCB.gif" xlink:type="simple" xlink:show="embed" xlink:actuate="onLoad"/></draw:frame></text:p>
      <text:p text:style-name="P1"><draw:frame draw:style-name="fr3" draw:name="graphics211" text:anchor-type="paragraph" svg:width="6.25in" svg:height="6.25in" draw:z-index="210"><draw:image xlink:href="Pictures/100000000000025800000258C15BC1BC.gif" xlink:type="simple" xlink:show="embed" xlink:actuate="onLoad"/></draw:frame></text:p>
      <text:p text:style-name="Standard"><draw:frame draw:style-name="fr2" draw:name="graphics212" text:anchor-type="paragraph" svg:width="2.0835in" svg:height="1.0417in" draw:z-index="211"><draw:image xlink:href="Pictures/10000000000000C8000000644994A6F6.gif" xlink:type="simple" xlink:show="embed" xlink:actuate="onLoad"/></draw:frame><draw:frame draw:style-name="fr3" draw:name="graphics213" text:anchor-type="paragraph" svg:width="2.0835in" svg:height="1.0417in" draw:z-index="212"><draw:image xlink:href="Pictures/10000000000000C8000000646B556208.gif" xlink:type="simple" xlink:show="embed" xlink:actuate="onLoad"/></draw:frame><draw:frame draw:style-name="fr4" draw:name="graphics214" text:anchor-type="paragraph" svg:width="2.0835in" svg:height="1.0417in" draw:z-index="213"><draw:image xlink:href="Pictures/10000000000000C800000064EEF55C5E.gif" xlink:type="simple" xlink:show="embed" xlink:actuate="onLoad"/></draw:frame></text:p>
      <text:p text:style-name="Standard"><draw:frame draw:style-name="fr2" draw:name="graphics215" text:anchor-type="paragraph" svg:width="2.0835in" svg:height="1.0417in" draw:z-index="214"><draw:image xlink:href="Pictures/10000000000000C80000006497E18E38.gif" xlink:type="simple" xlink:show="embed" xlink:actuate="onLoad"/></draw:frame><draw:frame draw:style-name="fr3" draw:name="graphics216" text:anchor-type="paragraph" svg:width="2.0835in" svg:height="1.0417in" draw:z-index="215"><draw:image xlink:href="Pictures/10000000000000C8000000648FED18FF.gif" xlink:type="simple" xlink:show="embed" xlink:actuate="onLoad"/></draw:frame><draw:frame draw:style-name="fr4" draw:name="graphics217" text:anchor-type="paragraph" svg:width="2.0835in" svg:height="1.0417in" draw:z-index="216"><draw:image xlink:href="Pictures/10000000000000C800000064E4902C3C.gif" xlink:type="simple" xlink:show="embed" xlink:actuate="onLoad"/></draw:frame></text:p>
      <text:p text:style-name="Standard"><draw:frame draw:style-name="fr4" draw:name="graphics220" text:anchor-type="paragraph" svg:width="2.0835in" svg:height="1.0417in" draw:z-index="219"><draw:image xlink:href="Pictures/10000000000000C800000064F455CB55.gif" xlink:type="simple" xlink:show="embed" xlink:actuate="onLoad"/></draw:frame><draw:frame draw:style-name="fr3" draw:name="graphics219" text:anchor-type="paragraph" svg:width="2.0835in" svg:height="1.0417in" draw:z-index="218"><draw:image xlink:href="Pictures/10000000000000C800000064D795BA9F.gif" xlink:type="simple" xlink:show="embed" xlink:actuate="onLoad"/></draw:frame><draw:frame draw:style-name="fr2" draw:name="graphics218" text:anchor-type="paragraph" svg:width="2.0835in" svg:height="1.0417in" draw:z-index="217"><draw:image xlink:href="Pictures/10000000000000C8000000644A61E504.gif" xlink:type="simple" xlink:show="embed" xlink:actuate="onLoad"/></draw:frame></text:p>
      <text:p text:style-name="P1"><draw:frame draw:style-name="fr3" draw:name="graphics221" text:anchor-type="paragraph" svg:width="6.25in" svg:height="6.25in" draw:z-index="220"><draw:image xlink:href="Pictures/1000000000000258000002586EDB5DBE.gif" xlink:type="simple" xlink:show="embed" xlink:actuate="onLoad"/></draw:frame></text:p>
      <text:p text:style-name="Standard"><draw:frame draw:style-name="fr2" draw:name="graphics222" text:anchor-type="paragraph" svg:width="2.0835in" svg:height="1.0417in" draw:z-index="221"><draw:image xlink:href="Pictures/10000000000000C800000064C682C0B4.gif" xlink:type="simple" xlink:show="embed" xlink:actuate="onLoad"/></draw:frame><draw:frame draw:style-name="fr3" draw:name="graphics223" text:anchor-type="paragraph" svg:width="2.0835in" svg:height="1.0417in" draw:z-index="222"><draw:image xlink:href="Pictures/10000000000000C800000064A01A3730.gif" xlink:type="simple" xlink:show="embed" xlink:actuate="onLoad"/></draw:frame><draw:frame draw:style-name="fr4" draw:name="graphics224" text:anchor-type="paragraph" svg:width="2.0835in" svg:height="1.0417in" draw:z-index="223"><draw:image xlink:href="Pictures/10000000000000C8000000644C092C7E.gif" xlink:type="simple" xlink:show="embed" xlink:actuate="onLoad"/></draw:frame></text:p>
      <text:p text:style-name="Standard"><draw:frame draw:style-name="fr2" draw:name="graphics225" text:anchor-type="paragraph" svg:width="2.0835in" svg:height="1.0417in" draw:z-index="224"><draw:image xlink:href="Pictures/10000000000000C80000006457AC303E.gif" xlink:type="simple" xlink:show="embed" xlink:actuate="onLoad"/></draw:frame><draw:frame draw:style-name="fr3" draw:name="graphics226" text:anchor-type="paragraph" svg:width="2.0835in" svg:height="1.0417in" draw:z-index="225"><draw:image xlink:href="Pictures/10000000000000C800000064FFC65F7C.gif" xlink:type="simple" xlink:show="embed" xlink:actuate="onLoad"/></draw:frame><draw:frame draw:style-name="fr4" draw:name="graphics227" text:anchor-type="paragraph" svg:width="2.0835in" svg:height="1.0417in" draw:z-index="226"><draw:image xlink:href="Pictures/10000000000000C800000064303A39A0.gif" xlink:type="simple" xlink:show="embed" xlink:actuate="onLoad"/></draw:frame></text:p>
      <text:p text:style-name="Standard"><draw:frame draw:style-name="fr4" draw:name="graphics230" text:anchor-type="paragraph" svg:width="2.0835in" svg:height="1.0417in" draw:z-index="229"><draw:image xlink:href="Pictures/10000000000000C8000000644D1344F8.gif" xlink:type="simple" xlink:show="embed" xlink:actuate="onLoad"/></draw:frame><draw:frame draw:style-name="fr3" draw:name="graphics229" text:anchor-type="paragraph" svg:width="2.0835in" svg:height="1.0417in" draw:z-index="228"><draw:image xlink:href="Pictures/10000000000000C800000064E0A1F935.gif" xlink:type="simple" xlink:show="embed" xlink:actuate="onLoad"/></draw:frame><draw:frame draw:style-name="fr2" draw:name="graphics228" text:anchor-type="paragraph" svg:width="2.0835in" svg:height="1.0417in" draw:z-index="227"><draw:image xlink:href="Pictures/10000000000000C80000006442C66BD7.gif" xlink:type="simple" xlink:show="embed" xlink:actuate="onLoad"/></draw:frame></text:p>
      <text:p text:style-name="P1"><draw:frame draw:style-name="fr3" draw:name="graphics231" text:anchor-type="paragraph" svg:width="6.25in" svg:height="6.25in" draw:z-index="230"><draw:image xlink:href="Pictures/100000000000025800000258F0C30BCD.gif" xlink:type="simple" xlink:show="embed" xlink:actuate="onLoad"/></draw:frame></text:p>
      <text:p text:style-name="Standard"><draw:frame draw:style-name="fr2" draw:name="graphics232" text:anchor-type="paragraph" svg:width="2.0835in" svg:height="1.0417in" draw:z-index="231"><draw:image xlink:href="Pictures/10000000000000C8000000641453C767.gif" xlink:type="simple" xlink:show="embed" xlink:actuate="onLoad"/></draw:frame><draw:frame draw:style-name="fr3" draw:name="graphics233" text:anchor-type="paragraph" svg:width="2.0835in" svg:height="1.0417in" draw:z-index="232"><draw:image xlink:href="Pictures/10000000000000C800000064B4892501.gif" xlink:type="simple" xlink:show="embed" xlink:actuate="onLoad"/></draw:frame><draw:frame draw:style-name="fr4" draw:name="graphics234" text:anchor-type="paragraph" svg:width="2.0835in" svg:height="1.0417in" draw:z-index="233"><draw:image xlink:href="Pictures/10000000000000C800000064DA487CD1.gif" xlink:type="simple" xlink:show="embed" xlink:actuate="onLoad"/></draw:frame></text:p>
      <text:p text:style-name="Standard"><draw:frame draw:style-name="fr2" draw:name="graphics235" text:anchor-type="paragraph" svg:width="2.0835in" svg:height="1.0417in" draw:z-index="234"><draw:image xlink:href="Pictures/10000000000000C80000006446C25CB5.gif" xlink:type="simple" xlink:show="embed" xlink:actuate="onLoad"/></draw:frame><draw:frame draw:style-name="fr3" draw:name="graphics236" text:anchor-type="paragraph" svg:width="2.0835in" svg:height="1.0417in" draw:z-index="235"><draw:image xlink:href="Pictures/10000000000000C800000064780B0B98.gif" xlink:type="simple" xlink:show="embed" xlink:actuate="onLoad"/></draw:frame><draw:frame draw:style-name="fr4" draw:name="graphics237" text:anchor-type="paragraph" svg:width="2.0835in" svg:height="1.0417in" draw:z-index="236"><draw:image xlink:href="Pictures/10000000000000C800000064712E2BAB.gif" xlink:type="simple" xlink:show="embed" xlink:actuate="onLoad"/></draw:frame></text:p>
      <text:p text:style-name="Standard"><draw:frame draw:style-name="fr4" draw:name="graphics240" text:anchor-type="paragraph" svg:width="2.0835in" svg:height="1.0417in" draw:z-index="239"><draw:image xlink:href="Pictures/10000000000000C800000064C0E8EBDA.gif" xlink:type="simple" xlink:show="embed" xlink:actuate="onLoad"/></draw:frame><draw:frame draw:style-name="fr3" draw:name="graphics239" text:anchor-type="paragraph" svg:width="2.0835in" svg:height="1.0417in" draw:z-index="238"><draw:image xlink:href="Pictures/10000000000000C8000000646598DB63.gif" xlink:type="simple" xlink:show="embed" xlink:actuate="onLoad"/></draw:frame><draw:frame draw:style-name="fr2" draw:name="graphics238" text:anchor-type="paragraph" svg:width="2.0835in" svg:height="1.0417in" draw:z-index="237"><draw:image xlink:href="Pictures/10000000000000C800000064EF343747.gif" xlink:type="simple" xlink:show="embed" xlink:actuate="onLoad"/></draw:frame></text:p>
      <text:p text:style-name="P1"><draw:frame draw:style-name="fr3" draw:name="graphics241" text:anchor-type="paragraph" svg:width="6.25in" svg:height="6.25in" draw:z-index="240"><draw:image xlink:href="Pictures/1000000000000258000002580747208D.gif" xlink:type="simple" xlink:show="embed" xlink:actuate="onLoad"/></draw:frame></text:p>
      <text:p text:style-name="Standard"><draw:frame draw:style-name="fr2" draw:name="graphics242" text:anchor-type="paragraph" svg:width="2.0835in" svg:height="1.0417in" draw:z-index="241"><draw:image xlink:href="Pictures/10000000000000C800000064C3EFCA69.gif" xlink:type="simple" xlink:show="embed" xlink:actuate="onLoad"/></draw:frame><draw:frame draw:style-name="fr3" draw:name="graphics243" text:anchor-type="paragraph" svg:width="2.0835in" svg:height="1.0417in" draw:z-index="242"><draw:image xlink:href="Pictures/10000000000000C800000064762B3470.gif" xlink:type="simple" xlink:show="embed" xlink:actuate="onLoad"/></draw:frame><draw:frame draw:style-name="fr4" draw:name="graphics244" text:anchor-type="paragraph" svg:width="2.0835in" svg:height="1.0417in" draw:z-index="243"><draw:image xlink:href="Pictures/10000000000000C80000006421F37A14.gif" xlink:type="simple" xlink:show="embed" xlink:actuate="onLoad"/></draw:frame></text:p>
      <text:p text:style-name="Standard"><draw:frame draw:style-name="fr2" draw:name="graphics245" text:anchor-type="paragraph" svg:width="2.0835in" svg:height="1.0417in" draw:z-index="244"><draw:image xlink:href="Pictures/10000000000000C800000064E5774DE6.gif" xlink:type="simple" xlink:show="embed" xlink:actuate="onLoad"/></draw:frame><draw:frame draw:style-name="fr3" draw:name="graphics246" text:anchor-type="paragraph" svg:width="2.0835in" svg:height="1.0417in" draw:z-index="245"><draw:image xlink:href="Pictures/10000000000000C800000064E86E0BDA.gif" xlink:type="simple" xlink:show="embed" xlink:actuate="onLoad"/></draw:frame><draw:frame draw:style-name="fr4" draw:name="graphics247" text:anchor-type="paragraph" svg:width="2.0835in" svg:height="1.0417in" draw:z-index="246"><draw:image xlink:href="Pictures/10000000000000C8000000641F6A90EC.gif" xlink:type="simple" xlink:show="embed" xlink:actuate="onLoad"/></draw:frame></text:p>
      <text:p text:style-name="Standard"><draw:frame draw:style-name="fr4" draw:name="graphics250" text:anchor-type="paragraph" svg:width="2.0835in" svg:height="1.0417in" draw:z-index="249"><draw:image xlink:href="Pictures/10000000000000C800000064D2A49D06.gif" xlink:type="simple" xlink:show="embed" xlink:actuate="onLoad"/></draw:frame><draw:frame draw:style-name="fr3" draw:name="graphics249" text:anchor-type="paragraph" svg:width="2.0835in" svg:height="1.0417in" draw:z-index="248"><draw:image xlink:href="Pictures/10000000000000C800000064751D2AFD.gif" xlink:type="simple" xlink:show="embed" xlink:actuate="onLoad"/></draw:frame><draw:frame draw:style-name="fr2" draw:name="graphics248" text:anchor-type="paragraph" svg:width="2.0835in" svg:height="1.0417in" draw:z-index="247"><draw:image xlink:href="Pictures/10000000000000C8000000648567C34E.gif" xlink:type="simple" xlink:show="embed" xlink:actuate="onLoad"/></draw:frame></text:p>
      <text:p text:style-name="P1"><draw:frame draw:style-name="fr3" draw:name="graphics251" text:anchor-type="paragraph" svg:width="6.25in" svg:height="6.25in" draw:z-index="250"><draw:image xlink:href="Pictures/100000000000025800000258EA92095F.gif" xlink:type="simple" xlink:show="embed" xlink:actuate="onLoad"/></draw:frame></text:p>
      <text:p text:style-name="Standard"><draw:frame draw:style-name="fr2" draw:name="graphics252" text:anchor-type="paragraph" svg:width="2.0835in" svg:height="1.0417in" draw:z-index="251"><draw:image xlink:href="Pictures/10000000000000C80000006480C6AC5F.gif" xlink:type="simple" xlink:show="embed" xlink:actuate="onLoad"/></draw:frame><draw:frame draw:style-name="fr3" draw:name="graphics253" text:anchor-type="paragraph" svg:width="2.0835in" svg:height="1.0417in" draw:z-index="252"><draw:image xlink:href="Pictures/10000000000000C80000006424D1A4FA.gif" xlink:type="simple" xlink:show="embed" xlink:actuate="onLoad"/></draw:frame><draw:frame draw:style-name="fr4" draw:name="graphics254" text:anchor-type="paragraph" svg:width="2.0835in" svg:height="1.0417in" draw:z-index="253"><draw:image xlink:href="Pictures/10000000000000C800000064DA882F4C.gif" xlink:type="simple" xlink:show="embed" xlink:actuate="onLoad"/></draw:frame></text:p>
      <text:p text:style-name="Standard"><draw:frame draw:style-name="fr2" draw:name="graphics255" text:anchor-type="paragraph" svg:width="2.0835in" svg:height="1.0417in" draw:z-index="254"><draw:image xlink:href="Pictures/10000000000000C8000000643D4CF7F4.gif" xlink:type="simple" xlink:show="embed" xlink:actuate="onLoad"/></draw:frame><draw:frame draw:style-name="fr3" draw:name="graphics256" text:anchor-type="paragraph" svg:width="2.0835in" svg:height="1.0417in" draw:z-index="255"><draw:image xlink:href="Pictures/10000000000000C8000000644997500F.gif" xlink:type="simple" xlink:show="embed" xlink:actuate="onLoad"/></draw:frame><draw:frame draw:style-name="fr4" draw:name="graphics257" text:anchor-type="paragraph" svg:width="2.0835in" svg:height="1.0417in" draw:z-index="256"><draw:image xlink:href="Pictures/10000000000000C80000006487E92107.gif" xlink:type="simple" xlink:show="embed" xlink:actuate="onLoad"/></draw:frame></text:p>
      <text:p text:style-name="Standard"><draw:frame draw:style-name="fr4" draw:name="graphics260" text:anchor-type="paragraph" svg:width="2.0835in" svg:height="1.0417in" draw:z-index="259"><draw:image xlink:href="Pictures/10000000000000C8000000642BEC6C83.gif" xlink:type="simple" xlink:show="embed" xlink:actuate="onLoad"/></draw:frame><draw:frame draw:style-name="fr3" draw:name="graphics259" text:anchor-type="paragraph" svg:width="2.0835in" svg:height="1.0417in" draw:z-index="258"><draw:image xlink:href="Pictures/10000000000000C8000000648D796F0C.gif" xlink:type="simple" xlink:show="embed" xlink:actuate="onLoad"/></draw:frame><draw:frame draw:style-name="fr2" draw:name="graphics258" text:anchor-type="paragraph" svg:width="2.0835in" svg:height="1.0417in" draw:z-index="257"><draw:image xlink:href="Pictures/10000000000000C8000000648C0C8069.gif" xlink:type="simple" xlink:show="embed" xlink:actuate="onLoad"/></draw:frame></text:p>
      <text:p text:style-name="P1"><draw:frame draw:style-name="fr3" draw:name="graphics261" text:anchor-type="paragraph" svg:width="6.25in" svg:height="6.25in" draw:z-index="260"><draw:image xlink:href="Pictures/10000000000002580000025835B4D27C.gif" xlink:type="simple" xlink:show="embed" xlink:actuate="onLoad"/></draw:frame></text:p>
      <text:p text:style-name="Standard"><draw:frame draw:style-name="fr2" draw:name="graphics262" text:anchor-type="paragraph" svg:width="2.0835in" svg:height="1.0417in" draw:z-index="261"><draw:image xlink:href="Pictures/10000000000000C8000000645579A3DD.gif" xlink:type="simple" xlink:show="embed" xlink:actuate="onLoad"/></draw:frame><draw:frame draw:style-name="fr3" draw:name="graphics263" text:anchor-type="paragraph" svg:width="2.0835in" svg:height="1.0417in" draw:z-index="262"><draw:image xlink:href="Pictures/10000000000000C800000064D621632E.gif" xlink:type="simple" xlink:show="embed" xlink:actuate="onLoad"/></draw:frame><draw:frame draw:style-name="fr4" draw:name="graphics264" text:anchor-type="paragraph" svg:width="2.0835in" svg:height="1.0417in" draw:z-index="263"><draw:image xlink:href="Pictures/10000000000000C80000006453815D78.gif" xlink:type="simple" xlink:show="embed" xlink:actuate="onLoad"/></draw:frame></text:p>
      <text:p text:style-name="Standard"><draw:frame draw:style-name="fr2" draw:name="graphics265" text:anchor-type="paragraph" svg:width="2.0835in" svg:height="1.0417in" draw:z-index="264"><draw:image xlink:href="Pictures/10000000000000C80000006485BCF17B.gif" xlink:type="simple" xlink:show="embed" xlink:actuate="onLoad"/></draw:frame><draw:frame draw:style-name="fr3" draw:name="graphics266" text:anchor-type="paragraph" svg:width="2.0835in" svg:height="1.0417in" draw:z-index="265"><draw:image xlink:href="Pictures/10000000000000C800000064D157186C.gif" xlink:type="simple" xlink:show="embed" xlink:actuate="onLoad"/></draw:frame><draw:frame draw:style-name="fr4" draw:name="graphics267" text:anchor-type="paragraph" svg:width="2.0835in" svg:height="1.0417in" draw:z-index="266"><draw:image xlink:href="Pictures/10000000000000C80000006459E42D1A.gif" xlink:type="simple" xlink:show="embed" xlink:actuate="onLoad"/></draw:frame></text:p>
      <text:p text:style-name="Standard"><draw:frame draw:style-name="fr4" draw:name="graphics270" text:anchor-type="paragraph" svg:width="2.0835in" svg:height="1.0417in" draw:z-index="269"><draw:image xlink:href="Pictures/10000000000000C800000064DB9A524B.gif" xlink:type="simple" xlink:show="embed" xlink:actuate="onLoad"/></draw:frame><draw:frame draw:style-name="fr3" draw:name="graphics269" text:anchor-type="paragraph" svg:width="2.0835in" svg:height="1.0417in" draw:z-index="268"><draw:image xlink:href="Pictures/10000000000000C8000000642774FADC.gif" xlink:type="simple" xlink:show="embed" xlink:actuate="onLoad"/></draw:frame><draw:frame draw:style-name="fr2" draw:name="graphics268" text:anchor-type="paragraph" svg:width="2.0835in" svg:height="1.0417in" draw:z-index="267"><draw:image xlink:href="Pictures/10000000000000C800000064F715E422.gif" xlink:type="simple" xlink:show="embed" xlink:actuate="onLoad"/></draw:frame></text:p>
      <text:p text:style-name="P1"><draw:frame draw:style-name="fr3" draw:name="graphics271" text:anchor-type="paragraph" svg:width="6.25in" svg:height="6.25in" draw:z-index="270"><draw:image xlink:href="Pictures/1000000000000258000002587D6220B8.gif" xlink:type="simple" xlink:show="embed" xlink:actuate="onLoad"/></draw:frame></text:p>
      <text:p text:style-name="Standard"><draw:frame draw:style-name="fr2" draw:name="graphics272" text:anchor-type="paragraph" svg:width="2.0835in" svg:height="1.0417in" draw:z-index="271"><draw:image xlink:href="Pictures/10000000000000C800000064B8493DBF.gif" xlink:type="simple" xlink:show="embed" xlink:actuate="onLoad"/></draw:frame><draw:frame draw:style-name="fr3" draw:name="graphics273" text:anchor-type="paragraph" svg:width="2.0835in" svg:height="1.0417in" draw:z-index="272"><draw:image xlink:href="Pictures/10000000000000C800000064DE518E1F.gif" xlink:type="simple" xlink:show="embed" xlink:actuate="onLoad"/></draw:frame><draw:frame draw:style-name="fr4" draw:name="graphics274" text:anchor-type="paragraph" svg:width="2.0835in" svg:height="1.0417in" draw:z-index="273"><draw:image xlink:href="Pictures/10000000000000C800000064089128A6.gif" xlink:type="simple" xlink:show="embed" xlink:actuate="onLoad"/></draw:frame></text:p>
      <text:p text:style-name="Standard"><draw:frame draw:style-name="fr4" draw:name="graphics277" text:anchor-type="paragraph" svg:width="2.0835in" svg:height="1.0417in" draw:z-index="276"><draw:image xlink:href="Pictures/10000000000000C80000006402F458C4.gif" xlink:type="simple" xlink:show="embed" xlink:actuate="onLoad"/></draw:frame><draw:frame draw:style-name="fr3" draw:name="graphics276" text:anchor-type="paragraph" svg:width="2.0835in" svg:height="1.0417in" draw:z-index="275"><draw:image xlink:href="Pictures/10000000000000C800000064FCDF2283.gif" xlink:type="simple" xlink:show="embed" xlink:actuate="onLoad"/></draw:frame><draw:frame draw:style-name="fr2" draw:name="graphics275" text:anchor-type="paragraph" svg:width="2.0835in" svg:height="1.0417in" draw:z-index="274"><draw:image xlink:href="Pictures/10000000000000C8000000643F7D4FB7.gif" xlink:type="simple" xlink:show="embed" xlink:actuate="onLoad"/></draw:frame></text:p>
      <text:p text:style-name="Standard"><draw:frame draw:style-name="fr4" draw:name="graphics280" text:anchor-type="paragraph" svg:width="2.0835in" svg:height="1.0417in" draw:z-index="279"><draw:image xlink:href="Pictures/10000000000000C800000064C185AAED.gif" xlink:type="simple" xlink:show="embed" xlink:actuate="onLoad"/></draw:frame><draw:frame draw:style-name="fr3" draw:name="graphics279" text:anchor-type="paragraph" svg:width="2.0835in" svg:height="1.0417in" draw:z-index="278"><draw:image xlink:href="Pictures/10000000000000C800000064637489FA.gif" xlink:type="simple" xlink:show="embed" xlink:actuate="onLoad"/></draw:frame><draw:frame draw:style-name="fr2" draw:name="graphics278" text:anchor-type="paragraph" svg:width="2.0835in" svg:height="1.0417in" draw:z-index="277"><draw:image xlink:href="Pictures/10000000000000C800000064065A8312.gif" xlink:type="simple" xlink:show="embed" xlink:actuate="onLoad"/></draw:frame></text:p>
      <text:p text:style-name="P1"><draw:frame draw:style-name="fr3" draw:name="graphics281" text:anchor-type="paragraph" svg:width="6.25in" svg:height="6.25in" draw:z-index="280"><draw:image xlink:href="Pictures/10000000000002580000025855410FA1.gif" xlink:type="simple" xlink:show="embed" xlink:actuate="onLoad"/></draw:frame></text:p>
      <text:p text:style-name="Standard"><draw:frame draw:style-name="fr2" draw:name="graphics282" text:anchor-type="paragraph" svg:width="2.0835in" svg:height="1.0417in" draw:z-index="281"><draw:image xlink:href="Pictures/10000000000000C8000000646AEE3CAB.gif" xlink:type="simple" xlink:show="embed" xlink:actuate="onLoad"/></draw:frame><draw:frame draw:style-name="fr3" draw:name="graphics283" text:anchor-type="paragraph" svg:width="2.0835in" svg:height="1.0417in" draw:z-index="282"><draw:image xlink:href="Pictures/10000000000000C800000064C353E9FC.gif" xlink:type="simple" xlink:show="embed" xlink:actuate="onLoad"/></draw:frame><draw:frame draw:style-name="fr4" draw:name="graphics284" text:anchor-type="paragraph" svg:width="2.0835in" svg:height="1.0417in" draw:z-index="283"><draw:image xlink:href="Pictures/10000000000000C80000006446F3D7AA.gif" xlink:type="simple" xlink:show="embed" xlink:actuate="onLoad"/></draw:frame></text:p>
      <text:p text:style-name="Standard"><draw:frame draw:style-name="fr2" draw:name="graphics285" text:anchor-type="paragraph" svg:width="2.0835in" svg:height="1.0417in" draw:z-index="284"><draw:image xlink:href="Pictures/10000000000000C800000064F26E20DF.gif" xlink:type="simple" xlink:show="embed" xlink:actuate="onLoad"/></draw:frame><draw:frame draw:style-name="fr3" draw:name="graphics286" text:anchor-type="paragraph" svg:width="2.0835in" svg:height="1.0417in" draw:z-index="285"><draw:image xlink:href="Pictures/10000000000000C800000064DBEE5D05.gif" xlink:type="simple" xlink:show="embed" xlink:actuate="onLoad"/></draw:frame><draw:frame draw:style-name="fr4" draw:name="graphics287" text:anchor-type="paragraph" svg:width="2.0835in" svg:height="1.0417in" draw:z-index="286"><draw:image xlink:href="Pictures/10000000000000C800000064ED9580D0.gif" xlink:type="simple" xlink:show="embed" xlink:actuate="onLoad"/></draw:frame></text:p>
      <text:p text:style-name="Standard"><draw:frame draw:style-name="fr4" draw:name="graphics290" text:anchor-type="paragraph" svg:width="2.0835in" svg:height="1.0417in" draw:z-index="289"><draw:image xlink:href="Pictures/10000000000000C80000006416C7A0AC.gif" xlink:type="simple" xlink:show="embed" xlink:actuate="onLoad"/></draw:frame><draw:frame draw:style-name="fr3" draw:name="graphics289" text:anchor-type="paragraph" svg:width="2.0835in" svg:height="1.0417in" draw:z-index="288"><draw:image xlink:href="Pictures/10000000000000C80000006411502BA7.gif" xlink:type="simple" xlink:show="embed" xlink:actuate="onLoad"/></draw:frame><draw:frame draw:style-name="fr2" draw:name="graphics288" text:anchor-type="paragraph" svg:width="2.0835in" svg:height="1.0417in" draw:z-index="287"><draw:image xlink:href="Pictures/10000000000000C800000064738F9C3C.gif" xlink:type="simple" xlink:show="embed" xlink:actuate="onLoad"/></draw:frame></text:p>
      <text:p text:style-name="P1"><draw:frame draw:style-name="fr3" draw:name="graphics291" text:anchor-type="paragraph" svg:width="6.25in" svg:height="6.25in" draw:z-index="290"><draw:image xlink:href="Pictures/100000000000025800000258E04BE39B.gif" xlink:type="simple" xlink:show="embed" xlink:actuate="onLoad"/></draw:frame></text:p>
      <text:p text:style-name="Standard"><draw:frame draw:style-name="fr2" draw:name="graphics292" text:anchor-type="paragraph" svg:width="2.0835in" svg:height="1.0417in" draw:z-index="291"><draw:image xlink:href="Pictures/10000000000000C8000000641ECE1EAA.gif" xlink:type="simple" xlink:show="embed" xlink:actuate="onLoad"/></draw:frame><draw:frame draw:style-name="fr3" draw:name="graphics293" text:anchor-type="paragraph" svg:width="2.0835in" svg:height="1.0417in" draw:z-index="292"><draw:image xlink:href="Pictures/10000000000000C800000064CB23FFD1.gif" xlink:type="simple" xlink:show="embed" xlink:actuate="onLoad"/></draw:frame><draw:frame draw:style-name="fr4" draw:name="graphics294" text:anchor-type="paragraph" svg:width="2.0835in" svg:height="1.0417in" draw:z-index="293"><draw:image xlink:href="Pictures/10000000000000C8000000649FE76CA4.gif" xlink:type="simple" xlink:show="embed" xlink:actuate="onLoad"/></draw:frame></text:p>
      <text:p text:style-name="Standard"><draw:frame draw:style-name="fr2" draw:name="graphics295" text:anchor-type="paragraph" svg:width="2.0835in" svg:height="1.0417in" draw:z-index="294"><draw:image xlink:href="Pictures/10000000000000C8000000649F5BBCA6.gif" xlink:type="simple" xlink:show="embed" xlink:actuate="onLoad"/></draw:frame><draw:frame draw:style-name="fr3" draw:name="graphics296" text:anchor-type="paragraph" svg:width="2.0835in" svg:height="1.0417in" draw:z-index="295"><draw:image xlink:href="Pictures/10000000000000C800000064DFB0DF42.gif" xlink:type="simple" xlink:show="embed" xlink:actuate="onLoad"/></draw:frame><draw:frame draw:style-name="fr4" draw:name="graphics297" text:anchor-type="paragraph" svg:width="2.0835in" svg:height="1.0417in" draw:z-index="296"><draw:image xlink:href="Pictures/10000000000000C800000064E528845E.gif" xlink:type="simple" xlink:show="embed" xlink:actuate="onLoad"/></draw:frame></text:p>
      <text:p text:style-name="Standard"><draw:frame draw:style-name="fr4" draw:name="graphics300" text:anchor-type="paragraph" svg:width="2.0835in" svg:height="1.0417in" draw:z-index="299"><draw:image xlink:href="Pictures/10000000000000C800000064875A516F.gif" xlink:type="simple" xlink:show="embed" xlink:actuate="onLoad"/></draw:frame><draw:frame draw:style-name="fr3" draw:name="graphics299" text:anchor-type="paragraph" svg:width="2.0835in" svg:height="1.0417in" draw:z-index="298"><draw:image xlink:href="Pictures/10000000000000C80000006476D3D791.gif" xlink:type="simple" xlink:show="embed" xlink:actuate="onLoad"/></draw:frame><draw:frame draw:style-name="fr2" draw:name="graphics298" text:anchor-type="paragraph" svg:width="2.0835in" svg:height="1.0417in" draw:z-index="297"><draw:image xlink:href="Pictures/10000000000000C8000000647B3298B2.gif" xlink:type="simple" xlink:show="embed" xlink:actuate="onLoad"/></draw:frame></text:p>
      <text:p text:style-name="P1"><draw:frame draw:style-name="fr3" draw:name="graphics301" text:anchor-type="paragraph" svg:width="6.25in" svg:height="6.25in" draw:z-index="300"><draw:image xlink:href="Pictures/100000000000025800000258646E109B.gif" xlink:type="simple" xlink:show="embed" xlink:actuate="onLoad"/></draw:frame></text:p>
      <text:p text:style-name="Standard"><draw:frame draw:style-name="fr2" draw:name="graphics302" text:anchor-type="paragraph" svg:width="2.0835in" svg:height="1.0417in" draw:z-index="301"><draw:image xlink:href="Pictures/10000000000000C8000000647E27D535.gif" xlink:type="simple" xlink:show="embed" xlink:actuate="onLoad"/></draw:frame><draw:frame draw:style-name="fr3" draw:name="graphics303" text:anchor-type="paragraph" svg:width="2.0835in" svg:height="1.0417in" draw:z-index="302"><draw:image xlink:href="Pictures/10000000000000C8000000642BE23CDA.gif" xlink:type="simple" xlink:show="embed" xlink:actuate="onLoad"/></draw:frame><draw:frame draw:style-name="fr4" draw:name="graphics304" text:anchor-type="paragraph" svg:width="2.0835in" svg:height="1.0417in" draw:z-index="303"><draw:image xlink:href="Pictures/10000000000000C8000000641363C3F3.gif" xlink:type="simple" xlink:show="embed" xlink:actuate="onLoad"/></draw:frame></text:p>
      <text:p text:style-name="Standard"><draw:frame draw:style-name="fr2" draw:name="graphics305" text:anchor-type="paragraph" svg:width="2.0835in" svg:height="1.0417in" draw:z-index="304"><draw:image xlink:href="Pictures/10000000000000C80000006465EAA535.gif" xlink:type="simple" xlink:show="embed" xlink:actuate="onLoad"/></draw:frame><draw:frame draw:style-name="fr3" draw:name="graphics306" text:anchor-type="paragraph" svg:width="2.0835in" svg:height="1.0417in" draw:z-index="305"><draw:image xlink:href="Pictures/10000000000000C80000006415F16798.gif" xlink:type="simple" xlink:show="embed" xlink:actuate="onLoad"/></draw:frame><draw:frame draw:style-name="fr4" draw:name="graphics307" text:anchor-type="paragraph" svg:width="2.0835in" svg:height="1.0417in" draw:z-index="306"><draw:image xlink:href="Pictures/10000000000000C800000064AADAF3AB.gif" xlink:type="simple" xlink:show="embed" xlink:actuate="onLoad"/></draw:frame></text:p>
      <text:p text:style-name="Standard"><draw:frame draw:style-name="fr4" draw:name="graphics310" text:anchor-type="paragraph" svg:width="2.0835in" svg:height="1.0417in" draw:z-index="309"><draw:image xlink:href="Pictures/10000000000000C80000006489A7ABE2.gif" xlink:type="simple" xlink:show="embed" xlink:actuate="onLoad"/></draw:frame><draw:frame draw:style-name="fr3" draw:name="graphics309" text:anchor-type="paragraph" svg:width="2.0835in" svg:height="1.0417in" draw:z-index="308"><draw:image xlink:href="Pictures/10000000000000C8000000648A2ACC1E.gif" xlink:type="simple" xlink:show="embed" xlink:actuate="onLoad"/></draw:frame><draw:frame draw:style-name="fr2" draw:name="graphics308" text:anchor-type="paragraph" svg:width="2.0835in" svg:height="1.0417in" draw:z-index="307"><draw:image xlink:href="Pictures/10000000000000C80000006434C0EF47.gif" xlink:type="simple" xlink:show="embed" xlink:actuate="onLoad"/></draw:frame></text:p>
      <text:p text:style-name="P1"><draw:frame draw:style-name="fr3" draw:name="graphics311" text:anchor-type="paragraph" svg:width="6.25in" svg:height="6.25in" draw:z-index="310"><draw:image xlink:href="Pictures/10000000000002580000025840C98ED5.gif" xlink:type="simple" xlink:show="embed" xlink:actuate="onLoad"/></draw:frame></text:p>
      <text:p text:style-name="Standard"><draw:frame draw:style-name="fr2" draw:name="graphics312" text:anchor-type="paragraph" svg:width="2.0835in" svg:height="1.0417in" draw:z-index="311"><draw:image xlink:href="Pictures/10000000000000C80000006463966355.gif" xlink:type="simple" xlink:show="embed" xlink:actuate="onLoad"/></draw:frame><draw:frame draw:style-name="fr3" draw:name="graphics313" text:anchor-type="paragraph" svg:width="2.0835in" svg:height="1.0417in" draw:z-index="312"><draw:image xlink:href="Pictures/10000000000000C8000000647EBE5C6B.gif" xlink:type="simple" xlink:show="embed" xlink:actuate="onLoad"/></draw:frame><draw:frame draw:style-name="fr4" draw:name="graphics314" text:anchor-type="paragraph" svg:width="2.0835in" svg:height="1.0417in" draw:z-index="313"><draw:image xlink:href="Pictures/10000000000000C80000006432976875.gif" xlink:type="simple" xlink:show="embed" xlink:actuate="onLoad"/></draw:frame></text:p>
      <text:p text:style-name="Standard"><draw:frame draw:style-name="fr2" draw:name="graphics315" text:anchor-type="paragraph" svg:width="2.0835in" svg:height="1.0417in" draw:z-index="314"><draw:image xlink:href="Pictures/10000000000000C800000064D54B9D97.gif" xlink:type="simple" xlink:show="embed" xlink:actuate="onLoad"/></draw:frame><draw:frame draw:style-name="fr3" draw:name="graphics316" text:anchor-type="paragraph" svg:width="2.0835in" svg:height="1.0417in" draw:z-index="315"><draw:image xlink:href="Pictures/10000000000000C800000064D02070B3.gif" xlink:type="simple" xlink:show="embed" xlink:actuate="onLoad"/></draw:frame><draw:frame draw:style-name="fr4" draw:name="graphics317" text:anchor-type="paragraph" svg:width="2.0835in" svg:height="1.0417in" draw:z-index="316"><draw:image xlink:href="Pictures/10000000000000C8000000646FF6663E.gif" xlink:type="simple" xlink:show="embed" xlink:actuate="onLoad"/></draw:frame></text:p>
      <text:p text:style-name="Standard"><draw:frame draw:style-name="fr4" draw:name="graphics320" text:anchor-type="paragraph" svg:width="2.0835in" svg:height="1.0417in" draw:z-index="319"><draw:image xlink:href="Pictures/10000000000000C8000000645A81DD06.gif" xlink:type="simple" xlink:show="embed" xlink:actuate="onLoad"/></draw:frame><draw:frame draw:style-name="fr3" draw:name="graphics319" text:anchor-type="paragraph" svg:width="2.0835in" svg:height="1.0417in" draw:z-index="318"><draw:image xlink:href="Pictures/10000000000000C800000064D5439FD7.gif" xlink:type="simple" xlink:show="embed" xlink:actuate="onLoad"/></draw:frame><draw:frame draw:style-name="fr2" draw:name="graphics318" text:anchor-type="paragraph" svg:width="2.0835in" svg:height="1.0417in" draw:z-index="317"><draw:image xlink:href="Pictures/10000000000000C800000064DDF09B76.gif" xlink:type="simple" xlink:show="embed" xlink:actuate="onLoad"/></draw:frame></text:p>
      <text:p text:style-name="P1"><draw:frame draw:style-name="fr3" draw:name="graphics321" text:anchor-type="paragraph" svg:width="6.25in" svg:height="6.25in" draw:z-index="320"><draw:image xlink:href="Pictures/100000000000025800000258A9F5DE9D.gif" xlink:type="simple" xlink:show="embed" xlink:actuate="onLoad"/></draw:frame></text:p>
      <text:p text:style-name="Standard"><draw:frame draw:style-name="fr2" draw:name="graphics322" text:anchor-type="paragraph" svg:width="2.0835in" svg:height="1.0417in" draw:z-index="321"><draw:image xlink:href="Pictures/10000000000000C80000006436A6956A.gif" xlink:type="simple" xlink:show="embed" xlink:actuate="onLoad"/></draw:frame><draw:frame draw:style-name="fr3" draw:name="graphics323" text:anchor-type="paragraph" svg:width="2.0835in" svg:height="1.0417in" draw:z-index="322"><draw:image xlink:href="Pictures/10000000000000C8000000641D089F69.gif" xlink:type="simple" xlink:show="embed" xlink:actuate="onLoad"/></draw:frame><draw:frame draw:style-name="fr4" draw:name="graphics324" text:anchor-type="paragraph" svg:width="2.0835in" svg:height="1.0417in" draw:z-index="323"><draw:image xlink:href="Pictures/10000000000000C800000064F8A0170A.gif" xlink:type="simple" xlink:show="embed" xlink:actuate="onLoad"/></draw:frame></text:p>
      <text:p text:style-name="Standard"><draw:frame draw:style-name="fr2" draw:name="graphics325" text:anchor-type="paragraph" svg:width="2.0835in" svg:height="1.0417in" draw:z-index="324"><draw:image xlink:href="Pictures/10000000000000C80000006474010B51.gif" xlink:type="simple" xlink:show="embed" xlink:actuate="onLoad"/></draw:frame><draw:frame draw:style-name="fr3" draw:name="graphics326" text:anchor-type="paragraph" svg:width="2.0835in" svg:height="1.0417in" draw:z-index="325"><draw:image xlink:href="Pictures/10000000000000C8000000642410DA99.gif" xlink:type="simple" xlink:show="embed" xlink:actuate="onLoad"/></draw:frame><draw:frame draw:style-name="fr4" draw:name="graphics327" text:anchor-type="paragraph" svg:width="2.0835in" svg:height="1.0417in" draw:z-index="326"><draw:image xlink:href="Pictures/10000000000000C800000064681AAEB1.gif" xlink:type="simple" xlink:show="embed" xlink:actuate="onLoad"/></draw:frame></text:p>
      <text:p text:style-name="Standard"><draw:frame draw:style-name="fr4" draw:name="graphics330" text:anchor-type="paragraph" svg:width="2.0835in" svg:height="1.0417in" draw:z-index="329"><draw:image xlink:href="Pictures/10000000000000C80000006478DF49D8.gif" xlink:type="simple" xlink:show="embed" xlink:actuate="onLoad"/></draw:frame><draw:frame draw:style-name="fr3" draw:name="graphics329" text:anchor-type="paragraph" svg:width="2.0835in" svg:height="1.0417in" draw:z-index="328"><draw:image xlink:href="Pictures/10000000000000C8000000646FD226FE.gif" xlink:type="simple" xlink:show="embed" xlink:actuate="onLoad"/></draw:frame><draw:frame draw:style-name="fr2" draw:name="graphics328" text:anchor-type="paragraph" svg:width="2.0835in" svg:height="1.0417in" draw:z-index="327"><draw:image xlink:href="Pictures/10000000000000C800000064C6EB6789.gif" xlink:type="simple" xlink:show="embed" xlink:actuate="onLoad"/></draw:frame></text:p>
      <text:p text:style-name="P1"><draw:frame draw:style-name="fr3" draw:name="graphics331" text:anchor-type="paragraph" svg:width="6.25in" svg:height="6.25in" draw:z-index="330"><draw:image xlink:href="Pictures/1000000000000258000002588E09995F.gif" xlink:type="simple" xlink:show="embed" xlink:actuate="onLoad"/></draw:frame></text:p>
      <text:p text:style-name="Standard"><draw:frame draw:style-name="fr2" draw:name="graphics332" text:anchor-type="paragraph" svg:width="2.0835in" svg:height="1.0417in" draw:z-index="331"><draw:image xlink:href="Pictures/10000000000000C8000000646C0DA4D7.gif" xlink:type="simple" xlink:show="embed" xlink:actuate="onLoad"/></draw:frame><draw:frame draw:style-name="fr3" draw:name="graphics333" text:anchor-type="paragraph" svg:width="2.0835in" svg:height="1.0417in" draw:z-index="332"><draw:image xlink:href="Pictures/10000000000000C800000064E7C13100.gif" xlink:type="simple" xlink:show="embed" xlink:actuate="onLoad"/></draw:frame><draw:frame draw:style-name="fr4" draw:name="graphics334" text:anchor-type="paragraph" svg:width="2.0835in" svg:height="1.0417in" draw:z-index="333"><draw:image xlink:href="Pictures/10000000000000C800000064F27DA241.gif" xlink:type="simple" xlink:show="embed" xlink:actuate="onLoad"/></draw:frame></text:p>
      <text:p text:style-name="Standard"><draw:frame draw:style-name="fr2" draw:name="graphics335" text:anchor-type="paragraph" svg:width="2.0835in" svg:height="1.0417in" draw:z-index="334"><draw:image xlink:href="Pictures/10000000000000C800000064F94A885B.gif" xlink:type="simple" xlink:show="embed" xlink:actuate="onLoad"/></draw:frame><draw:frame draw:style-name="fr3" draw:name="graphics336" text:anchor-type="paragraph" svg:width="2.0835in" svg:height="1.0417in" draw:z-index="335"><draw:image xlink:href="Pictures/10000000000000C8000000646C11E4D0.gif" xlink:type="simple" xlink:show="embed" xlink:actuate="onLoad"/></draw:frame><draw:frame draw:style-name="fr4" draw:name="graphics337" text:anchor-type="paragraph" svg:width="2.0835in" svg:height="1.0417in" draw:z-index="336"><draw:image xlink:href="Pictures/10000000000000C800000064CCE448B9.gif" xlink:type="simple" xlink:show="embed" xlink:actuate="onLoad"/></draw:frame></text:p>
      <text:p text:style-name="Standard"><draw:frame draw:style-name="fr4" draw:name="graphics340" text:anchor-type="paragraph" svg:width="2.0835in" svg:height="1.0417in" draw:z-index="339"><draw:image xlink:href="Pictures/10000000000000C8000000649A69B0B9.gif" xlink:type="simple" xlink:show="embed" xlink:actuate="onLoad"/></draw:frame><draw:frame draw:style-name="fr3" draw:name="graphics339" text:anchor-type="paragraph" svg:width="2.0835in" svg:height="1.0417in" draw:z-index="338"><draw:image xlink:href="Pictures/10000000000000C800000064E79B7BA5.gif" xlink:type="simple" xlink:show="embed" xlink:actuate="onLoad"/></draw:frame><draw:frame draw:style-name="fr2" draw:name="graphics338" text:anchor-type="paragraph" svg:width="2.0835in" svg:height="1.0417in" draw:z-index="337"><draw:image xlink:href="Pictures/10000000000000C800000064C701E9D7.gif" xlink:type="simple" xlink:show="embed" xlink:actuate="onLoad"/></draw:frame></text:p>
      <text:p text:style-name="P1"><draw:frame draw:style-name="fr3" draw:name="graphics341" text:anchor-type="paragraph" svg:width="6.25in" svg:height="6.25in" draw:z-index="340"><draw:image xlink:href="Pictures/100000000000025800000258AFB21FD1.gif" xlink:type="simple" xlink:show="embed" xlink:actuate="onLoad"/></draw:frame></text:p>
      <text:p text:style-name="Standard"><draw:frame draw:style-name="fr2" draw:name="graphics342" text:anchor-type="paragraph" svg:width="2.0835in" svg:height="1.0417in" draw:z-index="341"><draw:image xlink:href="Pictures/10000000000000C8000000649CDA7E96.gif" xlink:type="simple" xlink:show="embed" xlink:actuate="onLoad"/></draw:frame><draw:frame draw:style-name="fr3" draw:name="graphics343" text:anchor-type="paragraph" svg:width="2.0835in" svg:height="1.0417in" draw:z-index="342"><draw:image xlink:href="Pictures/10000000000000C80000006406FBE1B1.gif" xlink:type="simple" xlink:show="embed" xlink:actuate="onLoad"/></draw:frame><draw:frame draw:style-name="fr4" draw:name="graphics344" text:anchor-type="paragraph" svg:width="2.0835in" svg:height="1.0417in" draw:z-index="343"><draw:image xlink:href="Pictures/10000000000000C80000006414E01641.gif" xlink:type="simple" xlink:show="embed" xlink:actuate="onLoad"/></draw:frame></text:p>
      <text:p text:style-name="Standard"><draw:frame draw:style-name="fr2" draw:name="graphics345" text:anchor-type="paragraph" svg:width="2.0835in" svg:height="1.0417in" draw:z-index="344"><draw:image xlink:href="Pictures/10000000000000C800000064042990E7.gif" xlink:type="simple" xlink:show="embed" xlink:actuate="onLoad"/></draw:frame><draw:frame draw:style-name="fr3" draw:name="graphics346" text:anchor-type="paragraph" svg:width="2.0835in" svg:height="1.0417in" draw:z-index="345"><draw:image xlink:href="Pictures/10000000000000C8000000641F5F3ED0.gif" xlink:type="simple" xlink:show="embed" xlink:actuate="onLoad"/></draw:frame><draw:frame draw:style-name="fr4" draw:name="graphics347" text:anchor-type="paragraph" svg:width="2.0835in" svg:height="1.0417in" draw:z-index="346"><draw:image xlink:href="Pictures/10000000000000C8000000642A79FCB9.gif" xlink:type="simple" xlink:show="embed" xlink:actuate="onLoad"/></draw:frame></text:p>
      <text:p text:style-name="Standard"><draw:frame draw:style-name="fr4" draw:name="graphics350" text:anchor-type="paragraph" svg:width="2.0835in" svg:height="1.0417in" draw:z-index="349"><draw:image xlink:href="Pictures/10000000000000C800000064575081E1.gif" xlink:type="simple" xlink:show="embed" xlink:actuate="onLoad"/></draw:frame><draw:frame draw:style-name="fr3" draw:name="graphics349" text:anchor-type="paragraph" svg:width="2.0835in" svg:height="1.0417in" draw:z-index="348"><draw:image xlink:href="Pictures/10000000000000C8000000645F77B8DA.gif" xlink:type="simple" xlink:show="embed" xlink:actuate="onLoad"/></draw:frame><draw:frame draw:style-name="fr2" draw:name="graphics348" text:anchor-type="paragraph" svg:width="2.0835in" svg:height="1.0417in" draw:z-index="347"><draw:image xlink:href="Pictures/10000000000000C8000000641A2BBDF5.gif" xlink:type="simple" xlink:show="embed" xlink:actuate="onLoad"/></draw:frame></text:p>
      <text:p text:style-name="P1"><draw:frame draw:style-name="fr3" draw:name="graphics351" text:anchor-type="paragraph" svg:width="6.25in" svg:height="6.25in" draw:z-index="350"><draw:image xlink:href="Pictures/10000000000002580000025809F5511D.gif" xlink:type="simple" xlink:show="embed" xlink:actuate="onLoad"/></draw:frame></text:p>
      <text:p text:style-name="Standard"><draw:frame draw:style-name="fr2" draw:name="graphics352" text:anchor-type="paragraph" svg:width="2.0835in" svg:height="1.0417in" draw:z-index="351"><draw:image xlink:href="Pictures/10000000000000C80000006425960536.gif" xlink:type="simple" xlink:show="embed" xlink:actuate="onLoad"/></draw:frame><draw:frame draw:style-name="fr3" draw:name="graphics353" text:anchor-type="paragraph" svg:width="2.0835in" svg:height="1.0417in" draw:z-index="352"><draw:image xlink:href="Pictures/10000000000000C80000006412E566F1.gif" xlink:type="simple" xlink:show="embed" xlink:actuate="onLoad"/></draw:frame><draw:frame draw:style-name="fr4" draw:name="graphics354" text:anchor-type="paragraph" svg:width="2.0835in" svg:height="1.0417in" draw:z-index="353"><draw:image xlink:href="Pictures/10000000000000C8000000647C243F21.gif" xlink:type="simple" xlink:show="embed" xlink:actuate="onLoad"/></draw:frame></text:p>
      <text:p text:style-name="Standard"><draw:frame draw:style-name="fr2" draw:name="graphics355" text:anchor-type="paragraph" svg:width="2.0835in" svg:height="1.0417in" draw:z-index="354"><draw:image xlink:href="Pictures/10000000000000C80000006423E66A78.gif" xlink:type="simple" xlink:show="embed" xlink:actuate="onLoad"/></draw:frame><draw:frame draw:style-name="fr3" draw:name="graphics356" text:anchor-type="paragraph" svg:width="2.0835in" svg:height="1.0417in" draw:z-index="355"><draw:image xlink:href="Pictures/10000000000000C8000000642B3D2A60.gif" xlink:type="simple" xlink:show="embed" xlink:actuate="onLoad"/></draw:frame><draw:frame draw:style-name="fr4" draw:name="graphics357" text:anchor-type="paragraph" svg:width="2.0835in" svg:height="1.0417in" draw:z-index="356"><draw:image xlink:href="Pictures/10000000000000C800000064D742685B.gif" xlink:type="simple" xlink:show="embed" xlink:actuate="onLoad"/></draw:frame></text:p>
      <text:p text:style-name="Standard"><draw:frame draw:style-name="fr4" draw:name="graphics360" text:anchor-type="paragraph" svg:width="2.0835in" svg:height="1.0417in" draw:z-index="359"><draw:image xlink:href="Pictures/10000000000000C800000064EEB8985D.gif" xlink:type="simple" xlink:show="embed" xlink:actuate="onLoad"/></draw:frame><draw:frame draw:style-name="fr3" draw:name="graphics359" text:anchor-type="paragraph" svg:width="2.0835in" svg:height="1.0417in" draw:z-index="358"><draw:image xlink:href="Pictures/10000000000000C800000064BD4C87EA.gif" xlink:type="simple" xlink:show="embed" xlink:actuate="onLoad"/></draw:frame><draw:frame draw:style-name="fr2" draw:name="graphics358" text:anchor-type="paragraph" svg:width="2.0835in" svg:height="1.0417in" draw:z-index="357"><draw:image xlink:href="Pictures/10000000000000C800000064495874B7.gif" xlink:type="simple" xlink:show="embed" xlink:actuate="onLoad"/></draw:frame></text:p>
      <text:p text:style-name="P1"><draw:frame draw:style-name="fr3" draw:name="graphics361" text:anchor-type="paragraph" svg:width="6.25in" svg:height="6.25in" draw:z-index="360"><draw:image xlink:href="Pictures/100000000000025800000258CE48913D.gif" xlink:type="simple" xlink:show="embed" xlink:actuate="onLoad"/></draw:frame></text:p>
      <text:p text:style-name="Standard"><draw:frame draw:style-name="fr2" draw:name="graphics362" text:anchor-type="paragraph" svg:width="2.0835in" svg:height="1.0417in" draw:z-index="361"><draw:image xlink:href="Pictures/10000000000000C800000064CE461D1E.gif" xlink:type="simple" xlink:show="embed" xlink:actuate="onLoad"/></draw:frame><draw:frame draw:style-name="fr3" draw:name="graphics363" text:anchor-type="paragraph" svg:width="2.0835in" svg:height="1.0417in" draw:z-index="362"><draw:image xlink:href="Pictures/10000000000000C8000000641FAC4269.gif" xlink:type="simple" xlink:show="embed" xlink:actuate="onLoad"/></draw:frame><draw:frame draw:style-name="fr4" draw:name="graphics364" text:anchor-type="paragraph" svg:width="2.0835in" svg:height="1.0417in" draw:z-index="363"><draw:image xlink:href="Pictures/10000000000000C80000006493BB3506.gif" xlink:type="simple" xlink:show="embed" xlink:actuate="onLoad"/></draw:frame></text:p>
      <text:p text:style-name="Standard"><draw:frame draw:style-name="fr2" draw:name="graphics365" text:anchor-type="paragraph" svg:width="2.0835in" svg:height="1.0417in" draw:z-index="364"><draw:image xlink:href="Pictures/10000000000000C8000000646FBED001.gif" xlink:type="simple" xlink:show="embed" xlink:actuate="onLoad"/></draw:frame><draw:frame draw:style-name="fr3" draw:name="graphics366" text:anchor-type="paragraph" svg:width="2.0835in" svg:height="1.0417in" draw:z-index="365"><draw:image xlink:href="Pictures/10000000000000C800000064B14A2C53.gif" xlink:type="simple" xlink:show="embed" xlink:actuate="onLoad"/></draw:frame><draw:frame draw:style-name="fr4" draw:name="graphics367" text:anchor-type="paragraph" svg:width="2.0835in" svg:height="1.0417in" draw:z-index="366"><draw:image xlink:href="Pictures/10000000000000C80000006438DD627C.gif" xlink:type="simple" xlink:show="embed" xlink:actuate="onLoad"/></draw:frame></text:p>
      <text:p text:style-name="Standard"><draw:frame draw:style-name="fr4" draw:name="graphics370" text:anchor-type="paragraph" svg:width="2.0835in" svg:height="1.0417in" draw:z-index="369"><draw:image xlink:href="Pictures/10000000000000C800000064C38F4200.gif" xlink:type="simple" xlink:show="embed" xlink:actuate="onLoad"/></draw:frame><draw:frame draw:style-name="fr3" draw:name="graphics369" text:anchor-type="paragraph" svg:width="2.0835in" svg:height="1.0417in" draw:z-index="368"><draw:image xlink:href="Pictures/10000000000000C80000006478A51BE1.gif" xlink:type="simple" xlink:show="embed" xlink:actuate="onLoad"/></draw:frame><draw:frame draw:style-name="fr2" draw:name="graphics368" text:anchor-type="paragraph" svg:width="2.0835in" svg:height="1.0417in" draw:z-index="367"><draw:image xlink:href="Pictures/10000000000000C800000064A6C77E90.gif" xlink:type="simple" xlink:show="embed" xlink:actuate="onLoad"/></draw:frame></text:p>
      <text:p text:style-name="P1"><draw:frame draw:style-name="fr3" draw:name="graphics371" text:anchor-type="paragraph" svg:width="6.25in" svg:height="6.25in" draw:z-index="370"><draw:image xlink:href="Pictures/1000000000000258000002589A528974.gif" xlink:type="simple" xlink:show="embed" xlink:actuate="onLoad"/></draw:frame></text:p>
      <text:p text:style-name="Standard"><draw:frame draw:style-name="fr2" draw:name="graphics372" text:anchor-type="paragraph" svg:width="2.0835in" svg:height="1.0417in" draw:z-index="371"><draw:image xlink:href="Pictures/10000000000000C800000064CB00AE8A.gif" xlink:type="simple" xlink:show="embed" xlink:actuate="onLoad"/></draw:frame><draw:frame draw:style-name="fr3" draw:name="graphics373" text:anchor-type="paragraph" svg:width="2.0835in" svg:height="1.0417in" draw:z-index="372"><draw:image xlink:href="Pictures/10000000000000C800000064344DAE45.gif" xlink:type="simple" xlink:show="embed" xlink:actuate="onLoad"/></draw:frame><draw:frame draw:style-name="fr4" draw:name="graphics374" text:anchor-type="paragraph" svg:width="2.0835in" svg:height="1.0417in" draw:z-index="373"><draw:image xlink:href="Pictures/10000000000000C800000064265659B5.gif" xlink:type="simple" xlink:show="embed" xlink:actuate="onLoad"/></draw:frame></text:p>
      <text:p text:style-name="Standard"><draw:frame draw:style-name="fr2" draw:name="graphics375" text:anchor-type="paragraph" svg:width="2.0835in" svg:height="1.0417in" draw:z-index="374"><draw:image xlink:href="Pictures/10000000000000C800000064FC46E0C3.gif" xlink:type="simple" xlink:show="embed" xlink:actuate="onLoad"/></draw:frame><draw:frame draw:style-name="fr3" draw:name="graphics376" text:anchor-type="paragraph" svg:width="2.0835in" svg:height="1.0417in" draw:z-index="375"><draw:image xlink:href="Pictures/10000000000000C8000000640604192A.gif" xlink:type="simple" xlink:show="embed" xlink:actuate="onLoad"/></draw:frame><draw:frame draw:style-name="fr4" draw:name="graphics377" text:anchor-type="paragraph" svg:width="2.0835in" svg:height="1.0417in" draw:z-index="376"><draw:image xlink:href="Pictures/10000000000000C8000000648D300ECF.gif" xlink:type="simple" xlink:show="embed" xlink:actuate="onLoad"/></draw:frame></text:p>
      <text:p text:style-name="Standard"><draw:frame draw:style-name="fr4" draw:name="graphics380" text:anchor-type="paragraph" svg:width="2.0835in" svg:height="1.0417in" draw:z-index="379"><draw:image xlink:href="Pictures/10000000000000C80000006465E6CE15.gif" xlink:type="simple" xlink:show="embed" xlink:actuate="onLoad"/></draw:frame><draw:frame draw:style-name="fr3" draw:name="graphics379" text:anchor-type="paragraph" svg:width="2.0835in" svg:height="1.0417in" draw:z-index="378"><draw:image xlink:href="Pictures/10000000000000C800000064347FC61E.gif" xlink:type="simple" xlink:show="embed" xlink:actuate="onLoad"/></draw:frame><draw:frame draw:style-name="fr2" draw:name="graphics378" text:anchor-type="paragraph" svg:width="2.0835in" svg:height="1.0417in" draw:z-index="377"><draw:image xlink:href="Pictures/10000000000000C80000006482C2E0EF.gif" xlink:type="simple" xlink:show="embed" xlink:actuate="onLoad"/></draw:frame></text:p>
      <text:p text:style-name="P1"><draw:frame draw:style-name="fr3" draw:name="graphics381" text:anchor-type="paragraph" svg:width="6.25in" svg:height="6.25in" draw:z-index="380"><draw:image xlink:href="Pictures/1000000000000258000002581CB5B4CB.gif" xlink:type="simple" xlink:show="embed" xlink:actuate="onLoad"/></draw:frame></text:p>
      <text:p text:style-name="Standard"><draw:frame draw:style-name="fr2" draw:name="graphics382" text:anchor-type="paragraph" svg:width="2.0835in" svg:height="1.0417in" draw:z-index="381"><draw:image xlink:href="Pictures/10000000000000C800000064125C3646.gif" xlink:type="simple" xlink:show="embed" xlink:actuate="onLoad"/></draw:frame><draw:frame draw:style-name="fr3" draw:name="graphics383" text:anchor-type="paragraph" svg:width="2.0835in" svg:height="1.0417in" draw:z-index="382"><draw:image xlink:href="Pictures/10000000000000C80000006456DABA25.gif" xlink:type="simple" xlink:show="embed" xlink:actuate="onLoad"/></draw:frame><draw:frame draw:style-name="fr4" draw:name="graphics384" text:anchor-type="paragraph" svg:width="2.0835in" svg:height="1.0417in" draw:z-index="383"><draw:image xlink:href="Pictures/10000000000000C800000064374A9D22.gif" xlink:type="simple" xlink:show="embed" xlink:actuate="onLoad"/></draw:frame></text:p>
      <text:p text:style-name="Standard"><draw:frame draw:style-name="fr2" draw:name="graphics385" text:anchor-type="paragraph" svg:width="2.0835in" svg:height="1.0417in" draw:z-index="384"><draw:image xlink:href="Pictures/10000000000000C800000064D16680A0.gif" xlink:type="simple" xlink:show="embed" xlink:actuate="onLoad"/></draw:frame><draw:frame draw:style-name="fr3" draw:name="graphics386" text:anchor-type="paragraph" svg:width="2.0835in" svg:height="1.0417in" draw:z-index="385"><draw:image xlink:href="Pictures/10000000000000C800000064EA5D4BD0.gif" xlink:type="simple" xlink:show="embed" xlink:actuate="onLoad"/></draw:frame><draw:frame draw:style-name="fr4" draw:name="graphics387" text:anchor-type="paragraph" svg:width="2.0835in" svg:height="1.0417in" draw:z-index="386"><draw:image xlink:href="Pictures/10000000000000C8000000648EF3AD7A.gif" xlink:type="simple" xlink:show="embed" xlink:actuate="onLoad"/></draw:frame></text:p>
      <text:p text:style-name="Standard"><draw:frame draw:style-name="fr4" draw:name="graphics390" text:anchor-type="paragraph" svg:width="2.0835in" svg:height="1.0417in" draw:z-index="389"><draw:image xlink:href="Pictures/10000000000000C800000064AD8EF533.gif" xlink:type="simple" xlink:show="embed" xlink:actuate="onLoad"/></draw:frame><draw:frame draw:style-name="fr3" draw:name="graphics389" text:anchor-type="paragraph" svg:width="2.0835in" svg:height="1.0417in" draw:z-index="388"><draw:image xlink:href="Pictures/10000000000000C800000064AD553D12.gif" xlink:type="simple" xlink:show="embed" xlink:actuate="onLoad"/></draw:frame><draw:frame draw:style-name="fr2" draw:name="graphics388" text:anchor-type="paragraph" svg:width="2.0835in" svg:height="1.0417in" draw:z-index="387"><draw:image xlink:href="Pictures/10000000000000C80000006410E9B196.gif" xlink:type="simple" xlink:show="embed" xlink:actuate="onLoad"/></draw:frame></text:p>
      <text:p text:style-name="P1"><draw:frame draw:style-name="fr3" draw:name="graphics391" text:anchor-type="paragraph" svg:width="6.25in" svg:height="6.25in" draw:z-index="390"><draw:image xlink:href="Pictures/100000000000025800000258A12A554B.gif" xlink:type="simple" xlink:show="embed" xlink:actuate="onLoad"/></draw:frame></text:p>
      <text:p text:style-name="Standard"><draw:frame draw:style-name="fr2" draw:name="graphics392" text:anchor-type="paragraph" svg:width="2.0835in" svg:height="1.0417in" draw:z-index="391"><draw:image xlink:href="Pictures/10000000000000C800000064694FDF3B.gif" xlink:type="simple" xlink:show="embed" xlink:actuate="onLoad"/></draw:frame><draw:frame draw:style-name="fr3" draw:name="graphics393" text:anchor-type="paragraph" svg:width="2.0835in" svg:height="1.0417in" draw:z-index="392"><draw:image xlink:href="Pictures/10000000000000C80000006429522F0A.gif" xlink:type="simple" xlink:show="embed" xlink:actuate="onLoad"/></draw:frame><draw:frame draw:style-name="fr4" draw:name="graphics394" text:anchor-type="paragraph" svg:width="2.0835in" svg:height="1.0417in" draw:z-index="393"><draw:image xlink:href="Pictures/10000000000000C800000064479376DA.gif" xlink:type="simple" xlink:show="embed" xlink:actuate="onLoad"/></draw:frame></text:p>
      <text:p text:style-name="Standard"><draw:frame draw:style-name="fr2" draw:name="graphics395" text:anchor-type="paragraph" svg:width="2.0835in" svg:height="1.0417in" draw:z-index="394"><draw:image xlink:href="Pictures/10000000000000C800000064C1E67451.gif" xlink:type="simple" xlink:show="embed" xlink:actuate="onLoad"/></draw:frame><draw:frame draw:style-name="fr3" draw:name="graphics396" text:anchor-type="paragraph" svg:width="2.0835in" svg:height="1.0417in" draw:z-index="395"><draw:image xlink:href="Pictures/10000000000000C800000064DB5E0DBD.gif" xlink:type="simple" xlink:show="embed" xlink:actuate="onLoad"/></draw:frame><draw:frame draw:style-name="fr4" draw:name="graphics397" text:anchor-type="paragraph" svg:width="2.0835in" svg:height="1.0417in" draw:z-index="396"><draw:image xlink:href="Pictures/10000000000000C800000064790A9C22.gif" xlink:type="simple" xlink:show="embed" xlink:actuate="onLoad"/></draw:frame></text:p>
      <text:p text:style-name="Standard"><draw:frame draw:style-name="fr4" draw:name="graphics400" text:anchor-type="paragraph" svg:width="2.0835in" svg:height="1.0417in" draw:z-index="399"><draw:image xlink:href="Pictures/10000000000000C800000064CF8879E9.gif" xlink:type="simple" xlink:show="embed" xlink:actuate="onLoad"/></draw:frame><draw:frame draw:style-name="fr3" draw:name="graphics399" text:anchor-type="paragraph" svg:width="2.0835in" svg:height="1.0417in" draw:z-index="398"><draw:image xlink:href="Pictures/10000000000000C800000064656AB3EB.gif" xlink:type="simple" xlink:show="embed" xlink:actuate="onLoad"/></draw:frame><draw:frame draw:style-name="fr2" draw:name="graphics398" text:anchor-type="paragraph" svg:width="2.0835in" svg:height="1.0417in" draw:z-index="397"><draw:image xlink:href="Pictures/10000000000000C80000006472EF3D4C.gif" xlink:type="simple" xlink:show="embed" xlink:actuate="onLoad"/></draw:frame></text:p>
      <text:p text:style-name="P1"><draw:frame draw:style-name="fr3" draw:name="graphics401" text:anchor-type="paragraph" svg:width="6.25in" svg:height="6.25in" draw:z-index="400"><draw:image xlink:href="Pictures/100000000000025800000258A1A96D1D.gif" xlink:type="simple" xlink:show="embed" xlink:actuate="onLoad"/></draw:frame></text:p>
      <text:p text:style-name="Standard"><draw:frame draw:style-name="fr2" draw:name="graphics402" text:anchor-type="paragraph" svg:width="2.0835in" svg:height="1.0417in" draw:z-index="401"><draw:image xlink:href="Pictures/10000000000000C800000064C8B55BD4.gif" xlink:type="simple" xlink:show="embed" xlink:actuate="onLoad"/></draw:frame><draw:frame draw:style-name="fr3" draw:name="graphics403" text:anchor-type="paragraph" svg:width="2.0835in" svg:height="1.0417in" draw:z-index="402"><draw:image xlink:href="Pictures/10000000000000C8000000643286663E.gif" xlink:type="simple" xlink:show="embed" xlink:actuate="onLoad"/></draw:frame><draw:frame draw:style-name="fr4" draw:name="graphics404" text:anchor-type="paragraph" svg:width="2.0835in" svg:height="1.0417in" draw:z-index="403"><draw:image xlink:href="Pictures/10000000000000C800000064273AF57F.gif" xlink:type="simple" xlink:show="embed" xlink:actuate="onLoad"/></draw:frame></text:p>
      <text:p text:style-name="Standard"><draw:frame draw:style-name="fr2" draw:name="graphics405" text:anchor-type="paragraph" svg:width="2.0835in" svg:height="1.0417in" draw:z-index="404"><draw:image xlink:href="Pictures/10000000000000C800000064CFF28F1F.gif" xlink:type="simple" xlink:show="embed" xlink:actuate="onLoad"/></draw:frame><draw:frame draw:style-name="fr3" draw:name="graphics406" text:anchor-type="paragraph" svg:width="2.0835in" svg:height="1.0417in" draw:z-index="405"><draw:image xlink:href="Pictures/10000000000000C80000006406B24F4F.gif" xlink:type="simple" xlink:show="embed" xlink:actuate="onLoad"/></draw:frame><draw:frame draw:style-name="fr4" draw:name="graphics407" text:anchor-type="paragraph" svg:width="2.0835in" svg:height="1.0417in" draw:z-index="406"><draw:image xlink:href="Pictures/10000000000000C8000000642D5F851D.gif" xlink:type="simple" xlink:show="embed" xlink:actuate="onLoad"/></draw:frame></text:p>
      <text:p text:style-name="Standard"><draw:frame draw:style-name="fr4" draw:name="graphics410" text:anchor-type="paragraph" svg:width="2.0835in" svg:height="1.0417in" draw:z-index="409"><draw:image xlink:href="Pictures/10000000000000C8000000644F2EE787.gif" xlink:type="simple" xlink:show="embed" xlink:actuate="onLoad"/></draw:frame><draw:frame draw:style-name="fr3" draw:name="graphics409" text:anchor-type="paragraph" svg:width="2.0835in" svg:height="1.0417in" draw:z-index="408"><draw:image xlink:href="Pictures/10000000000000C800000064C31E9A4B.gif" xlink:type="simple" xlink:show="embed" xlink:actuate="onLoad"/></draw:frame><draw:frame draw:style-name="fr2" draw:name="graphics408" text:anchor-type="paragraph" svg:width="2.0835in" svg:height="1.0417in" draw:z-index="407"><draw:image xlink:href="Pictures/10000000000000C80000006483AE4C25.gif" xlink:type="simple" xlink:show="embed" xlink:actuate="onLoad"/></draw:frame></text:p>
      <text:p text:style-name="P1"><draw:frame draw:style-name="fr3" draw:name="graphics411" text:anchor-type="paragraph" svg:width="6.25in" svg:height="6.25in" draw:z-index="410"><draw:image xlink:href="Pictures/1000000000000258000002589D97E4A8.gif" xlink:type="simple" xlink:show="embed" xlink:actuate="onLoad"/></draw:frame></text:p>
      <text:p text:style-name="Standard"><draw:frame draw:style-name="fr2" draw:name="graphics412" text:anchor-type="paragraph" svg:width="2.0835in" svg:height="1.0417in" draw:z-index="411"><draw:image xlink:href="Pictures/10000000000000C80000006466375F01.gif" xlink:type="simple" xlink:show="embed" xlink:actuate="onLoad"/></draw:frame><draw:frame draw:style-name="fr3" draw:name="graphics413" text:anchor-type="paragraph" svg:width="2.0835in" svg:height="1.0417in" draw:z-index="412"><draw:image xlink:href="Pictures/10000000000000C800000064F2526A95.gif" xlink:type="simple" xlink:show="embed" xlink:actuate="onLoad"/></draw:frame><draw:frame draw:style-name="fr4" draw:name="graphics414" text:anchor-type="paragraph" svg:width="2.0835in" svg:height="1.0417in" draw:z-index="413"><draw:image xlink:href="Pictures/10000000000000C800000064F46BF4F3.gif" xlink:type="simple" xlink:show="embed" xlink:actuate="onLoad"/></draw:frame></text:p>
      <text:p text:style-name="Standard"><draw:frame draw:style-name="fr2" draw:name="graphics415" text:anchor-type="paragraph" svg:width="2.0835in" svg:height="1.0417in" draw:z-index="414"><draw:image xlink:href="Pictures/10000000000000C8000000644C5C1061.gif" xlink:type="simple" xlink:show="embed" xlink:actuate="onLoad"/></draw:frame><draw:frame draw:style-name="fr3" draw:name="graphics416" text:anchor-type="paragraph" svg:width="2.0835in" svg:height="1.0417in" draw:z-index="415"><draw:image xlink:href="Pictures/10000000000000C8000000646F1ACF89.gif" xlink:type="simple" xlink:show="embed" xlink:actuate="onLoad"/></draw:frame><draw:frame draw:style-name="fr4" draw:name="graphics417" text:anchor-type="paragraph" svg:width="2.0835in" svg:height="1.0417in" draw:z-index="416"><draw:image xlink:href="Pictures/10000000000000C800000064CAF21E0B.gif" xlink:type="simple" xlink:show="embed" xlink:actuate="onLoad"/></draw:frame></text:p>
      <text:p text:style-name="Standard"><draw:frame draw:style-name="fr4" draw:name="graphics420" text:anchor-type="paragraph" svg:width="2.0835in" svg:height="1.0417in" draw:z-index="419"><draw:image xlink:href="Pictures/10000000000000C800000064FF85A533.gif" xlink:type="simple" xlink:show="embed" xlink:actuate="onLoad"/></draw:frame><draw:frame draw:style-name="fr3" draw:name="graphics419" text:anchor-type="paragraph" svg:width="2.0835in" svg:height="1.0417in" draw:z-index="418"><draw:image xlink:href="Pictures/10000000000000C8000000643D2966C0.gif" xlink:type="simple" xlink:show="embed" xlink:actuate="onLoad"/></draw:frame><draw:frame draw:style-name="fr2" draw:name="graphics418" text:anchor-type="paragraph" svg:width="2.0835in" svg:height="1.0417in" draw:z-index="417"><draw:image xlink:href="Pictures/10000000000000C800000064C117BF65.gif" xlink:type="simple" xlink:show="embed" xlink:actuate="onLoad"/></draw:frame></text:p>
      <text:p text:style-name="P1"><draw:frame draw:style-name="fr3" draw:name="graphics421" text:anchor-type="paragraph" svg:width="6.25in" svg:height="6.25in" draw:z-index="420"><draw:image xlink:href="Pictures/1000000000000258000002588378770D.gif" xlink:type="simple" xlink:show="embed" xlink:actuate="onLoad"/></draw:frame></text:p>
      <text:p text:style-name="Standard"><draw:frame draw:style-name="fr2" draw:name="graphics422" text:anchor-type="paragraph" svg:width="2.0835in" svg:height="1.0417in" draw:z-index="421"><draw:image xlink:href="Pictures/10000000000000C800000064DA0DAF45.gif" xlink:type="simple" xlink:show="embed" xlink:actuate="onLoad"/></draw:frame><draw:frame draw:style-name="fr3" draw:name="graphics423" text:anchor-type="paragraph" svg:width="2.0835in" svg:height="1.0417in" draw:z-index="422"><draw:image xlink:href="Pictures/10000000000000C8000000643CEE35B1.gif" xlink:type="simple" xlink:show="embed" xlink:actuate="onLoad"/></draw:frame><draw:frame draw:style-name="fr4" draw:name="graphics424" text:anchor-type="paragraph" svg:width="2.0835in" svg:height="1.0417in" draw:z-index="423"><draw:image xlink:href="Pictures/10000000000000C8000000642952A6F0.gif" xlink:type="simple" xlink:show="embed" xlink:actuate="onLoad"/></draw:frame></text:p>
      <text:p text:style-name="Standard"><draw:frame draw:style-name="fr2" draw:name="graphics425" text:anchor-type="paragraph" svg:width="2.0835in" svg:height="1.0417in" draw:z-index="424"><draw:image xlink:href="Pictures/10000000000000C800000064CF51E292.gif" xlink:type="simple" xlink:show="embed" xlink:actuate="onLoad"/></draw:frame><draw:frame draw:style-name="fr3" draw:name="graphics426" text:anchor-type="paragraph" svg:width="2.0835in" svg:height="1.0417in" draw:z-index="425"><draw:image xlink:href="Pictures/10000000000000C800000064EC3EE5A8.gif" xlink:type="simple" xlink:show="embed" xlink:actuate="onLoad"/></draw:frame><draw:frame draw:style-name="fr4" draw:name="graphics427" text:anchor-type="paragraph" svg:width="2.0835in" svg:height="1.0417in" draw:z-index="426"><draw:image xlink:href="Pictures/10000000000000C8000000648234F18A.gif" xlink:type="simple" xlink:show="embed" xlink:actuate="onLoad"/></draw:frame></text:p>
      <text:p text:style-name="Standard"><draw:frame draw:style-name="fr2" draw:name="graphics428" text:anchor-type="paragraph" svg:width="2.0835in" svg:height="1.0417in" draw:z-index="427"><draw:image xlink:href="Pictures/10000000000000C8000000641C2EED66.gif" xlink:type="simple" xlink:show="embed" xlink:actuate="onLoad"/></draw:frame><draw:frame draw:style-name="fr3" draw:name="graphics429" text:anchor-type="paragraph" svg:width="2.0835in" svg:height="1.0417in" draw:z-index="428"><draw:image xlink:href="Pictures/10000000000000C800000064BBC84FAF.gif" xlink:type="simple" xlink:show="embed" xlink:actuate="onLoad"/></draw:frame><draw:frame draw:style-name="fr4" draw:name="graphics430" text:anchor-type="paragraph" svg:width="2.0835in" svg:height="1.0417in" draw:z-index="429"><draw:image xlink:href="Pictures/10000000000000C800000064E04624BB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5M41S</meta:editing-duration>
    <meta:editing-cycles>5</meta:editing-cycles>
    <meta:generator>OpenOffice/4.1.5$Win32 OpenOffice.org_project/415m1$Build-9789</meta:generator>
    <dc:date>2018-10-15T01:47:27.99</dc:date>
    <dc:creator>Mark Ferguson</dc:creator>
    <meta:document-statistic meta:table-count="0" meta:image-count="430" meta:object-count="0" meta:page-count="43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